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2" svg:font-family="'Lohit Hindi'"/>
    <style:font-face style:name="monospace" svg:font-family="monospace"/>
    <style:font-face style:name="F" svg:font-family="" style:font-family-generic="roman"/>
    <style:font-face style:name="Liberation Serif3" svg:font-family="'Liberation Serif', 'Times New Roman'" style:font-family-generic="roman"/>
    <style:font-face style:name="Ubuntu" svg:font-family="Ubuntu" style:font-family-generic="swiss"/>
    <style:font-face style:name="monospace1" svg:font-family="monospace"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 svg:font-family="????" style:font-pitch="variable"/>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3"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margin-left="0cm" fo:margin-right="0cm" fo:margin-top="0.247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318cm" fo:margin-bottom="0cm" fo:line-height="120%" fo:text-align="justify" style:justify-single-word="false" fo:orphans="2" fo:widows="2" fo:text-indent="0cm" style:auto-text-indent="false"/>
    </style:style>
    <style:style style:name="P6" style:family="paragraph" style:parent-style-name="Text_20_body">
      <style:paragraph-properties fo:margin-left="0cm" fo:margin-right="0cm" fo:margin-top="0.318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7" style:family="paragraph" style:parent-style-name="Text_20_body">
      <style:paragraph-properties fo:margin-left="0cm" fo:margin-right="0cm" fo:margin-top="0.318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8" style:family="paragraph" style:parent-style-name="Text_20_body">
      <style:paragraph-properties fo:margin-left="0cm" fo:margin-right="0cm" fo:margin-top="0.318cm" fo:margin-bottom="0cm" fo:text-align="justify" style:justify-single-word="false" fo:orphans="2" fo:widows="2" fo:text-indent="0cm" style:auto-text-indent="false"/>
    </style:style>
    <style:style style:name="P9" style:family="paragraph" style:parent-style-name="Text_20_body">
      <style:paragraph-properties fo:margin-left="0cm" fo:margin-right="0cm" fo:margin-top="0.282cm" fo:margin-bottom="0cm" fo:text-align="justify" style:justify-single-word="false" fo:orphans="2" fo:widows="2" fo:text-indent="0cm" style:auto-text-indent="false"/>
    </style:style>
    <style:style style:name="P10"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1"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12" style:family="paragraph" style:parent-style-name="Text_20_body">
      <style:paragraph-properties fo:margin-left="0cm" fo:margin-right="0cm" fo:margin-top="0.353cm" fo:margin-bottom="0cm" fo:text-align="justify" style:justify-single-word="false" fo:orphans="2" fo:widows="2" fo:text-indent="0cm" style:auto-text-indent="false"/>
    </style:style>
    <style:style style:name="P13" style:family="paragraph" style:parent-style-name="Quotations">
      <style:paragraph-properties fo:margin-left="0cm" fo:margin-right="0cm" fo:margin-top="0.353cm" fo:margin-bottom="0cm" fo:text-align="justify" style:justify-single-word="false" fo:orphans="2" fo:widows="2" fo:text-indent="0cm" style:auto-text-indent="false"/>
    </style:style>
    <style:style style:name="P14"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5"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16" style:family="paragraph" style:parent-style-name="Text_20_body">
      <style:paragraph-properties fo:margin-left="0cm" fo:margin-right="0cm" fo:margin-top="0.212cm" fo:margin-bottom="0cm" fo:text-align="justify" style:justify-single-word="false" fo:orphans="2" fo:widows="2" fo:text-indent="0cm" style:auto-text-indent="false"/>
    </style:style>
    <style:style style:name="P17"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ff" style:font-name="Liberation Serif1" fo:font-size="15pt" fo:letter-spacing="normal" fo:font-style="normal" style:text-underline-style="solid" style:text-underline-width="auto" style:text-underline-color="font-color" fo:font-weight="bold"/>
    </style:style>
    <style:style style:name="P18"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19"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0" style:family="paragraph" style:parent-style-name="Quotations">
      <style:paragraph-properties fo:margin-left="2cm" fo:margin-right="2cm" fo:margin-top="0cm" fo:margin-bottom="0cm" fo:text-align="justify" style:justify-single-word="false" fo:orphans="2" fo:widows="2" fo:text-indent="0cm" style:auto-text-indent="false"/>
    </style:style>
    <style:style style:name="P21" style:family="paragraph" style:parent-style-name="Quotations">
      <style:paragraph-properties fo:margin-left="4.001cm" fo:margin-right="4.001cm" fo:margin-top="0cm" fo:margin-bottom="0cm" fo:text-align="justify" style:justify-single-word="false" fo:orphans="2" fo:widows="2" fo:text-indent="0cm" style:auto-text-indent="false"/>
    </style:style>
    <style:style style:name="P22" style:family="paragraph" style:parent-style-name="Horizontal_20_Line">
      <style:paragraph-properties fo:text-align="justify" style:justify-single-word="false" fo:orphans="2" fo:widows="2"/>
    </style:style>
    <style:style style:name="P23" style:family="paragraph" style:parent-style-name="Quotations">
      <style:paragraph-properties fo:margin-left="3cm" fo:margin-right="3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4" style:family="paragraph" style:parent-style-name="Quotations">
      <style:paragraph-properties fo:margin-left="3cm" fo:margin-right="3cm" fo:margin-top="0cm" fo:margin-bottom="0cm" fo:text-align="justify" style:justify-single-word="false" fo:orphans="2" fo:widows="2" fo:text-indent="0cm" style:auto-text-indent="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Liberation Serif1" fo:font-size="15pt" fo:letter-spacing="normal" fo:font-style="normal" fo:font-weight="normal"/>
    </style:style>
    <style:style style:name="T2" style:family="text">
      <style:text-properties fo:font-variant="normal" fo:text-transform="none" fo:color="#000000" style:font-name="Liberation Serif1" fo:font-size="15pt" fo:letter-spacing="normal" fo:font-style="normal" fo:font-weight="normal" fo:background-color="#ffff00"/>
    </style:style>
    <style:style style:name="T3" style:family="text">
      <style:text-properties fo:font-variant="normal" fo:text-transform="none" fo:color="#000000" style:font-name="Liberation Serif1" fo:font-size="15pt" fo:letter-spacing="normal" fo:font-style="normal" fo:font-weight="normal" fo:background-color="transparent"/>
    </style:style>
    <style:style style:name="T4" style:family="text">
      <style:text-properties fo:font-variant="normal" fo:text-transform="none" fo:color="#000000" style:font-name="Liberation Serif1" fo:font-size="15pt" fo:letter-spacing="normal" fo:font-style="normal" fo:font-weight="bold"/>
    </style:style>
    <style:style style:name="T5" style:family="text">
      <style:text-properties fo:font-variant="normal" fo:text-transform="none" fo:color="#000000" style:font-name="Liberation Serif1" fo:font-size="15pt" fo:letter-spacing="normal" fo:font-style="italic" fo:font-weight="normal"/>
    </style:style>
    <style:style style:name="T6" style:family="text">
      <style:text-properties fo:font-variant="normal" fo:text-transform="none" fo:color="#000000" style:font-name="Liberation Serif1" fo:font-size="15pt" fo:letter-spacing="normal" fo:font-style="italic" fo:font-weight="normal" fo:background-color="#ffff00"/>
    </style:style>
    <style:style style:name="T7" style:family="text">
      <style:text-properties fo:font-variant="normal" fo:text-transform="none" fo:color="#000000" style:font-name="monospace" fo:font-size="15pt" fo:letter-spacing="normal" fo:font-style="normal" fo:font-weight="normal"/>
    </style:style>
    <style:style style:name="T8" style:family="text">
      <style:text-properties fo:font-variant="normal" fo:text-transform="none" fo:color="#000000" style:font-name="monospace" fo:font-size="15pt" fo:letter-spacing="normal" fo:font-style="normal" fo:font-weight="normal" fo:background-color="#ffff00"/>
    </style:style>
    <style:style style:name="T9" style:family="text">
      <style:text-properties fo:font-variant="normal" fo:text-transform="none" fo:color="#000000" style:font-name="monospace" fo:font-size="15pt" fo:letter-spacing="normal" fo:font-style="normal" fo:font-weight="bold"/>
    </style:style>
    <style:style style:name="T10" style:family="text">
      <style:text-properties fo:font-variant="normal" fo:text-transform="none" fo:color="#000000" style:font-name="monospace" fo:font-size="15pt" fo:letter-spacing="normal" fo:font-style="italic"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ff" style:font-name="Liberation Serif1" fo:font-size="15pt" fo:letter-spacing="normal" fo:font-style="normal" style:text-underline-style="solid" style:text-underline-width="auto" style:text-underline-color="font-color" fo:font-weight="normal"/>
    </style:style>
    <style:style style:name="T13" style:family="text">
      <style:text-properties fo:background-color="#ffff00"/>
    </style:style>
    <style:style style:name="T14" style:family="text">
      <style:text-properties fo:background-color="transparent"/>
    </style:style>
    <style:style style:name="T15" style:family="text">
      <style:text-properties fo:font-weight="bold"/>
    </style:style>
    <style:style style:name="T1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3"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filepos347906"/>6. Making Decisions</text:p>
      <text:p text:style-name="P2">A fundamental feature of any programming language is its capability to make decisions. Decisions were made when executing the looping statements to determine when to terminate a loop. The Objective-C programming language also provides several other decision-making constructs, which are covered in this chapter:</text:p>
      <text:p text:style-name="P20"><text:span text:style-name="T11">• </text:span><text:span text:style-name="T1">The </text:span><text:span text:style-name="Teletype"><text:span text:style-name="T7">if</text:span></text:span><text:span text:style-name="T1"> statement</text:span></text:p>
      <text:p text:style-name="P20"><text:span text:style-name="T11">• </text:span><text:span text:style-name="T1">The </text:span><text:span text:style-name="Teletype"><text:span text:style-name="T7">switch</text:span></text:span><text:span text:style-name="T1"> statement</text:span></text:p>
      <text:p text:style-name="P20"><text:span text:style-name="T11">• </text:span><text:span text:style-name="T1">The </text:span><text:span text:style-name="Teletype"><text:span text:style-name="T7">conditional</text:span></text:span><text:span text:style-name="T1"> operator</text:span></text:p>
      <text:p text:style-name="P5"><text:bookmark text:name="filepos348804"/><text:span text:style-name="T4">The </text:span><text:span text:style-name="Teletype"><text:span text:style-name="T9">if</text:span></text:span><text:span text:style-name="T1"> </text:span><text:span text:style-name="T4">Statement</text:span></text:p>
      <text:p text:style-name="P9"><text:span text:style-name="T1">The Objective-C programming language provides a general decision-making capability in the form of a language construct known as the </text:span><text:span text:style-name="Teletype"><text:span text:style-name="T7">if </text:span></text:span><text:span text:style-name="T1">statement. The general format of this statement is shown here:</text:span></text:p>
      <text:p text:style-name="P13"><text:span text:style-name="Teletype"><text:span text:style-name="T7">if ( </text:span></text:span><text:span text:style-name="Teletype"><text:span text:style-name="T10">expression</text:span></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10">program statement</text:span></text:span></text:p>
      <text:p text:style-name="P12"><text:span text:style-name="T1">Imagine that you could translate a statement such as “If it is not raining, then I will go swimming” into the Objective-C language. Using the previous format for the </text:span><text:span text:style-name="Teletype"><text:span text:style-name="T7">if</text:span></text:span><text:span text:style-name="T1"> statement, this might be “written” in Objective-C as follows:</text:span></text:p>
      <text:p text:style-name="P13"><text:span text:style-name="Teletype"><text:span text:style-name="T7">if ( it is not raining )</text:span></text:span><text:span text:style-name="T1"><text:line-break/></text:span><text:span text:style-name="Teletype"><text:span text:style-name="T1">    </text:span></text:span><text:span text:style-name="Teletype"><text:span text:style-name="T7">I will go swimming</text:span></text:span></text:p>
      <text:p text:style-name="P12"><text:span text:style-name="T1">The </text:span><text:span text:style-name="Teletype"><text:span text:style-name="T7">if</text:span></text:span><text:span text:style-name="T1"> statement is used to </text:span><text:span text:style-name="T2">stip</text:span><text:span text:style-name="T2"><office:annotation><dc:creator>lixinghe </dc:creator><dc:date>2013-04-27T16:34:43</dc:date><text:p text:style-name="P25"><text:span text:style-name="T16">stipulate *['stipjuleit]</text:span></text:p><text:p text:style-name="P25"><text:span text:style-name="T16">state clearly and firmly that sth must be <text:s/>done.</text:span></text:p></office:annotation></text:span><text:span text:style-name="T2">ulate</text:span><text:span text:style-name="T1"> execution of a program statement (or statements, if enclosed in braces) based on specified conditions. I will go swimming if it is not raining. Similarly, in the program statement</text:span></text:p>
      <text:p text:style-name="P13"><text:span text:style-name="Teletype"><text:span text:style-name="T7">if ( count &gt; MAXIMUM_SONGS )</text:span></text:span><text:span text:style-name="T1"><text:line-break/></text:span><text:span text:style-name="Teletype"><text:span text:style-name="T1">     </text:span></text:span><text:span text:style-name="Teletype"><text:span text:style-name="T7">[playlist maxExceeded];</text:span></text:span></text:p>
      <text:p text:style-name="P12"><text:span text:style-name="T1">the </text:span><text:span text:style-name="Teletype"><text:span text:style-name="T7">maxExceeded</text:span></text:span><text:span text:style-name="T1"> message is sent to </text:span><text:span text:style-name="Teletype"><text:span text:style-name="T7">playlist</text:span></text:span><text:span text:style-name="T1"> </text:span><text:span text:style-name="T5">only</text:span><text:span text:style-name="T1"> </text:span><text:bookmark text:name="filepos350670"/><text:span text:style-name="T1">if the value of count is greater than the value of </text:span><text:span text:style-name="Teletype"><text:span text:style-name="T7">MAXIMUM_SONGS</text:span></text:span><text:span text:style-name="T1">; otherwise, it is ignored.</text:span></text:p>
      <text:p text:style-name="P15"><text:span text:style-name="T1">An actual program example will help drive the point home. Suppose you want to write a program that accepts an integer entered from the keyboard and then displays the absolute value of that integer. A straightforward way to calculate the absolute value of an integer is to simply negate the number if it is less than zero. The phrase “if it is less than zero” in the previous sentence signals that the program must make a decision. This decision can be affected by the use of an </text:span><text:span text:style-name="Teletype"><text:span text:style-name="T7">if</text:span></text:span><text:span text:style-name="T1"> statement, as shown in the program that follows.</text:span></text:p>
      <text:p text:style-name="P3"><text:bookmark text:name="filepos351417"/>Program 6.1.</text:p>
      <text:p text:style-name="P17">Click here to view code image</text:p>
      <text:p text:style-name="P22"/>
      <text:p text:style-name="P13"><text:span text:style-name="Teletype"><text:span text:style-name="T7">// Calculate the absolute value of an integer</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number;</text:span></text:span><text:span text:style-name="T1"><text:line-break/><text:line-break/></text:span><text:span text:style-name="Teletype"><text:span text:style-name="T1">      </text:span></text:span><text:span text:style-name="Teletype"><text:span text:style-name="T7">NSLog (@"Type in your number: ");</text:span></text:span><text:span text:style-name="T1"><text:line-break/></text:span><text:span text:style-name="Teletype"><text:span text:style-name="T1">      </text:span></text:span><text:span text:style-name="Teletype"><text:span text:style-name="T7">scanf ("%i", &amp;number);</text:span></text:span><text:span text:style-name="T1"><text:line-break/><text:line-break/></text:span><text:span text:style-name="Teletype"><text:span text:style-name="T1">      </text:span></text:span><text:span text:style-name="Teletype"><text:span text:style-name="T7">if ( number &lt; 0 )</text:span></text:span><text:span text:style-name="T1"><text:line-break/></text:span><text:span text:style-name="Teletype"><text:span text:style-name="T1">         </text:span></text:span><text:span text:style-name="Teletype"><text:span text:style-name="T7">number = -number;</text:span></text:span><text:span text:style-name="T1"><text:line-break/><text:line-break/></text:span><text:span text:style-name="Teletype"><text:span text:style-name="T1">      </text:span></text:span><text:span text:style-name="Teletype"><text:span text:style-name="T7">NSLog (@"The absolute value is %i", number);</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1. Output</text:p>
      <text:p text:style-name="P22"/>
      <text:p text:style-name="P13"><text:span text:style-name="Teletype"><text:span text:style-name="T7">Type in your number:</text:span></text:span><text:span text:style-name="T1"><text:line-break/></text:span><text:span text:style-name="Teletype"><text:span text:style-name="T9">-100</text:span></text:span><text:span text:style-name="T1"><text:line-break/></text:span><text:span text:style-name="Teletype"><text:span text:style-name="T7">The absolute value is 100</text:span></text:span></text:p>
      <text:p text:style-name="P22"/>
      <text:p text:style-name="P3">Program 6.1. Output (Rerun)</text:p>
      <text:p text:style-name="P22"/>
      <text:p text:style-name="P13"><text:span text:style-name="Teletype"><text:span text:style-name="T7">Type in your number:</text:span></text:span><text:span text:style-name="T1"><text:line-break/></text:span><text:span text:style-name="Teletype"><text:span text:style-name="T9">2000</text:span></text:span><text:span text:style-name="T1"><text:line-break/></text:span><text:span text:style-name="Teletype"><text:span text:style-name="T7">The absolute value is 2000</text:span></text:span></text:p>
      <text:p text:style-name="P22"/>
      <text:p text:style-name="P10"><text:bookmark text:name="filepos353431"/>The program was run twice to verify that it is functioning properly. Of course, it might be desirable to run the program several more times to get a higher level of confidence so that you know it is indeed working correctly, but at least you know that you have checked both possible outcomes of the program’s decision.</text:p>
      <text:p text:style-name="P15"><text:span text:style-name="T1">After a message is displayed to the user and the integer value that is entered is stored in </text:span><text:span text:style-name="Teletype"><text:span text:style-name="T7">number</text:span></text:span><text:span text:style-name="T1">, the program tests the value of </text:span><text:span text:style-name="Teletype"><text:span text:style-name="T7">number</text:span></text:span><text:span text:style-name="T1"> to see whether it is less than zero. If it is, the following program statement, which negates the value of </text:span><text:span text:style-name="Teletype"><text:span text:style-name="T7">number</text:span></text:span><text:span text:style-name="T1">, is executed. If the value of </text:span><text:span text:style-name="Teletype"><text:span text:style-name="T7">number</text:span></text:span><text:span text:style-name="T1"> is not less than zero, this program statement is automatically skipped. (If it is already positive, you don’t want to negate it.) The absolute value of </text:span><text:span text:style-name="Teletype"><text:span text:style-name="T7">number</text:span></text:span><text:span text:style-name="T1"> is then displayed by the program, and program execution ends.</text:span></text:p>
      <text:p text:style-name="P15"><text:span text:style-name="T1">Let’s look at another program that uses the </text:span><text:span text:style-name="Teletype"><text:span text:style-name="T7">if</text:span></text:span><text:span text:style-name="T1"> statement. We’ll add one more method to the </text:span><text:span text:style-name="Teletype"><text:span text:style-name="T7">Fraction</text:span></text:span><text:span text:style-name="T1"> class, called </text:span><text:span text:style-name="Teletype"><text:span text:style-name="T7">convertToNum</text:span></text:span><text:span text:style-name="T1">. This method will provide the value of a fraction expressed as a real number. In other words, it will divide the numerator by the denominator and return the result as a </text:span><text:span text:style-name="T2">double pr</text:span><text:span text:style-name="T2"><office:annotation><dc:creator>lixinghe </dc:creator><dc:date>2013-04-27T16:36:02</dc:date><text:p text:style-name="P25"><text:span text:style-name="T16">precision *[pri'siʒәn]</text:span></text:p><text:p text:style-name="P25"><text:span text:style-name="T16">the quality of being exact, accurate, and careful.</text:span></text:p></office:annotation></text:span><text:span text:style-name="T2">ecision value</text:span><text:span text:style-name="T1">. So if you have the fraction </text:span><text:span text:style-name="Teletype"><text:span text:style-name="T7">1/2</text:span></text:span><text:span text:style-name="T1">, you want the method to return the value </text:span><text:span text:style-name="Teletype"><text:span text:style-name="T7">0.5</text:span></text:span><text:span text:style-name="T1">.</text:span></text:p>
      <text:p text:style-name="P14">The declaration for such a method might look like this:</text:p>
      <text:p text:style-name="P13"><text:span text:style-name="Teletype"><text:span text:style-name="T7">-(double) convertToNum;</text:span></text:span></text:p>
      <text:p text:style-name="P10">This is how you could write its definition:</text:p>
      <text:p text:style-name="P13"><text:span text:style-name="Teletype"><text:span text:style-name="T7">-(double) convertToNum</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return numerator / denominator;</text:span></text:span><text:span text:style-name="T1"><text:line-break/></text:span><text:span text:style-name="Teletype"><text:span text:style-name="T7">}</text:span></text:span></text:p>
      <text:p text:style-name="P12"><text:span text:style-name="T1">Well, not quite. As it’s defined, this method actually has two serious problems. Can you spot them? The first has to do with arithmetic conversions. Recall that </text:span><text:span text:style-name="Teletype"><text:span text:style-name="T7">numerator</text:span></text:span><text:span text:style-name="T1"> and </text:span><text:span text:style-name="Teletype"><text:span text:style-name="T7">denominator</text:span></text:span><text:span text:style-name="T1"> are both integer instance variables. So what happens when you divide two integers? Correct, it is done as an integer division! If you wanted to convert the fraction </text:span><text:span text:style-name="Teletype"><text:span text:style-name="T7">1/2</text:span></text:span><text:span text:style-name="T1">, the previous code would give you zero! This is easily corrected by using the type cast operator to convert one or both of the operands to a floating-point value before the division takes place:</text:span></text:p>
      <text:p text:style-name="P13"><text:span text:style-name="Teletype"><text:span text:style-name="T7">(double) numerator / denominator</text:span></text:span></text:p>
      <text:p text:style-name="P12"><text:span text:style-name="T1">Recalling the relatively high precedence of this operator, the value of </text:span><text:span text:style-name="Teletype"><text:span text:style-name="T7">numerator</text:span></text:span><text:span text:style-name="T1"> is first converted to </text:span><text:span text:style-name="Teletype"><text:span text:style-name="T7">double</text:span></text:span><text:span text:style-name="T1"> before the division occurs. Furthermore, you don’t need to convert the </text:span><text:span text:style-name="Teletype"><text:span text:style-name="T7">denominator</text:span></text:span><text:span text:style-name="T1"> because the rules of arithmetic conversion take care of that for you.</text:span></text:p>
      <text:p text:style-name="P14">The second problem with this method is that you should check for division by zero. (You should always check for that!) The invoker of this method could <text:span text:style-name="T13">inadverten</text:span><text:span text:style-name="T13"><office:annotation><dc:creator>lixinghe </dc:creator><dc:date>2013-04-27T16:37:37</dc:date><text:p text:style-name="P25"><text:span text:style-name="T16">inadvertent *[pri'siʒәn]</text:span></text:p><text:p text:style-name="P25"><text:span text:style-name="T16">you do without realizing what you are doing.</text:span></text:p></office:annotation></text:span><text:span text:style-name="T13">tly</text:span> have forgotten to set the denominator of the fraction or might have set the denominator of the fraction to zero, and you don’t want your program to terminate abnormally.</text:p>
      <text:p text:style-name="P15"><text:span text:style-name="T1">The modified version of the </text:span><text:span text:style-name="Teletype"><text:span text:style-name="T7">convertToNum</text:span></text:span><text:span text:style-name="T1"> method appears here:</text:span></text:p>
      <text:p text:style-name="P17">Click here to view code image</text:p>
      <text:p text:style-name="P13"><text:span text:style-name="Teletype"><text:span text:style-name="T7">-(double) convertToNum</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f (denominator != 0)</text:span></text:span><text:span text:style-name="T1"><text:line-break/></text:span><text:span text:style-name="Teletype"><text:span text:style-name="T1">      </text:span></text:span><text:span text:style-name="Teletype"><text:span text:style-name="T7">return (double) numerator / denominator;</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return NAN;</text:span></text:span><text:span text:style-name="T1"><text:line-break/></text:span><text:span text:style-name="Teletype"><text:span text:style-name="T7">}</text:span></text:span></text:p>
      <text:p text:style-name="P12"><text:span text:style-name="T1">We decided to return the special value </text:span><text:span text:style-name="Teletype"><text:span text:style-name="T7">NAN</text:span></text:span><text:span text:style-name="T1"> (which stands for Not A Number) if the </text:span><text:span text:style-name="Teletype"><text:span text:style-name="T7">denominator</text:span></text:span><text:span text:style-name="T1"> of the fraction is zero. This symbol is defined in a system header file called </text:span><text:span text:style-name="Teletype"><text:span text:style-name="T7">math.h</text:span></text:span><text:span text:style-name="T1">, which gets automatically imported into your program.</text:span></text:p>
      <text:p text:style-name="P15"><text:span text:style-name="T1">Let’s put this new method to use in </text:span><text:a xlink:type="simple" xlink:href="#filepos358587"><text:span text:style-name="T12">Program 6.2</text:span></text:a><text:span text:style-name="T1">.</text:span></text:p>
      <text:p text:style-name="P3"><text:bookmark text:name="filepos358587"/>Program 6.2</text:p>
      <text:p text:style-name="P17">Click here to view code image</text:p>
      <text:p text:style-name="P22"/>
      <text:p text:style-name="P13"><text:span text:style-name="Teletype"><text:span text:style-name="T7">#import &lt;Foundation/Foundation.h&gt;</text:span></text:span><text:span text:style-name="T1"><text:line-break/><text:line-break/></text:span><text:span text:style-name="Teletype"><text:span text:style-name="T7">@interface Fraction: NSObject</text:span></text:span><text:span text:style-name="T1"><text:line-break/><text:line-break/></text:span><text:span text:style-name="Teletype"><text:span text:style-name="T7">-(void)   print;</text:span></text:span><text:span text:style-name="T1"><text:line-break/></text:span><text:span text:style-name="Teletype"><text:span text:style-name="T7">-(void)   setNumerator: (int) n;</text:span></text:span><text:span text:style-name="T1"><text:line-break/></text:span><text:span text:style-name="Teletype"><text:span text:style-name="T7">-(void)   setDenominator: (int) d;</text:span></text:span><text:span text:style-name="T1"><text:line-break/></text:span><text:span text:style-name="Teletype"><text:span text:style-name="T7">-(int)    numerator;</text:span></text:span><text:span text:style-name="T1"><text:line-break/></text:span><text:span text:style-name="Teletype"><text:span text:style-name="T7">-(int)    denominator;</text:span></text:span><text:span text:style-name="T1"><text:line-break/></text:span><text:span text:style-name="Teletype"><text:span text:style-name="T7">-(double) convertToNum;</text:span></text:span><text:span text:style-name="T1"><text:line-break/></text:span><text:span text:style-name="Teletype"><text:span text:style-name="T7">@end</text:span></text:span><text:span text:style-name="T1"><text:line-break/><text:line-break/></text:span><text:span text:style-name="Teletype"><text:span text:style-name="T7">@implementation Fraction</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nt   numerator;</text:span></text:span><text:span text:style-name="T1"><text:line-break/></text:span><text:span text:style-name="Teletype"><text:span text:style-name="T1">  </text:span></text:span><text:span text:style-name="Teletype"><text:span text:style-name="T7">int   denominator;</text:span></text:span><text:span text:style-name="T1"><text:line-break/></text:span><text:span text:style-name="Teletype"><text:span text:style-name="T7">}</text:span></text:span><text:span text:style-name="T1"><text:line-break/><text:line-break/></text:span><text:span text:style-name="Teletype"><text:span text:style-name="T7">-(void) print</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SLog (@" %i/%i ", numerator, denominator);</text:span></text:span><text:span text:style-name="T1"><text:line-break/></text:span><text:span text:style-name="Teletype"><text:span text:style-name="T7">}</text:span></text:span><text:span text:style-name="T1"><text:line-break/><text:line-break/></text:span><text:span text:style-name="Teletype"><text:span text:style-name="T7">-(void) setNumerator: (int) n</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umerator = n;</text:span></text:span><text:span text:style-name="T1"><text:line-break/></text:span><text:span text:style-name="Teletype"><text:span text:style-name="T7">}</text:span></text:span><text:span text:style-name="T1"><text:line-break/><text:line-break/></text:span><text:span text:style-name="Teletype"><text:span text:style-name="T7">-(void) setDenominator: (int) d</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denominator = d;</text:span></text:span><text:span text:style-name="T1"><text:line-break/></text:span><text:span text:style-name="Teletype"><text:span text:style-name="T7">}</text:span></text:span><text:span text:style-name="T1"><text:line-break/><text:line-break/></text:span><text:span text:style-name="Teletype"><text:span text:style-name="T7">-(int) numerato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return numerator;</text:span></text:span><text:span text:style-name="T1"><text:line-break/></text:span><text:span text:style-name="Teletype"><text:span text:style-name="T7">}</text:span></text:span><text:span text:style-name="T1"><text:line-break/><text:line-break/></text:span><text:span text:style-name="Teletype"><text:span text:style-name="T7">-(int) denominato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return denominator;</text:span></text:span><text:span text:style-name="T1"><text:line-break/></text:span><text:span text:style-name="Teletype"><text:span text:style-name="T7">}</text:span></text:span><text:span text:style-name="T1"><text:line-break/><text:line-break/></text:span><text:span text:style-name="Teletype"><text:span text:style-name="T7">-(double) convertToNum</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f (denominator != 0)</text:span></text:span><text:span text:style-name="T1"><text:line-break/></text:span><text:span text:style-name="Teletype"><text:span text:style-name="T1">        </text:span></text:span><text:span text:style-name="Teletype"><text:span text:style-name="T7">return (double) numerator / denominator;</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return NAN;</text:span></text:span><text:span text:style-name="T1"><text:line-break/></text:span><text:span text:style-name="Teletype"><text:span text:style-name="T7">}</text:span></text:span><text:span text:style-name="T1"><text:line-break/></text:span><text:span text:style-name="Teletype"><text:span text:style-name="T7">@end</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Fraction *aFraction = [[Fraction alloc] init];</text:span></text:span><text:span text:style-name="T1"><text:line-break/></text:span><text:span text:style-name="Teletype"><text:span text:style-name="T1">      </text:span></text:span><text:span text:style-name="Teletype"><text:span text:style-name="T7">Fraction *bFraction = [[Fraction alloc] init];</text:span></text:span><text:span text:style-name="T1"><text:line-break/><text:line-break/></text:span><text:span text:style-name="Teletype"><text:span text:style-name="T1">      </text:span></text:span><text:span text:style-name="Teletype"><text:span text:style-name="T7">[aFraction setNumerator: 1];  // 1st fraction is 1/4</text:span></text:span><text:span text:style-name="T1"><text:line-break/></text:span><text:span text:style-name="Teletype"><text:span text:style-name="T1">      </text:span></text:span><text:span text:style-name="Teletype"><text:span text:style-name="T7">[aFraction setDenominator: 4];</text:span></text:span><text:span text:style-name="T1"><text:line-break/><text:line-break/></text:span><text:span text:style-name="Teletype"><text:span text:style-name="T1">      </text:span></text:span><text:span text:style-name="Teletype"><text:span text:style-name="T7">[aFraction print];</text:span></text:span><text:span text:style-name="T1"><text:line-break/></text:span><text:span text:style-name="Teletype"><text:span text:style-name="T1">      </text:span></text:span><text:span text:style-name="Teletype"><text:span text:style-name="T7">NSLog (@" =");</text:span></text:span><text:span text:style-name="T1"><text:line-break/></text:span><text:span text:style-name="Teletype"><text:span text:style-name="T1">      </text:span></text:span><text:span text:style-name="Teletype"><text:span text:style-name="T7">NSLog (@"%g", [aFraction convertToNum]);</text:span></text:span><text:span text:style-name="T1"><text:line-break/><text:line-break/></text:span><text:span text:style-name="Teletype"><text:span text:style-name="T1">      </text:span></text:span><text:span text:style-name="Teletype"><text:span text:style-name="T7">[bFraction print];     // never assigned a value</text:span></text:span><text:span text:style-name="T1"><text:line-break/></text:span><text:span text:style-name="Teletype"><text:span text:style-name="T1">      </text:span></text:span><text:span text:style-name="Teletype"><text:span text:style-name="T7">NSLog (@" =");</text:span></text:span><text:span text:style-name="T1"><text:line-break/></text:span><text:span text:style-name="Teletype"><text:span text:style-name="T1">      </text:span></text:span><text:span text:style-name="Teletype"><text:span text:style-name="T7">NSLog (@"%g", [bFraction convertToNum]);</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2. Output</text:p>
      <text:p text:style-name="P22"/>
      <text:p text:style-name="P13"><text:span text:style-name="Teletype"><text:span text:style-name="T7">1/4</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0.25</text:span></text:span><text:span text:style-name="T1"><text:line-break/></text:span><text:span text:style-name="Teletype"><text:span text:style-name="T7">0/0</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nan</text:span></text:span></text:p>
      <text:p text:style-name="P22"/>
      <text:p text:style-name="P12"><text:bookmark text:name="filepos363044"/><text:span text:style-name="T1">After setting </text:span><text:span text:style-name="Teletype"><text:span text:style-name="T7">aFraction</text:span></text:span><text:span text:style-name="T1"> to </text:span><text:span text:style-name="Teletype"><text:span text:style-name="T7">1/4</text:span></text:span><text:span text:style-name="T1">, the program uses the </text:span><text:span text:style-name="Teletype"><text:span text:style-name="T7">convertToNum</text:span></text:span><text:span text:style-name="T1"> method to convert the fraction to a decimal value. This value is then displayed as 0.25.</text:span></text:p>
      <text:p text:style-name="P15"><text:span text:style-name="T1">In the second case, the value of </text:span><text:span text:style-name="Teletype"><text:span text:style-name="T7">bFraction</text:span></text:span><text:span text:style-name="T1"> is not explicitly set, so its numerator and denominator are initialized to zero, which is the default for instance variables. This explains the result from the </text:span><text:span text:style-name="Teletype"><text:span text:style-name="T7">print</text:span></text:span><text:span text:style-name="T1"> method. It also causes the </text:span><text:span text:style-name="Teletype"><text:span text:style-name="T7">if</text:span></text:span><text:span text:style-name="T1"> statement inside the </text:span><text:span text:style-name="Teletype"><text:span text:style-name="T7">convertToNum</text:span></text:span><text:span text:style-name="T1"> method to return the value </text:span><text:span text:style-name="Teletype"><text:span text:style-name="T7">NAN</text:span></text:span><text:span text:style-name="T1">, which you will note is actually displayed by </text:span><text:span text:style-name="Teletype"><text:span text:style-name="T7">NSLog</text:span></text:span><text:span text:style-name="T1"> as </text:span><text:span text:style-name="Teletype"><text:span text:style-name="T7">nan</text:span></text:span><text:span text:style-name="T1">.</text:span></text:p>
      <text:p text:style-name="P8"><text:bookmark text:name="filepos363970"/><text:span text:style-name="T4">The </text:span><text:span text:style-name="Teletype"><text:span text:style-name="T9">if-else</text:span></text:span><text:span text:style-name="T1"> </text:span><text:span text:style-name="T4">Construct</text:span></text:p>
      <text:p text:style-name="P16"><text:span text:style-name="T1">If someone asks you whether a particular number is </text:span><text:span text:style-name="T2">e</text:span><text:span text:style-name="T2"><office:annotation><dc:creator>lixinghe </dc:creator><dc:date>2013-04-27T16:38:51</dc:date><text:p text:style-name="P25"><text:span text:style-name="T16">even *['i:vәn] </text:span><text:span text:style-name="T16">偶数</text:span></text:p></office:annotation></text:span><text:span text:style-name="T2">ven</text:span><text:span text:style-name="T1"> or </text:span><text:span text:style-name="T2">od</text:span><text:span text:style-name="T2"><office:annotation><dc:creator>lixinghe </dc:creator><dc:date>2013-04-27T16:39:04</dc:date><text:p text:style-name="P25"><text:span text:style-name="T16">odd *[ɒd]</text:span></text:p><text:p text:style-name="P25"><text:span text:style-name="T16">奇数</text:span></text:p></office:annotation></text:span><text:span text:style-name="T2">d</text:span><text:span text:style-name="T1">, you will most likely make the determination by examining the last digit of the number. If this digit is </text:span><text:span text:style-name="Teletype"><text:span text:style-name="T7">0</text:span></text:span><text:span text:style-name="T1">, </text:span><text:span text:style-name="Teletype"><text:span text:style-name="T7">2</text:span></text:span><text:span text:style-name="T1">, </text:span><text:span text:style-name="Teletype"><text:span text:style-name="T7">4</text:span></text:span><text:span text:style-name="T1">, </text:span><text:span text:style-name="Teletype"><text:span text:style-name="T7">6</text:span></text:span><text:span text:style-name="T1">, or </text:span><text:span text:style-name="Teletype"><text:span text:style-name="T7">8</text:span></text:span><text:span text:style-name="T1">, you will readily state that the number is even. Otherwise, you will claim that the number is odd.</text:span></text:p>
      <text:p text:style-name="P15"><text:span text:style-name="T1">An easier way for a computer to determine whether a particular number is even or odd is affected not by examining the last digit of the number to see whether it is </text:span><text:span text:style-name="Teletype"><text:span text:style-name="T7">0</text:span></text:span><text:span text:style-name="T1">, </text:span><text:span text:style-name="Teletype"><text:span text:style-name="T7">2</text:span></text:span><text:span text:style-name="T1">, </text:span><text:span text:style-name="Teletype"><text:span text:style-name="T7">4</text:span></text:span><text:span text:style-name="T1">, </text:span><text:span text:style-name="Teletype"><text:span text:style-name="T7">6</text:span></text:span><text:span text:style-name="T1">, or </text:span><text:span text:style-name="Teletype"><text:span text:style-name="T7">8</text:span></text:span><text:span text:style-name="T1">, but by simply determining whether the number is evenly divisible by 2. If it is, the number is even; otherwise, it is odd.</text:span></text:p>
      <text:p text:style-name="P15"><text:span text:style-name="T1">You have already seen how the modulus operator </text:span><text:span text:style-name="Teletype"><text:span text:style-name="T7">%</text:span></text:span><text:span text:style-name="T1"> is used to compute the remainder of one integer divided by another. This makes it the perfect operator to use in determining whether an integer is evenly divisible by 2. If the remainder after division by 2 is </text:span><text:span text:style-name="Teletype"><text:span text:style-name="T7">0</text:span></text:span><text:span text:style-name="T1">, it is even; otherwise, it is odd.</text:span></text:p>
      <text:p text:style-name="P15"><text:span text:style-name="T1">Now let’s write a program that determines whether an integer value that the user types in is even or odd and then displays an appropriate message at the terminal; see </text:span><text:a xlink:type="simple" xlink:href="#filepos365727"><text:span text:style-name="T12">Program 6.3</text:span></text:a><text:span text:style-name="T1">.</text:span></text:p>
      <text:p text:style-name="P3"><text:bookmark text:name="filepos365727"/>Program 6.3</text:p>
      <text:p text:style-name="P17">Click here to view code image</text:p>
      <text:p text:style-name="P22"/>
      <text:p text:style-name="P13"><text:span text:style-name="Teletype"><text:span text:style-name="T7">// Program to determine if a number is even or odd</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number_to_test, remainder;</text:span></text:span><text:span text:style-name="T1"><text:line-break/><text:line-break/></text:span><text:span text:style-name="Teletype"><text:span text:style-name="T1">      </text:span></text:span><text:span text:style-name="Teletype"><text:span text:style-name="T7">NSLog (@"Enter your number to be tested: ");</text:span></text:span><text:span text:style-name="T1"><text:line-break/></text:span><text:span text:style-name="Teletype"><text:span text:style-name="T1">      </text:span></text:span><text:span text:style-name="Teletype"><text:span text:style-name="T7">scanf ("%i", &amp;number_to_test);</text:span></text:span><text:span text:style-name="T1"><text:line-break/><text:line-break/></text:span><text:span text:style-name="Teletype"><text:span text:style-name="T1">      </text:span></text:span><text:span text:style-name="Teletype"><text:span text:style-name="T7">remainder = number_to_test % 2;</text:span></text:span><text:span text:style-name="T1"><text:line-break/><text:line-break/></text:span><text:span text:style-name="Teletype"><text:span text:style-name="T1">      </text:span></text:span><text:span text:style-name="Teletype"><text:span text:style-name="T7">if ( remainder == 0 )</text:span></text:span><text:span text:style-name="T1"><text:line-break/></text:span><text:span text:style-name="Teletype"><text:span text:style-name="T1">         </text:span></text:span><text:span text:style-name="Teletype"><text:span text:style-name="T7">NSLog (@"The number is even.");</text:span></text:span><text:span text:style-name="T1"><text:line-break/><text:line-break/></text:span><text:span text:style-name="Teletype"><text:span text:style-name="T1">      </text:span></text:span><text:span text:style-name="Teletype"><text:span text:style-name="T7">if ( remainder != 0 )</text:span></text:span><text:span text:style-name="T1"><text:line-break/></text:span><text:span text:style-name="Teletype"><text:span text:style-name="T1">         </text:span></text:span><text:span text:style-name="Teletype"><text:span text:style-name="T7">NSLog (@"The number is odd.");</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3. Output</text:p>
      <text:p text:style-name="P22"/>
      <text:p text:style-name="P13"><text:span text:style-name="Teletype"><text:span text:style-name="T7">Enter your number to be tested:</text:span></text:span><text:span text:style-name="T1"><text:line-break/></text:span><text:span text:style-name="Teletype"><text:span text:style-name="T9">2455</text:span></text:span><text:span text:style-name="T1"><text:line-break/></text:span><text:span text:style-name="Teletype"><text:span text:style-name="T7">The number is odd.</text:span></text:span></text:p>
      <text:p text:style-name="P22"/>
      <text:p text:style-name="P3">Program 6.3. Output (Rerun)</text:p>
      <text:p text:style-name="P22"/>
      <text:p text:style-name="P13"><text:span text:style-name="Teletype"><text:span text:style-name="T7">Enter your number to be tested:</text:span></text:span><text:span text:style-name="T1"><text:line-break/></text:span><text:span text:style-name="Teletype"><text:span text:style-name="T9">1210</text:span></text:span><text:span text:style-name="T1"><text:line-break/></text:span><text:span text:style-name="Teletype"><text:span text:style-name="T7">The number is even.</text:span></text:span></text:p>
      <text:p text:style-name="P22"/>
      <text:p text:style-name="P12"><text:span text:style-name="T1">After the number is typed in, the remainder after division by 2 is calculated. The first </text:span><text:span text:style-name="Teletype"><text:span text:style-name="T7">if</text:span></text:span><text:span text:style-name="T1"> statement tests the value of this remainder to see whether it is equal to zero. If it is, the message </text:span><text:span text:style-name="Teletype"><text:span text:style-name="T7">"The number is even."</text:span></text:span><text:span text:style-name="T1"> displays.</text:span></text:p>
      <text:p text:style-name="P15"><text:span text:style-name="T1">The second </text:span><text:span text:style-name="Teletype"><text:span text:style-name="T7">if</text:span></text:span><text:span text:style-name="T1"> statement tests the remainder to see if it’s </text:span><text:span text:style-name="T5">not</text:span><text:span text:style-name="T1"> equal to zero and, if that’s the case, displays a message stating that the number is odd.</text:span></text:p>
      <text:p text:style-name="P15"><text:span text:style-name="T1">Whenever the first </text:span><text:span text:style-name="Teletype"><text:span text:style-name="T7">if</text:span></text:span><text:span text:style-name="T1"> statement succeeds the second one must fail, and vice versa. If you recall from our discussions of even/odd numbers at the beginning of this section, we said that if the number is evenly divisible by 2, it is even; otherwise, it is odd.</text:span></text:p>
      <text:p text:style-name="P15"><text:span text:style-name="T1">When writing programs, this “else” concept is so frequently required that a special construct is provided to handle this situation. In Objective-C, this is known as the </text:span><text:span text:style-name="Teletype"><text:span text:style-name="T7">if-else</text:span></text:span><text:span text:style-name="T1">, and the general format is as follows:</text:span></text:p>
      <text:p text:style-name="P13"><text:span text:style-name="Teletype"><text:span text:style-name="T7">if ( </text:span></text:span><text:span text:style-name="Teletype"><text:span text:style-name="T10">expression</text:span></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10">program statement 1</text:span></text:span><text:span text:style-name="T1"><text:line-break/></text:span><text:span text:style-name="Teletype"><text:span text:style-name="T7">else</text:span></text:span><text:span text:style-name="T1"><text:line-break/></text:span><text:span text:style-name="Teletype"><text:span text:style-name="T1">    </text:span></text:span><text:span text:style-name="Teletype"><text:span text:style-name="T10">program statement 2</text:span></text:span></text:p>
      <text:p text:style-name="P12"><text:span text:style-name="T1">The </text:span><text:span text:style-name="Teletype"><text:span text:style-name="T7">if-else</text:span></text:span><text:span text:style-name="T1"> is actually just an extension of the general format of the </text:span><text:span text:style-name="Teletype"><text:span text:style-name="T7">if</text:span></text:span><text:span text:style-name="T1"> statement. If the result of the expression’s evaluation is </text:span><text:span text:style-name="Teletype"><text:span text:style-name="T7">true</text:span></text:span><text:span text:style-name="T1">, </text:span><text:span text:style-name="Teletype"><text:span text:style-name="T10">program statement 1</text:span></text:span><text:span text:style-name="T1">, which immediately follows, is executed; otherwise, </text:span><text:span text:style-name="Teletype"><text:span text:style-name="T10">program statement 2</text:span></text:span><text:span text:style-name="T1"> is executed. In either case, either </text:span><text:span text:style-name="Teletype"><text:span text:style-name="T10">program statement 1</text:span></text:span><text:span text:style-name="T1"> or </text:span><text:span text:style-name="Teletype"><text:span text:style-name="T10">program statement 2</text:span></text:span><text:span text:style-name="T1"> will be executed, but not both.</text:span></text:p>
      <text:p text:style-name="P15"><text:span text:style-name="T1">You can </text:span><text:span text:style-name="T2">incorpo</text:span><text:span text:style-name="T2"><office:annotation><dc:creator>lixinghe </dc:creator><dc:date>2013-04-27T16:39:55</dc:date><text:p text:style-name="P25"><text:span text:style-name="T16">incorporate *[in'kɒ:pәreit]</text:span></text:p><text:p text:style-name="P25"><text:span text:style-name="T16">take in or include as part of a whole.</text:span></text:p></office:annotation></text:span><text:span text:style-name="T2">rate</text:span><text:span text:style-name="T1"> the </text:span><text:span text:style-name="Teletype"><text:span text:style-name="T7">if-else</text:span></text:span><text:span text:style-name="T1"> statement into the previous program, replacing the two </text:span><text:span text:style-name="Teletype"><text:span text:style-name="T7">if</text:span></text:span><text:span text:style-name="T1"> statements by a single </text:span><text:span text:style-name="Teletype"><text:span text:style-name="T7">if-else</text:span></text:span><text:span text:style-name="T1"> statement. You will see how this new program construct actually helps reduce the program’s complexity somewhat and also improves its readability.</text:span></text:p>
      <text:p text:style-name="P3">Program 6.4</text:p>
      <text:p text:style-name="P17">Click here to view code image</text:p>
      <text:p text:style-name="P22"/>
      <text:p text:style-name="P13"><text:span text:style-name="Teletype"><text:span text:style-name="T7">// Determine if a number is even or odd (Ver. 2)</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number_to_test, remainder;</text:span></text:span><text:span text:style-name="T1"><text:line-break/><text:line-break/></text:span><text:span text:style-name="Teletype"><text:span text:style-name="T1">      </text:span></text:span><text:span text:style-name="Teletype"><text:span text:style-name="T7">NSLog (@"Enter your number to be tested:");</text:span></text:span><text:span text:style-name="T1"><text:line-break/></text:span><text:span text:style-name="Teletype"><text:span text:style-name="T1">      </text:span></text:span><text:span text:style-name="Teletype"><text:span text:style-name="T7">scanf ("%i", &amp;number_to_test);</text:span></text:span><text:span text:style-name="T1"><text:line-break/><text:line-break/></text:span><text:span text:style-name="Teletype"><text:span text:style-name="T1">      </text:span></text:span><text:span text:style-name="Teletype"><text:span text:style-name="T7">remainder = number_to_test % 2;</text:span></text:span><text:span text:style-name="T1"><text:line-break/><text:line-break/></text:span><text:span text:style-name="Teletype"><text:span text:style-name="T1">      </text:span></text:span><text:span text:style-name="Teletype"><text:span text:style-name="T7">if ( remainder == 0 )</text:span></text:span><text:span text:style-name="T1"><text:line-break/></text:span><text:span text:style-name="Teletype"><text:span text:style-name="T1">         </text:span></text:span><text:span text:style-name="Teletype"><text:span text:style-name="T7">NSLog (@"The number is even.");</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NSLog (@"The number is odd.");</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4. Output</text:p>
      <text:p text:style-name="P22"/>
      <text:p text:style-name="P13"><text:span text:style-name="Teletype"><text:span text:style-name="T7">Enter your number to be tested:</text:span></text:span><text:span text:style-name="T1"><text:line-break/></text:span><text:span text:style-name="Teletype"><text:span text:style-name="T9">1234</text:span></text:span><text:span text:style-name="T1"><text:line-break/></text:span><text:span text:style-name="Teletype"><text:span text:style-name="T7">The number is even.</text:span></text:span></text:p>
      <text:p text:style-name="P22"/>
      <text:p text:style-name="P3">Program 6.4. Output (Rerun)</text:p>
      <text:p text:style-name="P22"/>
      <text:p text:style-name="P13"><text:span text:style-name="Teletype"><text:span text:style-name="T7">Enter your number to be tested:</text:span></text:span><text:span text:style-name="T1"><text:line-break/></text:span><text:span text:style-name="Teletype"><text:span text:style-name="T9">6551</text:span></text:span><text:span text:style-name="T1"><text:line-break/></text:span><text:span text:style-name="Teletype"><text:span text:style-name="T7">The number is odd.</text:span></text:span></text:p>
      <text:p text:style-name="P22"/>
      <text:p text:style-name="P12"><text:bookmark text:name="filepos372748"/><text:span text:style-name="T1">Don’t forget that the double equals sign (</text:span><text:span text:style-name="Teletype"><text:span text:style-name="T7">==</text:span></text:span><text:span text:style-name="T1">) is the equality test, and the single equals sign is the assignment operator. Forgetting this and </text:span><text:span text:style-name="T2">inadvertently</text:span><text:span text:style-name="T1"> using the assignment operator inside the </text:span><text:span text:style-name="Teletype"><text:span text:style-name="T7">if</text:span></text:span><text:span text:style-name="T1"> statement can lead to a lot of headaches.</text:span></text:p>
      <text:p text:style-name="P6"><text:bookmark text:name="filepos373104"/><text:span text:style-name="T13">Co</text:span><text:span text:style-name="T13"><office:annotation><dc:creator>lixinghe </dc:creator><dc:date>2013-04-27T16:41:07</dc:date><text:p text:style-name="P25"><text:span text:style-name="T16">compound [ 'kɒmpaʊnd m]</text:span></text:p><text:p text:style-name="P25"><text:span text:style-name="T16">make up of several elements.</text:span></text:p></office:annotation></text:span><text:span text:style-name="T13">mpound</text:span> Relational Tests</text:p>
      <text:p text:style-name="P16"><text:span text:style-name="T1">The </text:span><text:span text:style-name="Teletype"><text:span text:style-name="T7">if</text:span></text:span><text:span text:style-name="T1"> statements you’ve used so far in this chapter set up simple relational tests between two numbers. </text:span><text:a xlink:type="simple" xlink:href="#filepos351417"><text:span text:style-name="T12">Program 6.1</text:span></text:a><text:span text:style-name="T1"> compared the value of </text:span><text:span text:style-name="Teletype"><text:span text:style-name="T7">number </text:span></text:span><text:span text:style-name="T1">against zero, whereas </text:span><text:a xlink:type="simple" xlink:href="#filepos358587"><text:span text:style-name="T12">Program 6.2</text:span></text:a><text:span text:style-name="T1"> compared the denominator of the fraction to zero. Sometimes it becomes desirable, if not necessary, to set up more </text:span><text:span text:style-name="T2">sophi</text:span><text:span text:style-name="T2"><office:annotation><dc:creator>lixinghe </dc:creator><dc:date>2013-04-27T16:43:20</dc:date><text:p text:style-name="P25"><text:span text:style-name="T16">sophisticate *[sә'fistikeit]</text:span></text:p><text:p text:style-name="P25"><text:span text:style-name="T16">a sophisticate is someone who knows about culture, fashion, and other matters that are considered socially important.</text:span></text:p></office:annotation></text:span><text:span text:style-name="T2">sticated</text:span><text:span text:style-name="T1"> tests. Suppose, for example, that you want to count the number of grades from an exam that were between 70 and 79, </text:span><text:span text:style-name="T2">inclu</text:span><text:span text:style-name="T2"><office:annotation><dc:creator>lixinghe </dc:creator><dc:date>2013-04-27T16:44:35</dc:date><text:p text:style-name="P25"><text:span text:style-name="T16">inclusive *[in'klu:siv]</text:span></text:p><text:p text:style-name="P25"><text:span text:style-name="T16">containing (a specified element) as part of a whole.</text:span></text:p></office:annotation></text:span><text:span text:style-name="T2">sive</text:span><text:span text:style-name="T1">. In such a case, you would want to compare the value of a grade not merely against one limit, but against the two limits 70 and 79 to ensure that it fell within the specified range.</text:span></text:p>
      <text:p text:style-name="P15"><text:span text:style-name="T1">The Objective-C language provides the mechanisms necessary to perform these types of compound relational tests. A </text:span><text:span text:style-name="T5">compound relational test</text:span><text:span text:style-name="T1"> is simply one or more simple relational tests joined by either the logical </text:span><text:span text:style-name="Teletype"><text:span text:style-name="T7">AND</text:span></text:span><text:span text:style-name="T1"> or the logical </text:span><text:span text:style-name="Teletype"><text:span text:style-name="T7">OR</text:span></text:span><text:span text:style-name="T1"> operator. These operators are represented by the character pairs </text:span><text:span text:style-name="Teletype"><text:span text:style-name="T7">&amp;&amp;</text:span></text:span><text:span text:style-name="T1"> and </text:span><text:span text:style-name="Teletype"><text:span text:style-name="T7">||</text:span></text:span><text:span text:style-name="T1"> (two vertical bar characters), respectively. As an example, the following Objective-C statement </text:span><text:span text:style-name="T2">increme</text:span><text:span text:style-name="T2"><office:annotation><dc:creator>lixinghe </dc:creator><dc:date>2013-04-27T16:46:50</dc:date><text:p text:style-name="P25"><text:span text:style-name="T16">increment ['ɪŋkrɪm(ə)nt]</text:span></text:p><text:p text:style-name="P25"><text:span text:style-name="T16">Mathematics: a small positive change </text:span></text:p></office:annotation></text:span><text:span text:style-name="T2">nts</text:span><text:span text:style-name="T1"> the value of </text:span><text:span text:style-name="Teletype"><text:span text:style-name="T7">grades_70_to_79 </text:span></text:span><text:span text:style-name="T1">only if the value of </text:span><text:span text:style-name="Teletype"><text:span text:style-name="T7">grade</text:span></text:span><text:span text:style-name="T1"> is greater than or equal to </text:span><text:span text:style-name="Teletype"><text:span text:style-name="T7">70</text:span></text:span><text:span text:style-name="T1"> and less than or equal to </text:span><text:span text:style-name="Teletype"><text:span text:style-name="T7">79:</text:span></text:span></text:p>
      <text:p text:style-name="P13"><text:span text:style-name="Teletype"><text:span text:style-name="T7">if ( grade &gt;= 70 &amp;&amp; grade &lt;= 79 )</text:span></text:span><text:span text:style-name="T1"><text:line-break/></text:span><text:span text:style-name="Teletype"><text:span text:style-name="T1">    </text:span></text:span><text:span text:style-name="Teletype"><text:span text:style-name="T7">++grades_70_to_79;</text:span></text:span></text:p>
      <text:p text:style-name="P12"><text:span text:style-name="T1">In a similar manner, the following statement causes execution of the </text:span><text:span text:style-name="Teletype"><text:span text:style-name="T7">NSLog</text:span></text:span><text:span text:style-name="T1"> statement if index is less than </text:span><text:span text:style-name="Teletype"><text:span text:style-name="T7">0</text:span></text:span><text:span text:style-name="T1"> </text:span><text:span text:style-name="T5">or</text:span><text:span text:style-name="T1"> greater than </text:span><text:span text:style-name="Teletype"><text:span text:style-name="T7">99</text:span></text:span><text:span text:style-name="T1">:</text:span></text:p>
      <text:p text:style-name="P13"><text:span text:style-name="Teletype"><text:span text:style-name="T7">if ( index &lt; 0 || index &gt; 99 )</text:span></text:span><text:span text:style-name="T1"><text:line-break/></text:span><text:span text:style-name="Teletype"><text:span text:style-name="T1">     </text:span></text:span><text:span text:style-name="Teletype"><text:span text:style-name="T7">NSLog (@"Error - index out of range");</text:span></text:span></text:p>
      <text:p text:style-name="P10">The compound operators can be used to form extremely complex expressions in Objective-C. The Objective-C language <text:span text:style-name="T13">gr</text:span><text:span text:style-name="T13"><office:annotation><dc:creator>lixinghe </dc:creator><dc:date>2013-04-27T16:48:32</dc:date><text:p text:style-name="P25"><text:span text:style-name="T16">grant *[grænt]</text:span></text:p><text:p text:style-name="P25"><text:span text:style-name="T16">give a right (sb) to do sth</text:span></text:p></office:annotation></text:span><text:span text:style-name="T13">ants</text:span> the programmer the ultimate flexibility in forming expressions, but this flexibility is a capability that programmer<text:span text:style-name="T14">s often abuse.</text:span> Simpler expressions are almost always easier to read and debug.</text:p>
      <text:p text:style-name="P15"><text:span text:style-name="T1">When forming compound relational expressions, liberally use parentheses to aid readability of the expression and avoid getting into trouble because of a mistaken </text:span><text:span text:style-name="T2">assumpt</text:span><text:span text:style-name="T2"><office:annotation><dc:creator>lixinghe </dc:creator><dc:date>2013-04-27T16:49:43</dc:date><text:p text:style-name="P25"><text:span text:style-name="T16">assumption *[ә'sʌmpʃәn]</text:span></text:p><text:p text:style-name="P25"><text:span text:style-name="T16">a thing is assumed as true.</text:span></text:p></office:annotation></text:span><text:span text:style-name="T2">ion</text:span><text:span text:style-name="T1"> about the precedence of the operators in the or expression. (The </text:span><text:span text:style-name="Teletype"><text:span text:style-name="T7">&amp;&amp;</text:span></text:span><text:span text:style-name="T1"> operator has lower precedence than any arithmetic or relational operator but higher precedence than the </text:span><text:span text:style-name="Teletype"><text:span text:style-name="T7">||</text:span></text:span><text:span text:style-name="T1"> operator.) Blank spaces also can aid in the expression’s readability. An extra blank space around the </text:span><text:span text:style-name="Teletype"><text:span text:style-name="T7">&amp;&amp;</text:span></text:span><text:span text:style-name="T1"> and </text:span><text:span text:style-name="Teletype"><text:span text:style-name="T7">||</text:span></text:span><text:span text:style-name="T1"> operators visually sets these operators apart from the expressions they are joining.</text:span></text:p>
      <text:p text:style-name="P14">To illustrate the use of a compound relational test in an actual program example, let’s write a program that tests whether a year is <text:span text:style-name="T13">a leap year.</text:span> We all know that a year is a leap year if it is evenly divisible by 4. What you might not realize, however, is that a year that is divisible by 100 is not a leap year unless it is also divisible by 400.</text:p>
      <text:p text:style-name="P15"><text:bookmark text:name="filepos377021"/><text:span text:style-name="T1">Try to think how you would go about setting up a test for such a condition. First, you could compute the remainders of the year after division by 4, 100, and 400, and assign these values to appropriately named variables, such as </text:span><text:span text:style-name="Teletype"><text:span text:style-name="T7">rem_4</text:span></text:span><text:span text:style-name="T1">, </text:span><text:span text:style-name="Teletype"><text:span text:style-name="T7">rem_100</text:span></text:span><text:span text:style-name="T1">, and </text:span><text:span text:style-name="Teletype"><text:span text:style-name="T7">rem_400</text:span></text:span><text:span text:style-name="T1">, respectively. Then you could test these remainders to determine whether the desired </text:span><text:span text:style-name="T2">crite</text:span><text:span text:style-name="T2"><office:annotation><dc:creator>lixinghe </dc:creator><dc:date>2013-04-27T17:03:32</dc:date><text:p text:style-name="P25"><text:span text:style-name="T16">criteria *[krai'tiәriә]</text:span></text:p><text:p text:style-name="P25"><text:span text:style-name="T16">a principle on which you judge or decide sth</text:span></text:p></office:annotation></text:span><text:span text:style-name="T2">ria</text:span><text:span text:style-name="T1"> for a leap year were met.</text:span></text:p>
      <text:p text:style-name="P14">If we rephrase our previous definition of a leap year, we can say that a year is a leap year if it is evenly divisible by 4 and not by 100 or if it is evenly divisible by 400. Stop for a moment to reflect on this last sentence and to verify to yourself that it is equivalent to the previously stated definition. Now that we have reformulated our definition in these terms, it becomes a relatively straightforward task to translate it into a program statement, as follows:</text:p>
      <text:p text:style-name="P13"><text:span text:style-name="Teletype"><text:span text:style-name="T7">if ( (rem_4 == 0 &amp;&amp; rem_100 != 0) || rem_400 == 0 )</text:span></text:span><text:span text:style-name="T1"><text:line-break/></text:span><text:span text:style-name="Teletype"><text:span text:style-name="T1">    </text:span></text:span><text:span text:style-name="Teletype"><text:span text:style-name="T7">NSLog (@"It's a leap year.");</text:span></text:span></text:p>
      <text:p text:style-name="P10">The parentheses around the following subexpression are not required:</text:p>
      <text:p text:style-name="P13"><text:span text:style-name="Teletype"><text:span text:style-name="T7">rem_4 == 0 &amp;&amp; rem_100 != 0</text:span></text:span></text:p>
      <text:p text:style-name="P12"><text:span text:style-name="T1">This is because the expression will be evaluated that way anyway: Remember that </text:span><text:span text:style-name="Teletype"><text:span text:style-name="T7">&amp;&amp;</text:span></text:span><text:span text:style-name="T1"> has higher precedence than ||.</text:span></text:p>
      <text:p text:style-name="P14">In fact, in this particular example, the following test would work just as well:</text:p>
      <text:p text:style-name="P13"><text:span text:style-name="Teletype"><text:span text:style-name="T7">if ( rem_4 == 0 &amp;&amp; ( rem_100 != 0 || rem_400 == 0 ) )</text:span></text:span></text:p>
      <text:p text:style-name="P12"><text:span text:style-name="T1">If you add a few statements in front of the test to declare the variables and to enable the user to key in the year from the terminal, you end up with a program that determines whether a year is a leap year, as shown in </text:span><text:a xlink:type="simple" xlink:href="#filepos379340"><text:span text:style-name="T12">Program 6.5</text:span></text:a><text:span text:style-name="T1">.</text:span></text:p>
      <text:p text:style-name="P3"><text:bookmark text:name="filepos379340"/>Program 6.5</text:p>
      <text:p text:style-name="P17">Click here to view code image</text:p>
      <text:p text:style-name="P22"/>
      <text:p text:style-name="P13"><text:span text:style-name="Teletype"><text:span text:style-name="T7">// This program determines if a year is a leap year</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year, rem_4, rem_100, rem_400;</text:span></text:span><text:span text:style-name="T1"><text:line-break/><text:line-break/></text:span><text:span text:style-name="Teletype"><text:span text:style-name="T1">      </text:span></text:span><text:span text:style-name="Teletype"><text:span text:style-name="T7">NSLog (@"Enter the year to be tested: ");</text:span></text:span><text:span text:style-name="T1"><text:line-break/></text:span><text:span text:style-name="Teletype"><text:span text:style-name="T1">      </text:span></text:span><text:span text:style-name="Teletype"><text:span text:style-name="T7">scanf ("%i", &amp;year);</text:span></text:span><text:span text:style-name="T1"><text:line-break/><text:line-break/></text:span><text:span text:style-name="Teletype"><text:span text:style-name="T1">      </text:span></text:span><text:span text:style-name="Teletype"><text:span text:style-name="T7">rem_4 = year % 4;</text:span></text:span><text:span text:style-name="T1"><text:line-break/></text:span><text:span text:style-name="Teletype"><text:span text:style-name="T1">      </text:span></text:span><text:span text:style-name="Teletype"><text:span text:style-name="T7">rem_100 = year % 100;</text:span></text:span><text:span text:style-name="T1"><text:line-break/></text:span><text:span text:style-name="Teletype"><text:span text:style-name="T1">      </text:span></text:span><text:span text:style-name="Teletype"><text:span text:style-name="T7">rem_400 = year % 400;</text:span></text:span><text:span text:style-name="T1"><text:line-break/><text:line-break/></text:span><text:span text:style-name="Teletype"><text:span text:style-name="T1">      </text:span></text:span><text:span text:style-name="Teletype"><text:span text:style-name="T7">if ( (rem_4 == 0 &amp;&amp; rem_100 != 0) || rem_400 == 0 )</text:span></text:span><text:span text:style-name="T1"><text:line-break/></text:span><text:span text:style-name="Teletype"><text:span text:style-name="T1">         </text:span></text:span><text:span text:style-name="Teletype"><text:span text:style-name="T7">NSLog (@"It's a leap year.");</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NSLog (@"Nope, it's not a leap year.");</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5. Output</text:p>
      <text:p text:style-name="P22"/>
      <text:p text:style-name="P13"><text:span text:style-name="Teletype"><text:span text:style-name="T7">Enter the year to be tested:</text:span></text:span><text:span text:style-name="T1"><text:line-break/></text:span><text:span text:style-name="Teletype"><text:span text:style-name="T9">1955</text:span></text:span><text:span text:style-name="T1"><text:line-break/></text:span><text:span text:style-name="Teletype"><text:span text:style-name="T7">Nope, it's not a leap year.</text:span></text:span></text:p>
      <text:p text:style-name="P22"/>
      <text:p text:style-name="P3">Program 6.5. Output (Rerun)</text:p>
      <text:p text:style-name="P22"/>
      <text:p text:style-name="P13"><text:span text:style-name="Teletype"><text:span text:style-name="T7">Enter the year to be tested:</text:span></text:span><text:span text:style-name="T1"><text:line-break/></text:span><text:span text:style-name="Teletype"><text:span text:style-name="T9">2000</text:span></text:span><text:span text:style-name="T1"><text:line-break/></text:span><text:span text:style-name="Teletype"><text:span text:style-name="T7">It's a leap year.</text:span></text:span></text:p>
      <text:p text:style-name="P22"/>
      <text:p text:style-name="P3">Program 6.5. Output (Rerun)</text:p>
      <text:p text:style-name="P22"/>
      <text:p text:style-name="P13"><text:span text:style-name="Teletype"><text:span text:style-name="T7">Enter the year to be tested:</text:span></text:span><text:span text:style-name="T1"><text:line-break/></text:span><text:span text:style-name="Teletype"><text:span text:style-name="T9">1800</text:span></text:span><text:span text:style-name="T1"><text:line-break/></text:span><text:span text:style-name="Teletype"><text:span text:style-name="T7">Nope, it's not a leap year.</text:span></text:span></text:p>
      <text:p text:style-name="P22"/>
      <text:p text:style-name="P10">The previous examples use a year that is not a leap year because it isn’t evenly divisible by 4 (1955), a year that is a leap year because it is evenly divisible by 400 (2000), and a year that isn’t a leap year because it is evenly divisible by 100 but not by 400 (1800). To complete the run of test cases, you should also try a year that is evenly divisible by 4 and not by 100. This is left as an exercise for you.</text:p>
      <text:p text:style-name="P15"><text:span text:style-name="T1">We mentioned that Objective-C gives the programmer a </text:span><text:span text:style-name="T2">tremend</text:span><text:span text:style-name="T2"><office:annotation><dc:creator>lixinghe </dc:creator><dc:date>2013-04-27T17:05:07</dc:date><text:p text:style-name="P25"><text:span text:style-name="T16">tremendous *[tri'mendәs]</text:span></text:p><text:p text:style-name="P25"><text:span text:style-name="T16">very great in amount, scale, or intensity</text:span></text:p></office:annotation></text:span><text:span text:style-name="T2">ous</text:span><text:span text:style-name="T1"> amount of flexibility in forming expressions. For instance, in the previous program, you did not have to calculate the intermediate results </text:span><text:span text:style-name="Teletype"><text:span text:style-name="T7">rem_4</text:span></text:span><text:span text:style-name="T1">, </text:span><text:span text:style-name="Teletype"><text:span text:style-name="T7">rem_100</text:span></text:span><text:span text:style-name="T1">, and </text:span><text:span text:style-name="Teletype"><text:span text:style-name="T7">rem_400</text:span></text:span><text:span text:style-name="T1">; you could have performed the calculation directly inside the </text:span><text:span text:style-name="Teletype"><text:span text:style-name="T7">if</text:span></text:span><text:span text:style-name="T1">statement, as follows:</text:span></text:p>
      <text:p text:style-name="P13"><text:span text:style-name="Teletype"><text:span text:style-name="T7">if ( ( year % 4 == 0 &amp;&amp; year % 100 != 0 ) || year % 400 == 0 )</text:span></text:span></text:p>
      <text:p text:style-name="P10">Using blank spaces to set off the various operators still makes the previous expression readable. If you decided to ignore this and removed the unnecessary set of parentheses, you could end up with an expression that looked like this:</text:p>
      <text:p text:style-name="P13"><text:span text:style-name="Teletype"><text:span text:style-name="T7">if(year%4==0&amp;&amp;year%100!=0||year%400==0)</text:span></text:span></text:p>
      <text:p text:style-name="P10"><text:bookmark text:name="filepos383658"/>This expression is perfectly valid and, believe it or not, executes <office:annotation><dc:creator>lixinghe </dc:creator><dc:date>2013-04-27T17:08:43</dc:date><text:p text:style-name="P25"><text:span text:style-name="T16">identically *[ai'dentikәl]</text:span></text:p><text:p text:style-name="P25"><text:span text:style-name="T16">exactly alike</text:span></text:p></office:annotation><text:span text:style-name="T13">identically</text:span> to the expression shown immediately before it. Obviously, those extra blanks go a long way toward aiding our understanding of complex expressions.</text:p>
      <text:p text:style-name="P8"><text:bookmark text:name="filepos383934"/><text:span text:style-name="T4">Nested </text:span><text:span text:style-name="Teletype"><text:span text:style-name="T9">if</text:span></text:span><text:span text:style-name="T1"> </text:span><text:span text:style-name="T4">Statements</text:span></text:p>
      <text:p text:style-name="P16"><text:span text:style-name="T1">In discussions of the general format of the </text:span><text:span text:style-name="Teletype"><text:span text:style-name="T7">if</text:span></text:span><text:span text:style-name="T1"> statement, we indicated that if the result of evaluating the expression inside the parentheses is </text:span><text:span text:style-name="Teletype"><text:span text:style-name="T7">true</text:span></text:span><text:span text:style-name="T1">, the statement that immediately follows is executed. It is perfectly valid for this program statement to be another </text:span><text:span text:style-name="Teletype"><text:span text:style-name="T7">if</text:span></text:span><text:span text:style-name="T1"> statement, as in the following statement:</text:span></text:p>
      <text:p text:style-name="P17">Click here to view code image</text:p>
      <text:p text:style-name="P13"><text:span text:style-name="Teletype"><text:span text:style-name="T7">if ( [chessGame isOver] == NO )</text:span></text:span><text:span text:style-name="T1"><text:line-break/></text:span><text:span text:style-name="Teletype"><text:span text:style-name="T1">     </text:span></text:span><text:span text:style-name="Teletype"><text:span text:style-name="T7">if ( [chessGame whoseTurn] == YOU )</text:span></text:span><text:span text:style-name="T1"><text:line-break/></text:span><text:span text:style-name="Teletype"><text:span text:style-name="T1">          </text:span></text:span><text:span text:style-name="Teletype"><text:span text:style-name="T7">[chessGame yourMove];</text:span></text:span></text:p>
      <text:p text:style-name="P12"><text:span text:style-name="T1">If the value returned by sending the </text:span><text:span text:style-name="Teletype"><text:span text:style-name="T7">isOver</text:span></text:span><text:span text:style-name="T1"> message to </text:span><text:span text:style-name="Teletype"><text:span text:style-name="T7">chessGame</text:span></text:span><text:span text:style-name="T1"> is </text:span><text:span text:style-name="Teletype"><text:span text:style-name="T7">NO</text:span></text:span><text:span text:style-name="T1">, the following statement is executed; this statement, in turn, is another </text:span><text:span text:style-name="Teletype"><text:span text:style-name="T7">if </text:span></text:span><text:span text:style-name="T1">statement. This </text:span><text:span text:style-name="Teletype"><text:span text:style-name="T7">if</text:span></text:span><text:span text:style-name="T1"> statement compares the value returned from the </text:span><text:span text:style-name="Teletype"><text:span text:style-name="T7">whoseTurn</text:span></text:span><text:span text:style-name="T1"> method against </text:span><text:span text:style-name="Teletype"><text:span text:style-name="T7">YOU</text:span></text:span><text:span text:style-name="T1">. If the two values are equal, the </text:span><text:span text:style-name="Teletype"><text:span text:style-name="T7">yourMove</text:span></text:span><text:span text:style-name="T1"> message is sent to the </text:span><text:span text:style-name="Teletype"><text:span text:style-name="T7">chessGame</text:span></text:span><text:span text:style-name="T1"> object. Therefore, the </text:span><text:span text:style-name="Teletype"><text:span text:style-name="T7">yourMove</text:span></text:span><text:span text:style-name="T1"> message is sent only if both the game is not done and it’s your turn. In fact, this statement could have been equivalently formulated using </text:span><text:span text:style-name="T2">compound</text:span><text:span text:style-name="T1"> relationals, like so:</text:span></text:p>
      <text:p text:style-name="P17">Click here to view code image</text:p>
      <text:p text:style-name="P13"><text:span text:style-name="Teletype"><text:span text:style-name="T7">if ( [chessGame isOver] == NO &amp;&amp; [chessGame whoseTurn] == YOU )</text:span></text:span><text:span text:style-name="T1"><text:line-break/></text:span><text:span text:style-name="Teletype"><text:span text:style-name="T1">     </text:span></text:span><text:span text:style-name="Teletype"><text:span text:style-name="T7">[chessGame yourMove];</text:span></text:span></text:p>
      <text:p text:style-name="P12"><text:span text:style-name="T1">A more practical example of nested </text:span><text:span text:style-name="Teletype"><text:span text:style-name="T7">if</text:span></text:span><text:span text:style-name="T1"> statements might involve adding an </text:span><text:span text:style-name="Teletype"><text:span text:style-name="T7">else</text:span></text:span><text:span text:style-name="T1"> clause to the previous example, as shown here:</text:span></text:p>
      <text:p text:style-name="P17">Click here to view code image</text:p>
      <text:p text:style-name="P13"><text:span text:style-name="Teletype"><text:span text:style-name="T7">if ( [chessGame isOver] == NO )</text:span></text:span><text:span text:style-name="T1"><text:line-break/></text:span><text:span text:style-name="Teletype"><text:span text:style-name="T1">     </text:span></text:span><text:span text:style-name="Teletype"><text:span text:style-name="T7">if ( [chessGame whoseTurn] == YOU )</text:span></text:span><text:span text:style-name="T1"><text:line-break/></text:span><text:span text:style-name="Teletype"><text:span text:style-name="T1">          </text:span></text:span><text:span text:style-name="Teletype"><text:span text:style-name="T7">[chessGame yourMove];</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chessGame myMove];</text:span></text:span></text:p>
      <text:p text:style-name="P12"><text:span text:style-name="T1">Executing this statement proceeds as described previously. However, if the game is not over and it’s not your move, the </text:span><text:span text:style-name="Teletype"><text:span text:style-name="T7">else</text:span></text:span><text:span text:style-name="T1"> clause is executed. This sends the message </text:span><text:span text:style-name="Teletype"><text:span text:style-name="T7">myMove</text:span></text:span><text:span text:style-name="T1"> to </text:span><text:span text:style-name="Teletype"><text:span text:style-name="T7">chessGame</text:span></text:span><text:span text:style-name="T1">. If the game is over, the entire </text:span><text:span text:style-name="Teletype"><text:span text:style-name="T7">if</text:span></text:span><text:span text:style-name="T1"> statement that follows, including its associated </text:span><text:span text:style-name="Teletype"><text:span text:style-name="T7">else</text:span></text:span><text:span text:style-name="T1"> </text:span><text:span text:style-name="T2">cl</text:span><text:span text:style-name="T2"><office:annotation><dc:creator>lixinghe </dc:creator><dc:date>2013-04-27T17:10:44</dc:date><text:p text:style-name="P25"><text:span text:style-name="T16"><text:s/></text:span><text:span text:style-name="T16">clause /kl'ɔːz/ </text:span></text:p><text:p text:style-name="P25"><text:span text:style-name="T16">In grammer, a clause is a group of words containing a verb. sentences contains one or more clauses.</text:span></text:p></office:annotation></text:span><text:span text:style-name="T2">ause</text:span><text:span text:style-name="T1">, is skipped.</text:span></text:p>
      <text:p text:style-name="P15"><text:span text:style-name="T1">Notice how the </text:span><text:span text:style-name="Teletype"><text:span text:style-name="T7">else</text:span></text:span><text:span text:style-name="T1"> clause is associated with the </text:span><text:span text:style-name="Teletype"><text:span text:style-name="T7">if</text:span></text:span><text:span text:style-name="T1"> statement that tests the value returned from the </text:span><text:span text:style-name="Teletype"><text:span text:style-name="T7">whoseTurn</text:span></text:span><text:span text:style-name="T1"> method, not with the </text:span><text:span text:style-name="Teletype"><text:span text:style-name="T7">if</text:span></text:span><text:span text:style-name="T1"> statement that tests whether the game is over. The general rule is that an </text:span><text:span text:style-name="Teletype"><text:span text:style-name="T7">else</text:span></text:span><text:span text:style-name="T1"> clause is always associated with the last </text:span><text:span text:style-name="Teletype"><text:span text:style-name="T7">if</text:span></text:span><text:span text:style-name="T1"> statement that doesn’t contain an </text:span><text:span text:style-name="Teletype"><text:span text:style-name="T7">else</text:span></text:span><text:span text:style-name="T1">.</text:span></text:p>
      <text:p text:style-name="P15"><text:span text:style-name="T1">You can go one step further and add an </text:span><text:span text:style-name="Teletype"><text:span text:style-name="T7">else</text:span></text:span><text:span text:style-name="T1"> clause to the outermost </text:span><text:span text:style-name="Teletype"><text:span text:style-name="T7">if</text:span></text:span><text:span text:style-name="T1"> statement in the preceding example. This </text:span><text:span text:style-name="Teletype"><text:span text:style-name="T7">else</text:span></text:span><text:span text:style-name="T1"> clause is executed if the game is over:</text:span></text:p>
      <text:p text:style-name="P17">Click here to view code image</text:p>
      <text:p text:style-name="P13"><text:span text:style-name="Teletype"><text:span text:style-name="T7">if ( [chessGame isOver] == NO )</text:span></text:span><text:span text:style-name="T1"><text:line-break/></text:span><text:span text:style-name="Teletype"><text:span text:style-name="T1">     </text:span></text:span><text:span text:style-name="Teletype"><text:span text:style-name="T7">if ( [chessGame whoseTurn] == YOU )</text:span></text:span><text:span text:style-name="T1"><text:line-break/></text:span><text:span text:style-name="Teletype"><text:span text:style-name="T1">          </text:span></text:span><text:span text:style-name="Teletype"><text:span text:style-name="T7">[chessGame yourMove];</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chessGame myMove];</text:span></text:span><text:span text:style-name="T1"><text:line-break/></text:span><text:span text:style-name="Teletype"><text:span text:style-name="T7">else</text:span></text:span><text:span text:style-name="T1"><text:line-break/></text:span><text:span text:style-name="Teletype"><text:span text:style-name="T1">     </text:span></text:span><text:span text:style-name="Teletype"><text:span text:style-name="T7">[chessGame finish];</text:span></text:span></text:p>
      <text:p text:style-name="P12"><text:bookmark text:name="filepos389010"/><text:span text:style-name="T1">Of course, even if you use </text:span><text:span text:style-name="T2">inde</text:span><text:span text:style-name="T2"><office:annotation><dc:creator>lixinghe </dc:creator><dc:date>2013-04-27T17:12:38</dc:date><text:p text:style-name="P25"><text:span text:style-name="T16">indentation *[,inden'teiʃәn]</text:span></text:p><text:p text:style-name="P25"><text:span text:style-name="T16">缩进</text:span></text:p></office:annotation></text:span><text:span text:style-name="T2">ntation</text:span><text:span text:style-name="T1"> to indicate the way you think a statement will be </text:span><text:span text:style-name="T2">interpr</text:span><text:span text:style-name="T2"><office:annotation><dc:creator>lixinghe </dc:creator><dc:date>2013-04-27T17:13:04</dc:date><text:p text:style-name="P25"><text:span text:style-name="T16">interpret *[in'tә:prit]</text:span></text:p><text:p text:style-name="P25"><text:span text:style-name="T16">explain the meaning of ( words.)</text:span></text:p></office:annotation></text:span><text:span text:style-name="T2">eted</text:span><text:span text:style-name="T1"> in the Objective-C language, it might not always </text:span><text:span text:style-name="T2">coi</text:span><text:span text:style-name="T2"><office:annotation><dc:creator>lixinghe </dc:creator><dc:date>2013-04-27T17:15:08</dc:date><text:p text:style-name="P25"><text:span text:style-name="T16"><text:s/></text:span><text:span text:style-name="T16">coincide *[,kәuin'said]</text:span></text:p><text:p text:style-name="P25"><text:span text:style-name="T16">if <text:s/>the ideas or interests of two of more people coincide, they are the same.</text:span></text:p></office:annotation></text:span><text:span text:style-name="T2">ncide</text:span><text:span text:style-name="T1"> with the way the system actually </text:span><text:span text:style-name="T2">interprets</text:span><text:span text:style-name="T1"> the statement. For instance, removing the first </text:span><text:span text:style-name="Teletype"><text:span text:style-name="T7">else</text:span></text:span><text:span text:style-name="T1"> clause from the previous example will </text:span><text:span text:style-name="T5">not </text:span><text:span text:style-name="T1">result in the statement being interpreted as its format indicates:</text:span></text:p>
      <text:p text:style-name="P17">Click here to view code image</text:p>
      <text:p text:style-name="P13"><text:span text:style-name="Teletype"><text:span text:style-name="T7">if ( [chessGame isOver] == NO )</text:span></text:span><text:span text:style-name="T1"><text:line-break/></text:span><text:span text:style-name="Teletype"><text:span text:style-name="T1">     </text:span></text:span><text:span text:style-name="Teletype"><text:span text:style-name="T7">if ( [chessGame whoseTurn] == YOU )</text:span></text:span><text:span text:style-name="T1"><text:line-break/></text:span><text:span text:style-name="Teletype"><text:span text:style-name="T1">          </text:span></text:span><text:span text:style-name="Teletype"><text:span text:style-name="T7">[chessGame yourMove];</text:span></text:span><text:span text:style-name="T1"><text:line-break/></text:span><text:span text:style-name="Teletype"><text:span text:style-name="T7">else</text:span></text:span><text:span text:style-name="T1"><text:line-break/></text:span><text:span text:style-name="Teletype"><text:span text:style-name="T1">     </text:span></text:span><text:span text:style-name="Teletype"><text:span text:style-name="T7">[chessGame finish];</text:span></text:span></text:p>
      <text:p text:style-name="P10">Instead, this statement will be interpreted as follows:</text:p>
      <text:p text:style-name="P17">Click here to view code image</text:p>
      <text:p text:style-name="P13"><text:span text:style-name="Teletype"><text:span text:style-name="T7">if ( [chessGame isOver] == NO )</text:span></text:span><text:span text:style-name="T1"><text:line-break/></text:span><text:span text:style-name="Teletype"><text:span text:style-name="T1">     </text:span></text:span><text:span text:style-name="Teletype"><text:span text:style-name="T7">if ( [chessGame whoseTurn] == YOU )</text:span></text:span><text:span text:style-name="T1"><text:line-break/></text:span><text:span text:style-name="Teletype"><text:span text:style-name="T1">          </text:span></text:span><text:span text:style-name="Teletype"><text:span text:style-name="T7">[chessGame yourMove];</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chessGame finish];</text:span></text:span></text:p>
      <text:p text:style-name="P12"><text:span text:style-name="T1">This is because the </text:span><text:span text:style-name="Teletype"><text:span text:style-name="T7">else</text:span></text:span><text:span text:style-name="T1"> clause is associated with the last un-</text:span><text:span text:style-name="Teletype"><text:span text:style-name="T7">elsed if</text:span></text:span><text:span text:style-name="T1">. You can use braces to force a different association when an </text:span><text:span text:style-name="T2">innermost</text:span><text:span text:style-name="T1"> </text:span><text:span text:style-name="Teletype"><text:span text:style-name="T7">if</text:span></text:span><text:span text:style-name="T1"> does not contain an else but an outer </text:span><text:span text:style-name="Teletype"><text:span text:style-name="T7">if</text:span></text:span><text:span text:style-name="T1"> does. The braces have the effect of closing off the </text:span><text:span text:style-name="Teletype"><text:span text:style-name="T7">if</text:span></text:span><text:span text:style-name="T1"> statement. Therefore, the following statement achieves the desired effect:</text:span></text:p>
      <text:p text:style-name="P17">Click here to view code image</text:p>
      <text:p text:style-name="P13"><text:span text:style-name="Teletype"><text:span text:style-name="T7">if ( [chessGame isOver] == NO ) {</text:span></text:span><text:span text:style-name="T1"><text:line-break/></text:span><text:span text:style-name="Teletype"><text:span text:style-name="T1">     </text:span></text:span><text:span text:style-name="Teletype"><text:span text:style-name="T7">if ( [chessGame whoseTurn] == YOU )</text:span></text:span><text:span text:style-name="T1"><text:line-break/></text:span><text:span text:style-name="Teletype"><text:span text:style-name="T1">          </text:span></text:span><text:span text:style-name="Teletype"><text:span text:style-name="T7">[chessGame yourMove];</text:span></text:span><text:span text:style-name="T1"><text:line-break/></text:span><text:span text:style-name="Teletype"><text:span text:style-name="T7">}</text:span></text:span><text:span text:style-name="T1"><text:line-break/></text:span><text:span text:style-name="Teletype"><text:span text:style-name="T7">else</text:span></text:span><text:span text:style-name="T1"><text:line-break/></text:span><text:span text:style-name="Teletype"><text:span text:style-name="T1">     </text:span></text:span><text:span text:style-name="Teletype"><text:span text:style-name="T7">[chessGame finish];</text:span></text:span></text:p>
      <text:p text:style-name="P12"><text:bookmark text:name="filepos391773"/><text:span text:style-name="T4">The </text:span><text:span text:style-name="Teletype"><text:span text:style-name="T9">else if</text:span></text:span><text:span text:style-name="T1"> </text:span><text:span text:style-name="T4">Construct</text:span></text:p>
      <text:p text:style-name="P16"><text:span text:style-name="T1">You have seen how the </text:span><text:span text:style-name="Teletype"><text:span text:style-name="T7">else</text:span></text:span><text:span text:style-name="T1"> statement comes into play when you have a test against two possible conditions: Either the number is even or it is odd; either the year is a leap year or it is not. However, programming decisions you have to make are not always so black and white. Consider the task of writing a program that displays </text:span><text:span text:style-name="Teletype"><text:span text:style-name="T1">–</text:span></text:span><text:span text:style-name="Teletype"><text:span text:style-name="T7">1</text:span></text:span><text:span text:style-name="T1"> if a number the user types is less than zero, </text:span><text:span text:style-name="Teletype"><text:span text:style-name="T7">0</text:span></text:span><text:span text:style-name="T1"> if the number is equal to zero, and </text:span><text:span text:style-name="Teletype"><text:span text:style-name="T7">1</text:span></text:span><text:span text:style-name="T1"> if the number is greater than zero. (This is actually an implementation of what is commonly called the </text:span><text:span text:style-name="T5">sign</text:span><text:span text:style-name="T1"> function.) Obviously, you must make three tests in this case to determine whether the number that is keyed in is negative, zero, or positive. The simple </text:span><text:span text:style-name="Teletype"><text:span text:style-name="T7">if-else</text:span></text:span><text:span text:style-name="T1"> construct will not work. Of course, in this case, you can always</text:span><text:bookmark text:name="filepos392833"/><text:span text:style-name="T1"> </text:span><text:span text:style-name="T2">res</text:span><text:span text:style-name="T2"><office:annotation><dc:creator>lixinghe </dc:creator><dc:date>2013-05-02T10:39:09</dc:date><text:p text:style-name="P25"><text:span text:style-name="T16">resort <text:s/>/rɪz'ɔːrt/ </text:span></text:p><text:p text:style-name="P25"><text:span text:style-name="T16">if you resort to a course of action that you don't really approve of, you adopt it because you cannot see any other way of achieving what you want.</text:span></text:p></office:annotation></text:span><text:span text:style-name="T2">ort</text:span><text:span text:style-name="T1"> to three separate </text:span><text:span text:style-name="Teletype"><text:span text:style-name="T7">if</text:span></text:span><text:span text:style-name="T1"> statements, but this solution does not always work, especially if the tests are not </text:span><text:span text:style-name="T2">mutu</text:span><text:span text:style-name="T2"><office:annotation><dc:creator>lixinghe </dc:creator><dc:date>2013-05-02T10:53:48</dc:date><text:p text:style-name="P25"><text:span text:style-name="T16">mutually /mj'uːtʃuəl/</text:span></text:p><text:p text:style-name="P25"><text:span text:style-name="T16">sth which 2 or more <text:s/>people share.</text:span></text:p></office:annotation></text:span><text:span text:style-name="T2">ally</text:span><text:span text:style-name="T1"> </text:span><text:span text:style-name="T2">excl</text:span><text:span text:style-name="T2"><office:annotation><dc:creator>lixinghe </dc:creator><dc:date>2013-05-02T10:48:26</dc:date><text:p text:style-name="P25"><text:span text:style-name="T16">exclusive <text:s/>/ɪkskl'uːsɪv/ </text:span></text:p><text:p text:style-name="P25"><text:span text:style-name="T16">sth that is exclusive is used or owned by only one person or group, and not shared with anyone else.</text:span></text:p></office:annotation></text:span><text:span text:style-name="T2">usive</text:span><text:span text:style-name="T1">.</text:span></text:p>
      <text:p text:style-name="P15"><text:span text:style-name="T1">You can handle the situation just described by adding an </text:span><text:span text:style-name="Teletype"><text:span text:style-name="T7">if</text:span></text:span><text:span text:style-name="T1"> statement to your </text:span><text:span text:style-name="Teletype"><text:span text:style-name="T7">else</text:span></text:span><text:span text:style-name="T1"> clause. We mentioned that the statement that follows an </text:span><text:span text:style-name="Teletype"><text:span text:style-name="T7">else</text:span></text:span><text:span text:style-name="T1"> could be any valid Objective-C program statement, so why not another </text:span><text:span text:style-name="Teletype"><text:span text:style-name="T7">if</text:span></text:span><text:span text:style-name="T1">? Thus, in the general case, you could write the following:</text:span></text:p>
      <text:p text:style-name="P13"><text:span text:style-name="Teletype"><text:span text:style-name="T7">if ( </text:span></text:span><text:span text:style-name="Teletype"><text:span text:style-name="T10">expression 1</text:span></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10">program statement 1</text:span></text:span><text:span text:style-name="T1"><text:line-break/></text:span><text:span text:style-name="Teletype"><text:span text:style-name="T7">else</text:span></text:span><text:span text:style-name="T1"><text:line-break/></text:span><text:span text:style-name="Teletype"><text:span text:style-name="T1">     </text:span></text:span><text:span text:style-name="Teletype"><text:span text:style-name="T7">if ( </text:span></text:span><text:span text:style-name="Teletype"><text:span text:style-name="T10">expression 2</text:span></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10">program statement 2</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10">program statement 3</text:span></text:span></text:p>
      <text:p text:style-name="P12"><text:span text:style-name="T1">This effectively extends the </text:span><text:span text:style-name="Teletype"><text:span text:style-name="T7">if</text:span></text:span><text:span text:style-name="T1"> statement from a two-valued logic decision to a three-valued logic decision. You can continue to add </text:span><text:span text:style-name="Teletype"><text:span text:style-name="T7">if</text:span></text:span><text:span text:style-name="T1"> statements to the </text:span><text:span text:style-name="Teletype"><text:span text:style-name="T7">else</text:span></text:span><text:span text:style-name="T1"> clauses, in the manner just shown, to effectively extend the decision to an </text:span><text:span text:style-name="Teletype"><text:span text:style-name="T7">n</text:span></text:span><text:span text:style-name="T1">-valued logic decision.</text:span></text:p>
      <text:p text:style-name="P15"><text:span text:style-name="T1">The preceding construct is so frequently used that it is generally referred to as an </text:span><text:span text:style-name="Teletype"><text:span text:style-name="T7">else if</text:span></text:span><text:span text:style-name="T1"> construct and is usually formatted differently from that shown previously:</text:span></text:p>
      <text:p text:style-name="P13"><text:span text:style-name="Teletype"><text:span text:style-name="T7">if ( </text:span></text:span><text:span text:style-name="Teletype"><text:span text:style-name="T10">expression 1</text:span></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10">program statement 1</text:span></text:span><text:span text:style-name="T1"><text:line-break/></text:span><text:span text:style-name="Teletype"><text:span text:style-name="T7">else if ( </text:span></text:span><text:span text:style-name="Teletype"><text:span text:style-name="T10">expression 2</text:span></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10">program statement 2</text:span></text:span><text:span text:style-name="T1"><text:line-break/></text:span><text:span text:style-name="Teletype"><text:span text:style-name="T7">else</text:span></text:span><text:span text:style-name="T1"><text:line-break/></text:span><text:span text:style-name="Teletype"><text:span text:style-name="T1">    </text:span></text:span><text:span text:style-name="Teletype"><text:span text:style-name="T10">program statement 3</text:span></text:span></text:p>
      <text:p text:style-name="P10">This latter method of formatting improves the readability of the statement and makes it clearer that a three-way decision is being made.</text:p>
      <text:p text:style-name="P15"><text:span text:style-name="T1">The next program illustrates the use of the </text:span><text:span text:style-name="Teletype"><text:span text:style-name="T7">else if</text:span></text:span><text:span text:style-name="T1"> construct by implementing the sign function discussed earlier.</text:span></text:p>
      <text:p text:style-name="P3"><text:bookmark text:name="filepos395765"/>Program 6.6</text:p>
      <text:p text:style-name="P17">Click here to view code image</text:p>
      <text:p text:style-name="P22"/>
      <text:p text:style-name="P13"><text:span text:style-name="Teletype"><text:span text:style-name="T7">// Program to implement the sign function</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number, sign;</text:span></text:span><text:span text:style-name="T1"><text:line-break/><text:line-break/></text:span><text:span text:style-name="Teletype"><text:span text:style-name="T1">      </text:span></text:span><text:span text:style-name="Teletype"><text:span text:style-name="T7">NSLog (@"Please type in a number: ");</text:span></text:span><text:span text:style-name="T1"><text:line-break/></text:span><text:span text:style-name="Teletype"><text:span text:style-name="T1">      </text:span></text:span><text:span text:style-name="Teletype"><text:span text:style-name="T7">scanf ("%i", &amp;number);</text:span></text:span><text:span text:style-name="T1"><text:line-break/><text:line-break/></text:span><text:span text:style-name="Teletype"><text:span text:style-name="T1">      </text:span></text:span><text:span text:style-name="Teletype"><text:span text:style-name="T7">if ( number &lt; 0 )</text:span></text:span><text:span text:style-name="T1"><text:line-break/></text:span><text:span text:style-name="Teletype"><text:span text:style-name="T1">         </text:span></text:span><text:span text:style-name="Teletype"><text:span text:style-name="T7">sign = -1;</text:span></text:span><text:span text:style-name="T1"><text:line-break/></text:span><text:span text:style-name="Teletype"><text:span text:style-name="T1">      </text:span></text:span><text:span text:style-name="Teletype"><text:span text:style-name="T7">else if ( number == 0 )</text:span></text:span><text:span text:style-name="T1"><text:line-break/></text:span><text:span text:style-name="Teletype"><text:span text:style-name="T1">         </text:span></text:span><text:span text:style-name="Teletype"><text:span text:style-name="T7">sign = 0;</text:span></text:span><text:span text:style-name="T1"><text:line-break/></text:span><text:span text:style-name="Teletype"><text:span text:style-name="T1">      </text:span></text:span><text:span text:style-name="Teletype"><text:span text:style-name="T7">else       // Must be positive</text:span></text:span><text:span text:style-name="T1"><text:line-break/></text:span><text:span text:style-name="Teletype"><text:span text:style-name="T1">         </text:span></text:span><text:span text:style-name="Teletype"><text:span text:style-name="T7">sign = 1;</text:span></text:span><text:span text:style-name="T1"><text:line-break/><text:line-break/></text:span><text:span text:style-name="Teletype"><text:span text:style-name="T1">      </text:span></text:span><text:span text:style-name="Teletype"><text:span text:style-name="T7">NSLog (@"Sign = %i", sign);</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6. Output</text:p>
      <text:p text:style-name="P22"/>
      <text:p text:style-name="P13"><text:span text:style-name="Teletype"><text:span text:style-name="T7">Please type in a number:</text:span></text:span><text:span text:style-name="T1"><text:line-break/></text:span><text:span text:style-name="Teletype"><text:span text:style-name="T9">1121</text:span></text:span><text:span text:style-name="T1"><text:line-break/></text:span><text:span text:style-name="Teletype"><text:span text:style-name="T7">Sign = 1</text:span></text:span></text:p>
      <text:p text:style-name="P22"/>
      <text:p text:style-name="P3">Program 6.6. Output (Rerun)</text:p>
      <text:p text:style-name="P22"/>
      <text:p text:style-name="P13"><text:span text:style-name="Teletype"><text:span text:style-name="T7">Please type in a number:</text:span></text:span><text:span text:style-name="T1"><text:line-break/></text:span><text:span text:style-name="Teletype"><text:span text:style-name="T9">-158</text:span></text:span><text:span text:style-name="T1"><text:line-break/></text:span><text:span text:style-name="Teletype"><text:span text:style-name="T7">Sign = -1</text:span></text:span></text:p>
      <text:p text:style-name="P22"/>
      <text:p text:style-name="P3">Program 6.6. Output (Rerun)</text:p>
      <text:p text:style-name="P22"/>
      <text:p text:style-name="P13"><text:span text:style-name="Teletype"><text:span text:style-name="T7">Please type in a number:</text:span></text:span><text:span text:style-name="T1"><text:line-break/></text:span><text:span text:style-name="Teletype"><text:span text:style-name="T9">0</text:span></text:span><text:span text:style-name="T1"><text:line-break/></text:span><text:span text:style-name="Teletype"><text:span text:style-name="T7">Sign = 0</text:span></text:span></text:p>
      <text:p text:style-name="P22"/>
      <text:p text:style-name="P12"><text:span text:style-name="T1">If the number that is entered is less than zero, sign is assigned the value -</text:span><text:span text:style-name="Teletype"><text:span text:style-name="T7">1</text:span></text:span><text:span text:style-name="T1">; if the number is equal to zero, </text:span><text:span text:style-name="Teletype"><text:span text:style-name="T7">sign</text:span></text:span><text:span text:style-name="T1"> is assigned the value </text:span><text:span text:style-name="Teletype"><text:span text:style-name="T7">0</text:span></text:span><text:span text:style-name="T1">; otherwise, the number must be greater than zero, so </text:span><text:span text:style-name="Teletype"><text:span text:style-name="T7">sign</text:span></text:span><text:span text:style-name="T1"> is assigned the value </text:span><text:span text:style-name="Teletype"><text:span text:style-name="T7">1</text:span></text:span><text:span text:style-name="T1">.</text:span></text:p>
      <text:p text:style-name="P15"><text:span text:style-name="T1">The next program analyzes a character that is typed in from the terminal and classifies it as either an alphabetic character (a–z or A–Z), a digit (0–9), or a special character (anything else). To read a single character from the terminal, the format characters </text:span><text:span text:style-name="Teletype"><text:span text:style-name="T7">%c</text:span></text:span><text:span text:style-name="T1"> are used in the </text:span><text:span text:style-name="Teletype"><text:span text:style-name="T7">scanf</text:span></text:span><text:span text:style-name="T1"> call.</text:span></text:p>
      <text:p text:style-name="P3">Program 6.7</text:p>
      <text:p text:style-name="P17">Click here to view code image</text:p>
      <text:p text:style-name="P22"/>
      <text:p text:style-name="P13"><text:span text:style-name="Teletype"><text:span text:style-name="T7">// This program </text:span></text:span><text:span text:style-name="Teletype"><text:span text:style-name="T8">categori</text:span></text:span><text:span text:style-name="Teletype"><text:span text:style-name="T8"><office:annotation><dc:creator>lixinghe </dc:creator><dc:date>2013-05-02T10:55:14</dc:date><text:p text:style-name="P25"><text:span text:style-name="T16">categorize /k'ætɪgəraɪz/ </text:span></text:p><text:p text:style-name="P25"><text:span text:style-name="T16">divide sth into sets</text:span></text:p></office:annotation></text:span></text:span><text:span text:style-name="Teletype"><text:span text:style-name="T8">zes</text:span></text:span><text:span text:style-name="Teletype"><text:span text:style-name="T7"> a single character</text:span></text:span><text:span text:style-name="T1"><text:line-break/></text:span><text:span text:style-name="Teletype"><text:span text:style-name="T7">//       that is entered from the keyboard</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char c;</text:span></text:span><text:span text:style-name="T1"><text:line-break/><text:line-break/></text:span><text:span text:style-name="Teletype"><text:span text:style-name="T1">      </text:span></text:span><text:span text:style-name="Teletype"><text:span text:style-name="T7">NSLog (@"Enter a single character:");</text:span></text:span><text:span text:style-name="T1"><text:line-break/></text:span><text:span text:style-name="Teletype"><text:span text:style-name="T1">      </text:span></text:span><text:span text:style-name="Teletype"><text:span text:style-name="T7">scanf (" %c", &amp;c);</text:span></text:span><text:span text:style-name="T1"><text:line-break/><text:line-break/></text:span><text:span text:style-name="Teletype"><text:span text:style-name="T1">      </text:span></text:span><text:span text:style-name="Teletype"><text:span text:style-name="T7">if ( (c &gt;= 'a' &amp;&amp; c &lt;= 'z') || (c &gt;= 'A' &amp;&amp; c &lt;= 'Z') )</text:span></text:span><text:span text:style-name="T1"><text:line-break/></text:span><text:span text:style-name="Teletype"><text:span text:style-name="T1">         </text:span></text:span><text:span text:style-name="Teletype"><text:span text:style-name="T7">NSLog (@"It's an alphabetic character.");</text:span></text:span><text:span text:style-name="T1"><text:line-break/></text:span><text:span text:style-name="Teletype"><text:span text:style-name="T1">      </text:span></text:span><text:span text:style-name="Teletype"><text:span text:style-name="T7">else if ( c &gt;= '0' &amp;&amp; c &lt;= '9' )</text:span></text:span><text:span text:style-name="T1"><text:line-break/></text:span><text:span text:style-name="Teletype"><text:span text:style-name="T1">         </text:span></text:span><text:span text:style-name="Teletype"><text:span text:style-name="T7">NSLog (@"It's a digit.");</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NSLog (@"It's a special character.");</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7. Output</text:p>
      <text:p text:style-name="P22"/>
      <text:p text:style-name="P13"><text:span text:style-name="Teletype"><text:span text:style-name="T7">Enter a single character:</text:span></text:span><text:span text:style-name="T1"><text:line-break/></text:span><text:span text:style-name="Teletype"><text:span text:style-name="T9">&amp;</text:span></text:span><text:span text:style-name="T1"><text:line-break/></text:span><text:span text:style-name="Teletype"><text:span text:style-name="T7">It's a special character.</text:span></text:span></text:p>
      <text:p text:style-name="P22"/>
      <text:p text:style-name="P3">Program 6.7. Output (Rerun)</text:p>
      <text:p text:style-name="P22"/>
      <text:p text:style-name="P13"><text:span text:style-name="Teletype"><text:span text:style-name="T7">Enter a single character:</text:span></text:span><text:span text:style-name="T1"><text:line-break/></text:span><text:span text:style-name="Teletype"><text:span text:style-name="T9">8</text:span></text:span><text:span text:style-name="T1"><text:line-break/></text:span><text:span text:style-name="Teletype"><text:span text:style-name="T7">It's a digit.</text:span></text:span></text:p>
      <text:p text:style-name="P22"/>
      <text:p text:style-name="P3">Program 6.7. Output (Rerun)</text:p>
      <text:p text:style-name="P22"/>
      <text:p text:style-name="P13"><text:span text:style-name="Teletype"><text:span text:style-name="T7">Enter a single character:</text:span></text:span><text:span text:style-name="T1"><text:line-break/></text:span><text:span text:style-name="Teletype"><text:span text:style-name="T9">B</text:span></text:span><text:span text:style-name="T1"><text:line-break/></text:span><text:span text:style-name="Teletype"><text:span text:style-name="T7">It's an alphabetic character.</text:span></text:span></text:p>
      <text:p text:style-name="P22"/>
      <text:p text:style-name="P22"/>
      <text:p text:style-name="P18">Note</text:p>
      <text:p text:style-name="P21"><text:span text:style-name="T1">As shown in the program example, it’s best to put a space before the </text:span><text:span text:style-name="Teletype"><text:span text:style-name="T7">%c</text:span></text:span><text:span text:style-name="T1"> in the </text:span><text:span text:style-name="Teletype"><text:span text:style-name="T7">scanf</text:span></text:span><text:span text:style-name="T1"> format string (as in </text:span><text:span text:style-name="Teletype"><text:span text:style-name="T7">" %c"</text:span></text:span><text:span text:style-name="T1">). This causes </text:span><text:span text:style-name="Teletype"><text:span text:style-name="T7">scanf</text:span></text:span><text:span text:style-name="T1"> to “skip” over any so-called whitespace characters (for example, newlines, returns, tabs, line feeds) in the input. Omitting that space can cause </text:span><text:span text:style-name="Teletype"><text:span text:style-name="T7">scanf</text:span></text:span><text:span text:style-name="T1"> to read in a character that you don’t expect. Although that might not be a problem in this example, it’s good to keep this in mind when working on other examples in this chapter (including the exercises) whenever you want to read a single character.</text:span></text:p>
      <text:p text:style-name="P22"/>
      <text:p text:style-name="P4"><text:span text:style-name="T1">The first test that is made after the character is read in determines whether the </text:span><text:span text:style-name="Teletype"><text:span text:style-name="T7">char</text:span></text:span><text:span text:style-name="T1"> variable </text:span><text:span text:style-name="Teletype"><text:span text:style-name="T7">c</text:span></text:span><text:span text:style-name="T1"> is an alphabetic character. This is done by testing whether the character is a lowercase letter or an uppercase letter. The former test is made by the following expression:</text:span></text:p>
      <text:p text:style-name="P13"><text:span text:style-name="Teletype"><text:span text:style-name="T7">( c &gt;= 'a' &amp;&amp; c &lt;= 'z' )</text:span></text:span></text:p>
      <text:p text:style-name="P12"><text:span text:style-name="T1">This expression is true if c is within the range of characters </text:span><text:span text:style-name="Teletype"><text:span text:style-name="T7">'a'</text:span></text:span><text:span text:style-name="T1"> through </text:span><text:span text:style-name="Teletype"><text:span text:style-name="T7">'z'</text:span></text:span><text:span text:style-name="T1">; that is, if </text:span><text:span text:style-name="Teletype"><text:span text:style-name="T7">c</text:span></text:span><text:span text:style-name="T1"> is a lowercase letter. The latter test is made by this expression:</text:span></text:p>
      <text:p text:style-name="P13"><text:span text:style-name="Teletype"><text:span text:style-name="T7">( c &gt;= 'A' &amp;&amp; c &lt;= 'Z' )</text:span></text:span></text:p>
      <text:p text:style-name="P12"><text:span text:style-name="T1">This expression is true if </text:span><text:span text:style-name="Teletype"><text:span text:style-name="T7">c</text:span></text:span><text:span text:style-name="T1"> is within the range of characters </text:span><text:span text:style-name="Teletype"><text:span text:style-name="T7">'A'</text:span></text:span><text:span text:style-name="T1"> through </text:span><text:span text:style-name="Teletype"><text:span text:style-name="T7">'Z'</text:span></text:span><text:span text:style-name="T1">; that is, if </text:span><text:span text:style-name="Teletype"><text:span text:style-name="T7">c</text:span></text:span><text:span text:style-name="T1"> is an uppercase letter. These tests work on computer systems that store characters inside the machine in a format known as ASCII.</text:span></text:p>
      <text:p text:style-name="P15"><text:span text:style-name="T1">If the variable </text:span><text:span text:style-name="Teletype"><text:span text:style-name="T7">c</text:span></text:span><text:span text:style-name="T1"> is an alphabetic character, the first </text:span><text:span text:style-name="Teletype"><text:span text:style-name="T7">if</text:span></text:span><text:span text:style-name="T1"> test succeeds and the message </text:span><text:span text:style-name="Teletype"><text:span text:style-name="T7">"It's an alphabetic character."</text:span></text:span><text:span text:style-name="T1"> is displayed. If the test fails, the </text:span><text:span text:style-name="Teletype"><text:span text:style-name="T7">else if</text:span></text:span><text:span text:style-name="T1"> clause is executed. This clause determines whether the character is a digit. Note that this test compares the character </text:span><text:span text:style-name="Teletype"><text:span text:style-name="T7">c</text:span></text:span><text:span text:style-name="T1"> against the </text:span><text:span text:style-name="T5">characters</text:span><text:span text:style-name="T1"> </text:span><text:span text:style-name="Teletype"><text:span text:style-name="T7">'0'</text:span></text:span><text:span text:style-name="T1"> and</text:span><text:span text:style-name="Teletype"><text:span text:style-name="T7">'9'</text:span></text:span><text:span text:style-name="T1"> and </text:span><text:span text:style-name="T5">not</text:span><text:span text:style-name="T1"> the </text:span><text:span text:style-name="T5">integers</text:span><text:span text:style-name="T1"> 0 and 9. This is because a character was read in from the terminal, and the characters </text:span><text:span text:style-name="Teletype"><text:span text:style-name="T7">'0'</text:span></text:span><text:span text:style-name="T1"> to </text:span><text:span text:style-name="Teletype"><text:span text:style-name="T7">'9'</text:span></text:span><text:span text:style-name="T1"> are not the same as the numbers 0–9. In fact, in ASCII, the character </text:span><text:span text:style-name="Teletype"><text:span text:style-name="T7">'0'</text:span></text:span><text:span text:style-name="T1"> is actually represented internally as the number </text:span><text:span text:style-name="Teletype"><text:span text:style-name="T7">48</text:span></text:span><text:span text:style-name="T1">, the character </text:span><text:span text:style-name="Teletype"><text:span text:style-name="T7">'1'</text:span></text:span><text:span text:style-name="T1"> as the number </text:span><text:span text:style-name="Teletype"><text:span text:style-name="T7">49</text:span></text:span><text:span text:style-name="T1">, and so on.</text:span></text:p>
      <text:p text:style-name="P15"><text:span text:style-name="T1">If </text:span><text:span text:style-name="Teletype"><text:span text:style-name="T7">c</text:span></text:span><text:span text:style-name="T1"> is a digit character, the phrase </text:span><text:span text:style-name="Teletype"><text:span text:style-name="T7">"It's a digit."</text:span></text:span><text:span text:style-name="T1"> is displayed. Otherwise, if </text:span><text:span text:style-name="Teletype"><text:span text:style-name="T7">c</text:span></text:span><text:span text:style-name="T1"> is not alphabetic and is not a digit, the final </text:span><text:span text:style-name="Teletype"><text:span text:style-name="T7">else</text:span></text:span><text:span text:style-name="T1"> clause is executed and displays the phrase </text:span><text:span text:style-name="Teletype"><text:span text:style-name="T7">"It's a special character."</text:span></text:span><text:span text:style-name="T1"> at the terminal. Execution of the program is then complete.</text:span></text:p>
      <text:p text:style-name="P15"><text:span text:style-name="T1">Note that even though </text:span><text:span text:style-name="Teletype"><text:span text:style-name="T7">scanf</text:span></text:span><text:span text:style-name="T1"> is used here to read just a single character, you still must press the Return key after the character is typed to send the input to the program. In general, whenever you’re reading data from the terminal, the program doesn’t see any of the data typed on the line until the Return key is pressed.</text:span></text:p>
      <text:p text:style-name="P14">Let’s suppose for the next example that you want to write a program that allows the user to type in simple expressions of the following form:</text:p>
      <text:p text:style-name="P13"><text:span text:style-name="Teletype"><text:span text:style-name="T10">number  operator  number</text:span></text:span></text:p>
      <text:p text:style-name="P12"><text:span text:style-name="T1">The program will evaluate the expression and display the results at the terminal. The operators you want to have recognized are the normal operators for addition, subtraction, multiplication, and division. Let’s use the </text:span><text:span text:style-name="Teletype"><text:span text:style-name="T7">Calculator</text:span></text:span><text:span text:style-name="T1"> class from </text:span><text:span text:style-name="T12">Program 4.6</text:span><text:span text:style-name="T1"> in </text:span><text:span text:style-name="T12">Chapter 4</text:span><text:span text:style-name="T1">, “</text:span><text:span text:style-name="T12">Data Types and Expressions</text:span><text:span text:style-name="T1">,” here. Each expression will be given to the calculator for computation.</text:span></text:p>
      <text:p text:style-name="P15"><text:span text:style-name="T1">The following program uses a large </text:span><text:span text:style-name="Teletype"><text:span text:style-name="T7">if</text:span></text:span><text:span text:style-name="T1"> statement with many </text:span><text:span text:style-name="Teletype"><text:span text:style-name="T7">else </text:span></text:span><text:span text:style-name="Teletype"><text:span text:style-name="T8">if</text:span></text:span><text:span text:style-name="T2"> clauses</text:span><text:span text:style-name="T1"> to determine which operation is to be performed.</text:span></text:p>
      <text:p text:style-name="P22"/>
      <text:p text:style-name="P18">Note</text:p>
      <text:p text:style-name="P21"><text:span text:style-name="T1">It’s better to use routines in the standard library called </text:span><text:span text:style-name="Teletype"><text:span text:style-name="T7">islower</text:span></text:span><text:span text:style-name="T1"> and </text:span><text:span text:style-name="Teletype"><text:span text:style-name="T7">isupper</text:span></text:span><text:span text:style-name="T1"> and avoid the internal </text:span><text:span text:style-name="T2">representation</text:span><text:span text:style-name="T1"> issue entirely. To do that, include the line </text:span><text:span text:style-name="Teletype"><text:span text:style-name="T7">#import &lt;ctype.h&gt;</text:span></text:span><text:span text:style-name="T1"> in your program. However, we’ve put this here for illustrative purposes only.</text:span></text:p>
      <text:p text:style-name="P22"/>
      <text:p text:style-name="P3"><text:bookmark text:name="filepos408071"/>Program 6.8</text:p>
      <text:p text:style-name="P17">Click here to view code image</text:p>
      <text:p text:style-name="P22"/>
      <text:p text:style-name="P13"><text:span text:style-name="Teletype"><text:span text:style-name="T7">// Program to evaluate simple expressions of the form</text:span></text:span><text:span text:style-name="T1"><text:line-break/></text:span><text:span text:style-name="Teletype"><text:span text:style-name="T7">//        number operator number</text:span></text:span><text:span text:style-name="T1"><text:line-break/><text:line-break/></text:span><text:span text:style-name="Teletype"><text:span text:style-name="T7">// Implement a Calculator class</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erface Calculator: NSObject</text:span></text:span><text:span text:style-name="T1"><text:line-break/><text:line-break/></text:span><text:span text:style-name="Teletype"><text:span text:style-name="T7">// accumulator methods</text:span></text:span><text:span text:style-name="T1"><text:line-break/></text:span><text:span text:style-name="Teletype"><text:span text:style-name="T7">-(void)  setAccumulator: (double) value;</text:span></text:span><text:span text:style-name="T1"><text:line-break/></text:span><text:span text:style-name="Teletype"><text:span text:style-name="T7">-(void)  clear;</text:span></text:span><text:span text:style-name="T1"><text:line-break/></text:span><text:span text:style-name="Teletype"><text:span text:style-name="T7">-(double) accumulator;</text:span></text:span><text:span text:style-name="T1"><text:line-break/><text:line-break/></text:span><text:span text:style-name="Teletype"><text:span text:style-name="T7">// arithmetic methods</text:span></text:span><text:span text:style-name="T1"><text:line-break/></text:span><text:span text:style-name="Teletype"><text:span text:style-name="T7">-(void)  add: (double) value;</text:span></text:span><text:span text:style-name="T1"><text:line-break/></text:span><text:span text:style-name="Teletype"><text:span text:style-name="T7">-(void)  subtract: (double) value;</text:span></text:span><text:span text:style-name="T1"><text:line-break/></text:span><text:span text:style-name="Teletype"><text:span text:style-name="T7">-(void)  multiply: (double) value;</text:span></text:span><text:span text:style-name="T1"><text:line-break/></text:span><text:span text:style-name="Teletype"><text:span text:style-name="T7">-(void)  divide: (double) value;</text:span></text:span><text:span text:style-name="T1"><text:line-break/></text:span><text:span text:style-name="Teletype"><text:span text:style-name="T7">@end</text:span></text:span><text:span text:style-name="T1"><text:line-break/><text:line-break/></text:span><text:span text:style-name="Teletype"><text:span text:style-name="T7">@implementation Calculato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double accumulator;</text:span></text:span><text:span text:style-name="T1"><text:line-break/></text:span><text:span text:style-name="Teletype"><text:span text:style-name="T7">}</text:span></text:span><text:span text:style-name="T1"><text:line-break/><text:line-break/></text:span><text:span text:style-name="Teletype"><text:span text:style-name="T7">-(void) setAccumulator: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line-break/></text:span><text:span text:style-name="Teletype"><text:span text:style-name="T7">-(void) clea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0;</text:span></text:span><text:span text:style-name="T1"><text:line-break/></text:span><text:span text:style-name="Teletype"><text:span text:style-name="T7">}</text:span></text:span><text:span text:style-name="T1"><text:line-break/><text:line-break/></text:span><text:span text:style-name="Teletype"><text:span text:style-name="T7">-(double) accumulato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return accumulator;</text:span></text:span><text:span text:style-name="T1"><text:line-break/></text:span><text:span text:style-name="Teletype"><text:span text:style-name="T7">}</text:span></text:span><text:span text:style-name="T1"><text:line-break/><text:line-break/></text:span><text:span text:style-name="Teletype"><text:span text:style-name="T7">-(void) add: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line-break/></text:span><text:span text:style-name="Teletype"><text:span text:style-name="T7">-(void) subtract: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line-break/></text:span><text:span text:style-name="Teletype"><text:span text:style-name="T7">-(void) multiply: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line-break/></text:span><text:span text:style-name="Teletype"><text:span text:style-name="T7">-(void) divide: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span><text:span text:style-name="Teletype"><text:span text:style-name="T7">@end</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double      value1, value2;</text:span></text:span><text:span text:style-name="T1"><text:line-break/></text:span><text:span text:style-name="Teletype"><text:span text:style-name="T1">      </text:span></text:span><text:span text:style-name="Teletype"><text:span text:style-name="T7">char        operator;</text:span></text:span><text:span text:style-name="T1"><text:line-break/></text:span><text:span text:style-name="Teletype"><text:span text:style-name="T1">      </text:span></text:span><text:span text:style-name="Teletype"><text:span text:style-name="T7">Calculator  *deskCalc = [[Calculator alloc] init];</text:span></text:span><text:span text:style-name="T1"><text:line-break/><text:line-break/></text:span><text:span text:style-name="Teletype"><text:span text:style-name="T1">      </text:span></text:span><text:span text:style-name="Teletype"><text:span text:style-name="T7">NSLog (@"Type in your expression.");</text:span></text:span><text:span text:style-name="T1"><text:line-break/></text:span><text:span text:style-name="Teletype"><text:span text:style-name="T1">      </text:span></text:span><text:span text:style-name="Teletype"><text:span text:style-name="T7">scanf ("%lf %c %lf", &amp;value1, &amp;operator, &amp;value2);</text:span></text:span><text:span text:style-name="T1"><text:line-break/><text:line-break/></text:span><text:span text:style-name="Teletype"><text:span text:style-name="T1">      </text:span></text:span><text:span text:style-name="Teletype"><text:span text:style-name="T7">[deskCalc setAccumulator: value1];</text:span></text:span><text:span text:style-name="T1"><text:line-break/></text:span><text:span text:style-name="Teletype"><text:span text:style-name="T1">      </text:span></text:span><text:span text:style-name="Teletype"><text:span text:style-name="T7">if ( operator == '+' )</text:span></text:span><text:span text:style-name="T1"><text:line-break/></text:span><text:span text:style-name="Teletype"><text:span text:style-name="T1">         </text:span></text:span><text:span text:style-name="Teletype"><text:span text:style-name="T7">[deskCalc add: value2];</text:span></text:span><text:span text:style-name="T1"><text:line-break/></text:span><text:span text:style-name="Teletype"><text:span text:style-name="T1">      </text:span></text:span><text:span text:style-name="Teletype"><text:span text:style-name="T7">else if ( operator == '-' )</text:span></text:span><text:span text:style-name="T1"><text:line-break/></text:span><text:span text:style-name="Teletype"><text:span text:style-name="T1">         </text:span></text:span><text:span text:style-name="Teletype"><text:span text:style-name="T7">[deskCalc subtract: value2];</text:span></text:span><text:span text:style-name="T1"><text:line-break/></text:span><text:span text:style-name="Teletype"><text:span text:style-name="T1">      </text:span></text:span><text:span text:style-name="Teletype"><text:span text:style-name="T7">else if ( operator == '*' )</text:span></text:span><text:span text:style-name="T1"><text:line-break/></text:span><text:span text:style-name="Teletype"><text:span text:style-name="T1">         </text:span></text:span><text:span text:style-name="Teletype"><text:span text:style-name="T7">[deskCalc multiply: value2];</text:span></text:span><text:span text:style-name="T1"><text:line-break/></text:span><text:span text:style-name="Teletype"><text:span text:style-name="T1">      </text:span></text:span><text:span text:style-name="Teletype"><text:span text:style-name="T7">else if ( operator == '/' )</text:span></text:span><text:span text:style-name="T1"><text:line-break/></text:span><text:span text:style-name="Teletype"><text:span text:style-name="T1">         </text:span></text:span><text:span text:style-name="Teletype"><text:span text:style-name="T7">[deskCalc divide: value2];</text:span></text:span><text:span text:style-name="T1"><text:line-break/><text:line-break/></text:span><text:span text:style-name="Teletype"><text:span text:style-name="T1">      </text:span></text:span><text:span text:style-name="Teletype"><text:span text:style-name="T7">NSLog (@"%.2f", [deskCalc accumulator]);</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8. Output</text:p>
      <text:p text:style-name="P22"/>
      <text:p text:style-name="P13"><text:span text:style-name="Teletype"><text:span text:style-name="T7">Type in your expression.</text:span></text:span><text:span text:style-name="T1"><text:line-break/></text:span><text:span text:style-name="Teletype"><text:span text:style-name="T9">123.5 + 59.3</text:span></text:span><text:span text:style-name="T1"><text:line-break/></text:span><text:span text:style-name="Teletype"><text:span text:style-name="T7">182.80</text:span></text:span></text:p>
      <text:p text:style-name="P22"/>
      <text:p text:style-name="P3">Program 6.8. Output (Rerun)</text:p>
      <text:p text:style-name="P22"/>
      <text:p text:style-name="P13"><text:span text:style-name="Teletype"><text:span text:style-name="T7">Type in your expression.</text:span></text:span><text:span text:style-name="T1"><text:line-break/></text:span><text:span text:style-name="Teletype"><text:span text:style-name="T9">198.7 / 26</text:span></text:span><text:span text:style-name="T1"><text:line-break/></text:span><text:span text:style-name="Teletype"><text:span text:style-name="T7">7.64</text:span></text:span></text:p>
      <text:p text:style-name="P22"/>
      <text:p text:style-name="P3">Program 6.8. Output (Rerun)</text:p>
      <text:p text:style-name="P22"/>
      <text:p text:style-name="P13"><text:span text:style-name="Teletype"><text:span text:style-name="T7">Type in your expression.</text:span></text:span><text:span text:style-name="T1"><text:line-break/></text:span><text:span text:style-name="Teletype"><text:span text:style-name="T9">89.3 * 2.5</text:span></text:span><text:span text:style-name="T1"><text:line-break/></text:span><text:span text:style-name="Teletype"><text:span text:style-name="T7">223.25</text:span></text:span></text:p>
      <text:p text:style-name="P22"/>
      <text:p text:style-name="P12"><text:span text:style-name="T1">The </text:span><text:span text:style-name="Teletype"><text:span text:style-name="T7">scanf</text:span></text:span><text:span text:style-name="T1"> call specifies that three values are to be read into the variables </text:span><text:span text:style-name="Teletype"><text:span text:style-name="T7">value1</text:span></text:span><text:span text:style-name="T1">, </text:span><text:span text:style-name="Teletype"><text:span text:style-name="T7">operator</text:span></text:span><text:span text:style-name="T1">, and </text:span><text:span text:style-name="Teletype"><text:span text:style-name="T7">value2</text:span></text:span><text:span text:style-name="T1">. A </text:span><text:span text:style-name="Teletype"><text:span text:style-name="T7">double</text:span></text:span><text:span text:style-name="T1"> value can be read in with the </text:span><text:span text:style-name="Teletype"><text:span text:style-name="T7">%lf</text:span></text:span><text:span text:style-name="T1"> format characters. This is the format used to read in the value of the variable </text:span><text:span text:style-name="Teletype"><text:span text:style-name="T7">value1</text:span></text:span><text:span text:style-name="T1">, which is the first operand of the expression.</text:span></text:p>
      <text:p text:style-name="P15"><text:span text:style-name="T1">Next, you read in the operator. Because the operator is a character (</text:span><text:span text:style-name="Teletype"><text:span text:style-name="T7">'+'</text:span></text:span><text:span text:style-name="T1">, </text:span><text:span text:style-name="Teletype"><text:span text:style-name="T7">'-'</text:span></text:span><text:span text:style-name="T1">, </text:span><text:span text:style-name="Teletype"><text:span text:style-name="T7">'*'</text:span></text:span><text:span text:style-name="T1">, or </text:span><text:span text:style-name="Teletype"><text:span text:style-name="T7">'/'</text:span></text:span><text:span text:style-name="T1">) and not a number, you read it into the character variable operator. The </text:span><text:span text:style-name="Teletype"><text:span text:style-name="T7">%c</text:span></text:span><text:span text:style-name="T1"> format characters tell the system to read in the next character from the terminal. The blank spaces inside the format string indicate that an </text:span><text:span text:style-name="T2">arbitra</text:span><text:span text:style-name="T2"><office:annotation><dc:creator>lixinghe </dc:creator><dc:date>2013-05-02T10:57:22</dc:date><text:p text:style-name="P25"><text:span text:style-name="T16">arbitrary <text:s/>/'α:bɪt(rə)ri/</text:span></text:p><text:p text:style-name="P25"><text:span text:style-name="T16">1. based on random choice or personal whim</text:span></text:p></office:annotation></text:span><text:span text:style-name="T2">ry</text:span><text:span text:style-name="T1"> number of blank spaces are to be permitted on the input. This enables you to separate the operands from the operator with blank spaces when you type in these values.</text:span></text:p>
      <text:p text:style-name="P15"><text:span text:style-name="T1">After the two values and the operator have been read in, the program stores the first value in the calculator’s accumulator. Next, you test the value of </text:span><text:span text:style-name="Teletype"><text:span text:style-name="T7">operator</text:span></text:span><text:span text:style-name="T1"> against the four permissible operators. When a correct match is made, the corresponding message is sent to the calculator to perform the operation. In the last </text:span><text:span text:style-name="Teletype"><text:span text:style-name="T7">NSLog</text:span></text:span><text:span text:style-name="T1">, the value of the accumulator is </text:span><text:span text:style-name="T2">ret</text:span><text:span text:style-name="T2"><office:annotation><dc:creator>lixinghe </dc:creator><dc:date>2013-05-02T10:58:04</dc:date><text:p text:style-name="P25"><text:span text:style-name="T16">retrieved <text:s/>ri'tri:v]</text:span></text:p><text:p text:style-name="P25"><text:span text:style-name="T16">get or bring back</text:span></text:p></office:annotation></text:span><text:span text:style-name="T2">rieved</text:span><text:span text:style-name="T1"> for display. Execution of the program is then complete.</text:span></text:p>
      <text:p text:style-name="P15"><text:span text:style-name="T1">A few words about program thoroughness are in order at this point. Although the preceding program does accomplish the task that we set out to perform, the program is not really complete because it does not account for user mistakes. For example, what would happen if the user typed in a </text:span><text:span text:style-name="Teletype"><text:span text:style-name="T7">?</text:span></text:span><text:span text:style-name="T1"> for the operator by mistake? The program would simply fall through the </text:span><text:span text:style-name="Teletype"><text:span text:style-name="T7">if</text:span></text:span><text:span text:style-name="T1"> statement and no messages would ever appear at the terminal to alert the user that he had incorrectly typed in his expression.</text:span></text:p>
      <text:p text:style-name="P14">Another <text:span text:style-name="T13">overlook</text:span><text:span text:style-name="T13"><office:annotation><dc:creator>lixinghe </dc:creator><dc:date>2013-05-02T10:58:56</dc:date><text:p text:style-name="P25"><text:span text:style-name="T16">overlook <text:s/>/'oʊvərl'ʊk/ </text:span></text:p><text:p text:style-name="P25"><text:span text:style-name="T16">fail to notice </text:span></text:p></office:annotation></text:span><text:span text:style-name="T13">ed</text:span> case is when the user types in a division operation with zero as the divisor. You know by now that you should never attempt to divide a number by zero in Objective-C. The program should check for this case.</text:p>
      <text:p text:style-name="P14">Trying to <text:span text:style-name="T13">pred</text:span><text:span text:style-name="T13"><office:annotation><dc:creator>lixinghe </dc:creator><dc:date>2013-05-02T11:00:18</dc:date><text:p text:style-name="P25"><text:span text:style-name="T16">predict <text:s/>*[pri'dikt]</text:span></text:p><text:p text:style-name="P25"><text:span text:style-name="T16">the state will happen in the future.</text:span></text:p></office:annotation></text:span><text:span text:style-name="T13">ict</text:span> the ways in which a program can fail or produce unwanted results and then taking preventive measures to account for such situations are necessary parts of producing good, reliable programs. Running a sufficient number of test cases against a program can often <text:span text:style-name="T13">point a finger to portio</text:span><text:span text:style-name="T13"><office:annotation><dc:creator>lixinghe </dc:creator><dc:date>2013-05-02T11:05:22</dc:date><text:p text:style-name="P25"><text:span text:style-name="T16">portion *['pɒ:ʃәn]</text:span></text:p><text:p text:style-name="P25"><text:span text:style-name="T16">one part of sth larger</text:span></text:p></office:annotation></text:span><text:span text:style-name="T13">ns</text:span> of the program that do not account for certain cases. But it goes further than that. It must become a matter of <text:span text:style-name="T13">self-disci</text:span><text:span text:style-name="T13"><office:annotation><dc:creator>lixinghe </dc:creator><dc:date>2013-05-02T11:03:03</dc:date><text:p text:style-name="P25"><text:span text:style-name="T16">self-discipline [ 'dɪsɪplɪn]</text:span></text:p><text:p text:style-name="P25"><text:span text:style-name="T16">the ability to control one's feelings and overcome one's weakness.</text:span></text:p></office:annotation></text:span><text:span text:style-name="T13">pline</text:span> while coding a program to always ask “What would happen if...?” and to insert the necessary program statements to handle the situation properly.</text:p>
      <text:p text:style-name="P15"><text:a xlink:type="simple" xlink:href="#filepos417547"><text:span text:style-name="T12">Program 6.8A</text:span></text:a><text:span text:style-name="T1">, a modified version of </text:span><text:a xlink:type="simple" xlink:href="#filepos417547"><text:span text:style-name="T12">Program 6.8</text:span></text:a><text:span text:style-name="T1">, accounts for division by zero and the keying in of an unknown operator.</text:span></text:p>
      <text:p text:style-name="P3"><text:bookmark text:name="filepos417547"/>Program 6.8A</text:p>
      <text:p text:style-name="P17">Click here to view code image</text:p>
      <text:p text:style-name="P22"/>
      <text:p text:style-name="P13"><text:span text:style-name="Teletype"><text:span text:style-name="T7">// Program to evaluate simple expressions of the form</text:span></text:span><text:span text:style-name="T1"><text:line-break/></text:span><text:span text:style-name="Teletype"><text:span text:style-name="T7">//    value  operator  value</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 Insert interface and implementation sections for</text:span></text:span><text:span text:style-name="T1"><text:line-break/></text:span><text:span text:style-name="Teletype"><text:span text:style-name="T7">// Calculator class here</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double     value1, value2;</text:span></text:span><text:span text:style-name="T1"><text:line-break/></text:span><text:span text:style-name="Teletype"><text:span text:style-name="T1">      </text:span></text:span><text:span text:style-name="Teletype"><text:span text:style-name="T7">char       operator;</text:span></text:span><text:span text:style-name="T1"><text:line-break/></text:span><text:span text:style-name="Teletype"><text:span text:style-name="T1">      </text:span></text:span><text:span text:style-name="Teletype"><text:span text:style-name="T7">Calculator *deskCalc = [[Calculator alloc] init];</text:span></text:span><text:span text:style-name="T1"><text:line-break/><text:line-break/></text:span><text:span text:style-name="Teletype"><text:span text:style-name="T1">      </text:span></text:span><text:span text:style-name="Teletype"><text:span text:style-name="T7">NSLog (@"Type in your expression.");</text:span></text:span><text:span text:style-name="T1"><text:line-break/></text:span><text:span text:style-name="Teletype"><text:span text:style-name="T1">      </text:span></text:span><text:span text:style-name="Teletype"><text:span text:style-name="T7">scanf ("%lf %c %lf", &amp;value1, &amp;operator, &amp;value2);</text:span></text:span><text:span text:style-name="T1"><text:line-break/><text:line-break/></text:span><text:span text:style-name="Teletype"><text:span text:style-name="T1">      </text:span></text:span><text:span text:style-name="Teletype"><text:span text:style-name="T7">[deskCalc setAccumulator: value1];</text:span></text:span><text:span text:style-name="T1"><text:line-break/><text:line-break/></text:span><text:span text:style-name="Teletype"><text:span text:style-name="T1">      </text:span></text:span><text:span text:style-name="Teletype"><text:span text:style-name="T7">if ( operator == '+' )</text:span></text:span><text:span text:style-name="T1"><text:line-break/></text:span><text:span text:style-name="Teletype"><text:span text:style-name="T1">         </text:span></text:span><text:span text:style-name="Teletype"><text:span text:style-name="T7">[deskCalc add: value2];</text:span></text:span><text:span text:style-name="T1"><text:line-break/></text:span><text:span text:style-name="Teletype"><text:span text:style-name="T1">      </text:span></text:span><text:span text:style-name="Teletype"><text:span text:style-name="T7">else if ( operator == '-' )</text:span></text:span><text:span text:style-name="T1"><text:line-break/></text:span><text:span text:style-name="Teletype"><text:span text:style-name="T1">         </text:span></text:span><text:span text:style-name="Teletype"><text:span text:style-name="T7">[deskCalc subtract: value2];</text:span></text:span><text:span text:style-name="T1"><text:line-break/></text:span><text:span text:style-name="Teletype"><text:span text:style-name="T1">      </text:span></text:span><text:span text:style-name="Teletype"><text:span text:style-name="T7">else if ( operator == '*' )</text:span></text:span><text:span text:style-name="T1"><text:line-break/></text:span><text:span text:style-name="Teletype"><text:span text:style-name="T1">         </text:span></text:span><text:span text:style-name="Teletype"><text:span text:style-name="T7">[deskCalc multiply: value2];</text:span></text:span><text:span text:style-name="T1"><text:line-break/></text:span><text:span text:style-name="Teletype"><text:span text:style-name="T1">      </text:span></text:span><text:span text:style-name="Teletype"><text:span text:style-name="T7">else if ( operator == '/' )</text:span></text:span><text:span text:style-name="T1"><text:line-break/></text:span><text:span text:style-name="Teletype"><text:span text:style-name="T1">         </text:span></text:span><text:span text:style-name="Teletype"><text:span text:style-name="T7">if ( value2 == 0 )</text:span></text:span><text:span text:style-name="T1"><text:line-break/></text:span><text:span text:style-name="Teletype"><text:span text:style-name="T1">            </text:span></text:span><text:span text:style-name="Teletype"><text:span text:style-name="T7">NSLog (@"Division by zero.");</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deskCalc divide: value2];</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NSLog (@"Unknown operator.");</text:span></text:span><text:span text:style-name="T1"><text:line-break/><text:line-break/></text:span><text:span text:style-name="Teletype"><text:span text:style-name="T1">      </text:span></text:span><text:span text:style-name="Teletype"><text:span text:style-name="T7">NSLog (@"%.2f", [deskCalc accumulator]);</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8A. Output</text:p>
      <text:p text:style-name="P22"/>
      <text:p text:style-name="P13"><text:span text:style-name="Teletype"><text:span text:style-name="T7">Type in your expression.</text:span></text:span><text:span text:style-name="T1"><text:line-break/></text:span><text:span text:style-name="Teletype"><text:span text:style-name="T9">123.5 + 59.3</text:span></text:span><text:span text:style-name="T1"><text:line-break/></text:span><text:span text:style-name="Teletype"><text:span text:style-name="T7">182.80</text:span></text:span></text:p>
      <text:p text:style-name="P22"/>
      <text:p text:style-name="P3">Program 6.8A. Output (Rerun)</text:p>
      <text:p text:style-name="P22"/>
      <text:p text:style-name="P13"><text:span text:style-name="Teletype"><text:span text:style-name="T7">Type in your expression.</text:span></text:span><text:span text:style-name="T1"><text:line-break/></text:span><text:span text:style-name="Teletype"><text:span text:style-name="T9">198.7 / 0</text:span></text:span><text:span text:style-name="T1"><text:line-break/></text:span><text:span text:style-name="Teletype"><text:span text:style-name="T7">Division by zero.</text:span></text:span><text:span text:style-name="T1"><text:line-break/></text:span><text:span text:style-name="Teletype"><text:span text:style-name="T7">198.7</text:span></text:span></text:p>
      <text:p text:style-name="P22"/>
      <text:p text:style-name="P3">Program 6.8A. Output (Rerun)</text:p>
      <text:p text:style-name="P22"/>
      <text:p text:style-name="P13"><text:span text:style-name="Teletype"><text:span text:style-name="T7">Type in your expression.</text:span></text:span><text:span text:style-name="T1"><text:line-break/></text:span><text:span text:style-name="Teletype"><text:span text:style-name="T9">125 $ 28</text:span></text:span><text:span text:style-name="T1"><text:line-break/></text:span><text:span text:style-name="Teletype"><text:span text:style-name="T7">Unknown operator.</text:span></text:span><text:span text:style-name="T1"><text:line-break/></text:span><text:span text:style-name="Teletype"><text:span text:style-name="T7">125</text:span></text:span></text:p>
      <text:p text:style-name="P22"/>
      <text:p text:style-name="P12"><text:span text:style-name="T1">When the operator that is typed in is the slash, for division, another test is made to determine whether </text:span><text:span text:style-name="Teletype"><text:span text:style-name="T7">value2</text:span></text:span><text:span text:style-name="T1"> is </text:span><text:span text:style-name="Teletype"><text:span text:style-name="T7">0</text:span></text:span><text:span text:style-name="T1">. If it is, an appropriate message is displayed at the terminal; otherwise, the division operation is carried out and the results are displayed. Pay careful attention to the nesting of the </text:span><text:span text:style-name="Teletype"><text:span text:style-name="T7">if</text:span></text:span><text:span text:style-name="T1">statements and the associated </text:span><text:span text:style-name="Teletype"><text:span text:style-name="T7">else</text:span></text:span><text:span text:style-name="T1"> clauses in this case.</text:span></text:p>
      <text:p text:style-name="P15"><text:bookmark text:name="filepos422018"/><text:span text:style-name="T1">The </text:span><text:span text:style-name="Teletype"><text:span text:style-name="T7">else</text:span></text:span><text:span text:style-name="T1"> clause at the end of the program catches any fall-throughs. Therefore, any value of </text:span><text:span text:style-name="Teletype"><text:span text:style-name="T7">operator</text:span></text:span><text:span text:style-name="T1"> that does not match any of the four characters tested causes this </text:span><text:span text:style-name="Teletype"><text:span text:style-name="T7">else</text:span></text:span><text:span text:style-name="T1"> clause to be executed, resulting in the display of “</text:span><text:span text:style-name="Teletype"><text:span text:style-name="T7">Unknown operator."</text:span></text:span><text:span text:style-name="T1"> at the terminal.</text:span></text:p>
      <text:p text:style-name="P15"><text:span text:style-name="T1">A better way to handle the division-by-zero problem is to perform the test inside the method that handles division. You can modify your </text:span><text:span text:style-name="Teletype"><text:span text:style-name="T7">divide:</text:span></text:span><text:span text:style-name="T1">method as shown here:</text:span></text:p>
      <text:p text:style-name="P13"><text:span text:style-name="Teletype"><text:span text:style-name="T7">-(void) divide: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f (value != 0.0)</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1">   </text:span></text:span><text:span text:style-name="Teletype"><text:span text:style-name="T7">else {</text:span></text:span><text:span text:style-name="T1"><text:line-break/></text:span><text:span text:style-name="Teletype"><text:span text:style-name="T1">      </text:span></text:span><text:span text:style-name="Teletype"><text:span text:style-name="T7">NSLog (@"Division by zero.");</text:span></text:span><text:span text:style-name="T1"><text:line-break/></text:span><text:span text:style-name="Teletype"><text:span text:style-name="T1">      </text:span></text:span><text:span text:style-name="Teletype"><text:span text:style-name="T7">accumulator = NAN;</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text:span></text:span></text:p>
      <text:p text:style-name="P12"><text:span text:style-name="T1">If </text:span><text:span text:style-name="Teletype"><text:span text:style-name="T7">value</text:span></text:span><text:span text:style-name="T1"> is nonzero, you perform the division; otherwise, you display the message and set the accumulator to the value </text:span><text:span text:style-name="Teletype"><text:span text:style-name="T7">NAN</text:span></text:span><text:span text:style-name="T1">. In general, it’s better to have the method handle special cases than rely on the </text:span><text:span text:style-name="T2">resourcefu</text:span><text:span text:style-name="T2"><office:annotation><dc:creator>lixinghe </dc:creator><dc:date>2013-05-02T11:09:24</dc:date><text:p text:style-name="P25"><text:span text:style-name="T16">resourceful [ri'sɒ:sful]</text:span></text:p><text:p text:style-name="P25"><text:span text:style-name="T16">having the ability to find quick and clever ways to overcome difficulties.</text:span></text:p></office:annotation></text:span><text:span text:style-name="T2">lness</text:span><text:span text:style-name="T1"> of the programmer using the method.</text:span></text:p>
      <text:p text:style-name="P10"/>
      <text:p text:style-name="P12"><text:bookmark text:name="filepos423665"/><text:span text:style-name="T4">The </text:span><text:span text:style-name="Teletype"><text:span text:style-name="T9">switch</text:span></text:span><text:span text:style-name="T1"> </text:span><text:span text:style-name="T4">Statement</text:span></text:p>
      <text:p text:style-name="P9"><text:span text:style-name="T1">The type of </text:span><text:span text:style-name="Teletype"><text:span text:style-name="T7">if-else</text:span></text:span><text:span text:style-name="T1"> statement </text:span><text:span text:style-name="T2">chain</text:span><text:span text:style-name="T1"> you encountered in the last program example—with the value of a variable successively compared against different values—is so commonly used when developing programs that a special program statement exists in the Objective-C language for performing </text:span><text:span text:style-name="T2">preci</text:span><text:span text:style-name="T2"><office:annotation><dc:creator>lixinghe </dc:creator><dc:date>2013-05-02T11:11:22</dc:date><text:p text:style-name="P25"><text:span text:style-name="T16">precise *[pri'sais]</text:span></text:p><text:p text:style-name="P25"><text:span text:style-name="T16">marked by exactness and accuracy of expression or detail.</text:span></text:p></office:annotation></text:span><text:span text:style-name="T2">sely</text:span><text:span text:style-name="T1"> this function. The name of the statement is the </text:span><text:span text:style-name="Teletype"><text:span text:style-name="T7">switch</text:span></text:span><text:span text:style-name="T1"> statement, and its general format is as follows:</text:span></text:p>
      <text:p text:style-name="P13"><text:span text:style-name="Teletype"><text:span text:style-name="T7">switch ( </text:span></text:span><text:span text:style-name="Teletype"><text:span text:style-name="T10">expression</text:span></text:span><text:span text:style-name="Teletype"><text:span text:style-name="T1"> </text:span></text:span><text:span text:style-name="Teletype"><text:span text:style-name="T7">)</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case </text:span></text:span><text:span text:style-name="Teletype"><text:span text:style-name="T10">value1</text:span></text:span><text:span text:style-name="Teletype"><text:span text:style-name="T7">:</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1">    </text:span></text:span><text:span text:style-name="Teletype"><text:span text:style-name="T7">case </text:span></text:span><text:span text:style-name="Teletype"><text:span text:style-name="T10">value2</text:span></text:span><text:span text:style-name="Teletype"><text:span text:style-name="T7">:</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case </text:span></text:span><text:span text:style-name="Teletype"><text:span text:style-name="T10">valuen</text:span></text:span><text:span text:style-name="Teletype"><text:span text:style-name="T7">:</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1">    </text:span></text:span><text:span text:style-name="Teletype"><text:span text:style-name="T7">default:</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7">}</text:span></text:span></text:p>
      <text:p text:style-name="P12"><text:span text:style-name="T1">The </text:span><text:span text:style-name="Teletype"><text:span text:style-name="T10">expression</text:span></text:span><text:span text:style-name="T1"> enclosed within parentheses is </text:span><text:span text:style-name="T2">successi</text:span><text:span text:style-name="T2"><office:annotation><dc:creator>lixinghe </dc:creator><dc:date>2013-05-02T11:12:21</dc:date><text:p text:style-name="P25"><text:span text:style-name="T16">successive *[sәk'sesiv]</text:span></text:p><text:p text:style-name="P25"><text:span text:style-name="T16">following <text:s/>one another.</text:span></text:p></office:annotation></text:span><text:span text:style-name="T2">vely</text:span><text:span text:style-name="T1"> compared against the values </text:span><text:span text:style-name="Teletype"><text:span text:style-name="T10">value1</text:span></text:span><text:span text:style-name="T1">, </text:span><text:span text:style-name="Teletype"><text:span text:style-name="T10">value2</text:span></text:span><text:span text:style-name="T1">, ...,</text:span><text:span text:style-name="Teletype"><text:span text:style-name="T10">valuen</text:span></text:span><text:span text:style-name="T1">, which must be simple constants or constant expressions. If a case is found whose value is equal to the value of </text:span><text:span text:style-name="Teletype"><text:span text:style-name="T10">expression</text:span></text:span><text:span text:style-name="T1">, the program statements that follow the case are executed. Note that when more than one such program statement is included, they do </text:span><text:span text:style-name="T5">not</text:span><text:span text:style-name="T1"> have to be enclosed within braces.</text:span></text:p>
      <text:p text:style-name="P15"><text:span text:style-name="T1">The </text:span><text:span text:style-name="Teletype"><text:span text:style-name="T7">break</text:span></text:span><text:span text:style-name="T1"> statement signals the end of a particular case and causes execution of the </text:span><text:span text:style-name="Teletype"><text:span text:style-name="T7">switch</text:span></text:span><text:span text:style-name="T1"> statement to be terminated. Remember to include the </text:span><text:span text:style-name="Teletype"><text:span text:style-name="T7">break</text:span></text:span><text:span text:style-name="T1"> statement at the end of every case. Forgetting to do so for a particular case causes program execution to continue into the next case whenever that case is executed. Sometimes this is done intentionally; if you elect to do so, be sure to insert comments to alert others of your purpose.</text:span></text:p>
      <text:p text:style-name="P15"><text:span text:style-name="T1">The special optional case called </text:span><text:span text:style-name="Teletype"><text:span text:style-name="T7">default</text:span></text:span><text:span text:style-name="T1"> is executed if the value of </text:span><text:span text:style-name="Teletype"><text:span text:style-name="T10">expression</text:span></text:span><text:span text:style-name="T1"> does not match any of the case values. This is conceptually equivalent to the catchall </text:span><text:span text:style-name="Teletype"><text:span text:style-name="T7">else</text:span></text:span><text:span text:style-name="T1"> used in the previous example. In fact, the general form of the </text:span><text:span text:style-name="Teletype"><text:span text:style-name="T7">switch</text:span></text:span><text:span text:style-name="T1"> statement can be equivalently expressed as an </text:span><text:span text:style-name="Teletype"><text:span text:style-name="T7">if</text:span></text:span><text:span text:style-name="T1"> statement, as follows:</text:span></text:p>
      <text:p text:style-name="P13"><text:span text:style-name="Teletype"><text:span text:style-name="T7">if ( </text:span></text:span><text:span text:style-name="Teletype"><text:span text:style-name="T10">expression == value1</text:span></text:span><text:span text:style-name="Teletype"><text:span text:style-name="T1"> </text:span></text:span><text:span text:style-name="Teletype"><text:span text:style-name="T7">)</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text:span></text:span><text:span text:style-name="T1"><text:line-break/></text:span><text:span text:style-name="Teletype"><text:span text:style-name="T7">else if ( </text:span></text:span><text:span text:style-name="Teletype"><text:span text:style-name="T10">expression</text:span></text:span><text:span text:style-name="Teletype"><text:span text:style-name="T1"> </text:span></text:span><text:span text:style-name="Teletype"><text:span text:style-name="T7">== </text:span></text:span><text:span text:style-name="Teletype"><text:span text:style-name="T10">value2</text:span></text:span><text:span text:style-name="Teletype"><text:span text:style-name="T1"> </text:span></text:span><text:span text:style-name="Teletype"><text:span text:style-name="T7">)</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else if ( </text:span></text:span><text:span text:style-name="Teletype"><text:span text:style-name="T10">expression == valuen</text:span></text:span><text:span text:style-name="Teletype"><text:span text:style-name="T1"> </text:span></text:span><text:span text:style-name="Teletype"><text:span text:style-name="T7">)</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text:span></text:span><text:span text:style-name="T1"><text:line-break/></text:span><text:span text:style-name="Teletype"><text:span text:style-name="T7">els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10">program statement</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text:span></text:span></text:p>
      <text:p text:style-name="P12"><text:span text:style-name="T2">Bearing in m</text:span><text:span text:style-name="T2"><office:annotation><dc:creator>lixinghe </dc:creator><dc:date>2013-05-02T11:13:09</dc:date><text:p text:style-name="P25"><text:span text:style-name="T16">bear in mind </text:span></text:p><text:p text:style-name="P25"><text:span text:style-name="T16">remember or take into account.</text:span></text:p></office:annotation></text:span><text:span text:style-name="T2">ind</text:span><text:span text:style-name="T1"> the previous code, you can translate the big </text:span><text:span text:style-name="Teletype"><text:span text:style-name="T7">if</text:span></text:span><text:span text:style-name="T1"> statement from </text:span><text:a xlink:type="simple" xlink:href="#filepos417547"><text:span text:style-name="T12">Program 6.8A</text:span></text:a><text:span text:style-name="T1"> into an equivalent </text:span><text:span text:style-name="Teletype"><text:span text:style-name="T7">switch</text:span></text:span><text:span text:style-name="T1"> statement, as shown in </text:span><text:a xlink:type="simple" xlink:href="#filepos429987"><text:span text:style-name="T12">Program 6.9</text:span></text:a><text:span text:style-name="T1">.</text:span></text:p>
      <text:p text:style-name="P3"><text:bookmark text:name="filepos429987"/>Program 6.9</text:p>
      <text:p text:style-name="P17">Click here to view code image</text:p>
      <text:p text:style-name="P22"/>
      <text:p text:style-name="P13"><text:span text:style-name="Teletype"><text:span text:style-name="T7">// Program to evaluate simple expressions of the form</text:span></text:span><text:span text:style-name="T1"><text:line-break/></text:span><text:span text:style-name="Teletype"><text:span text:style-name="T7">//       value operator  value</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 Insert interface and implementation sections for</text:span></text:span><text:span text:style-name="T1"><text:line-break/></text:span><text:span text:style-name="Teletype"><text:span text:style-name="T7">// Calculator class here</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double  value1, value2;</text:span></text:span><text:span text:style-name="T1"><text:line-break/></text:span><text:span text:style-name="Teletype"><text:span text:style-name="T1">      </text:span></text:span><text:span text:style-name="Teletype"><text:span text:style-name="T7">char    operator;</text:span></text:span><text:span text:style-name="T1"><text:line-break/></text:span><text:span text:style-name="Teletype"><text:span text:style-name="T1">      </text:span></text:span><text:span text:style-name="Teletype"><text:span text:style-name="T7">Calculator *deskCalc = [[Calculator alloc] init];</text:span></text:span><text:span text:style-name="T1"><text:line-break/><text:line-break/></text:span><text:span text:style-name="Teletype"><text:span text:style-name="T1">      </text:span></text:span><text:span text:style-name="Teletype"><text:span text:style-name="T7">NSLog (@"Type in your expression.");</text:span></text:span><text:span text:style-name="T1"><text:line-break/></text:span><text:span text:style-name="Teletype"><text:span text:style-name="T1">      </text:span></text:span><text:span text:style-name="Teletype"><text:span text:style-name="T7">scanf ("%lf %c %lf", &amp;value1, &amp;operator, &amp;value2);</text:span></text:span><text:span text:style-name="T1"><text:line-break/><text:line-break/></text:span><text:span text:style-name="Teletype"><text:span text:style-name="T1">      </text:span></text:span><text:span text:style-name="Teletype"><text:span text:style-name="T7">[deskCalc setAccumulator: value1];</text:span></text:span><text:span text:style-name="T1"><text:line-break/><text:line-break/></text:span><text:span text:style-name="Teletype"><text:span text:style-name="T1">      </text:span></text:span><text:span text:style-name="Teletype"><text:span text:style-name="T7">switch ( operator ) {</text:span></text:span><text:span text:style-name="T1"><text:line-break/></text:span><text:span text:style-name="Teletype"><text:span text:style-name="T1">         </text:span></text:span><text:span text:style-name="Teletype"><text:span text:style-name="T7">case '+':</text:span></text:span><text:span text:style-name="T1"><text:line-break/></text:span><text:span text:style-name="Teletype"><text:span text:style-name="T1">            </text:span></text:span><text:span text:style-name="Teletype"><text:span text:style-name="T7">[deskCalc add: value2];</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1">         </text:span></text:span><text:span text:style-name="Teletype"><text:span text:style-name="T7">case '-':</text:span></text:span><text:span text:style-name="T1"><text:line-break/></text:span><text:span text:style-name="Teletype"><text:span text:style-name="T1">            </text:span></text:span><text:span text:style-name="Teletype"><text:span text:style-name="T7">[deskCalc subtract: value2];</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1">         </text:span></text:span><text:span text:style-name="Teletype"><text:span text:style-name="T7">case '*':</text:span></text:span><text:span text:style-name="T1"><text:line-break/></text:span><text:span text:style-name="Teletype"><text:span text:style-name="T1">            </text:span></text:span><text:span text:style-name="Teletype"><text:span text:style-name="T7">[deskCalc multiply: value2];</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1">         </text:span></text:span><text:span text:style-name="Teletype"><text:span text:style-name="T7">case '/':</text:span></text:span><text:span text:style-name="T1"><text:line-break/></text:span><text:span text:style-name="Teletype"><text:span text:style-name="T1">            </text:span></text:span><text:span text:style-name="Teletype"><text:span text:style-name="T7">[deskCalc divide: value2];</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1">         </text:span></text:span><text:span text:style-name="Teletype"><text:span text:style-name="T7">default:</text:span></text:span><text:span text:style-name="T1"><text:line-break/></text:span><text:span text:style-name="Teletype"><text:span text:style-name="T1">            </text:span></text:span><text:span text:style-name="Teletype"><text:span text:style-name="T7">NSLog (@"Unknown operator.");</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NSLog (@"%.2f", [deskCalc accumulator]);</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9. Output</text:p>
      <text:p text:style-name="P22"/>
      <text:p text:style-name="P13"><text:span text:style-name="Teletype"><text:span text:style-name="T7">Type in your expression.</text:span></text:span><text:span text:style-name="T1"><text:line-break/></text:span><text:span text:style-name="Teletype"><text:span text:style-name="T9">178.99 - 326.8</text:span></text:span><text:span text:style-name="T1"><text:line-break/></text:span><text:span text:style-name="Teletype"><text:span text:style-name="T7">-147.81</text:span></text:span></text:p>
      <text:p text:style-name="P22"/>
      <text:p text:style-name="P12"><text:bookmark text:name="filepos433330"/><text:span text:style-name="T1">After the expression has been read in, the value of </text:span><text:span text:style-name="Teletype"><text:span text:style-name="T7">operator</text:span></text:span><text:span text:style-name="T1"> is successively compared against the values specified by each case. When a match is found, the statements contained inside the case are executed. The </text:span><text:span text:style-name="Teletype"><text:span text:style-name="T7">break</text:span></text:span><text:span text:style-name="T1"> statement then sends execution out of the </text:span><text:span text:style-name="Teletype"><text:span text:style-name="T7">switch</text:span></text:span><text:span text:style-name="T1"> statement, where execution of the program is completed. If none of the cases matches the value of operator, the </text:span><text:span text:style-name="Teletype"><text:span text:style-name="T7">default</text:span></text:span><text:span text:style-name="T1"> case, which displays “</text:span><text:span text:style-name="Teletype"><text:span text:style-name="T7">Unknown operator."</text:span></text:span><text:span text:style-name="T1">, is executed.</text:span></text:p>
      <text:p text:style-name="P15"><text:span text:style-name="T1">The </text:span><text:span text:style-name="Teletype"><text:span text:style-name="T7">break</text:span></text:span><text:span text:style-name="T1"> statement in the </text:span><text:span text:style-name="Teletype"><text:span text:style-name="T7">default</text:span></text:span><text:span text:style-name="T1"> case is actually unnecessary in the preceding program because no statements follow this case inside the </text:span><text:span text:style-name="Teletype"><text:span text:style-name="T7">switch</text:span></text:span><text:span text:style-name="T1">. Nevertheless, it is a good programming habit to remember to include the </text:span><text:span text:style-name="Teletype"><text:span text:style-name="T7">break</text:span></text:span><text:span text:style-name="T1"> at the end of every case.</text:span></text:p>
      <text:p text:style-name="P15"><text:span text:style-name="T1">When writing a </text:span><text:span text:style-name="Teletype"><text:span text:style-name="T7">switch</text:span></text:span><text:span text:style-name="T1"> statement,</text:span><text:span text:style-name="T2"> bear in mind</text:span><text:span text:style-name="T1"> that no two case values can be the same. However, you can associate more than one case value with a particular set of program statements. This is done simply by listing the multiple case values (with the keyword </text:span><text:span text:style-name="Teletype"><text:span text:style-name="T7">case</text:span></text:span><text:span text:style-name="T1"> before the value and a colon after the value in each case) before the common statements that are to be executed. For example, in the </text:span><text:span text:style-name="Teletype"><text:span text:style-name="T7">switch</text:span></text:span><text:span text:style-name="T1"> statement that follows, the </text:span><text:span text:style-name="Teletype"><text:span text:style-name="T7">multiply:</text:span></text:span><text:span text:style-name="T1"> method is executed if </text:span><text:span text:style-name="Teletype"><text:span text:style-name="T7">operator</text:span></text:span><text:span text:style-name="T1"> is equal to an </text:span><text:span text:style-name="T2">ast</text:span><text:span text:style-name="T2"><office:annotation><dc:creator>lixinghe </dc:creator><dc:date>2013-05-02T11:13:43</dc:date><text:p text:style-name="P25"><text:span text:style-name="T16">asterisk <text:s/>/'æstərɪsk/ </text:span></text:p></office:annotation></text:span><text:span text:style-name="T2">erisk</text:span><text:span text:style-name="T1"> or to the lowercase letter </text:span><text:span text:style-name="Teletype"><text:span text:style-name="T7">x</text:span></text:span><text:span text:style-name="T1">:</text:span></text:p>
      <text:p text:style-name="P13"><text:span text:style-name="Teletype"><text:span text:style-name="T7">switch ( operator )</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case '*':</text:span></text:span><text:span text:style-name="T1"><text:line-break/></text:span><text:span text:style-name="Teletype"><text:span text:style-name="T1">   </text:span></text:span><text:span text:style-name="Teletype"><text:span text:style-name="T7">case 'x':</text:span></text:span><text:span text:style-name="T1"><text:line-break/></text:span><text:span text:style-name="Teletype"><text:span text:style-name="T1">       </text:span></text:span><text:span text:style-name="Teletype"><text:span text:style-name="T7">[deskCalc multiply: value2];</text:span></text:span><text:span text:style-name="T1"><text:line-break/></text:span><text:span text:style-name="Teletype"><text:span text:style-name="T1">       </text:span></text:span><text:span text:style-name="Teletype"><text:span text:style-name="T7">break;</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text:span></text:span></text:p>
      <text:p text:style-name="P11"><text:bookmark text:name="filepos435718"/>Boolean Variables</text:p>
      <text:p text:style-name="P9"><text:span text:style-name="T1">Just about anyone learning to program soon faces the task of having to write a program to generate a table of</text:span><text:span text:style-name="T2"> prime numbers</text:span><text:span text:style-name="T1">. To refresh your memory, a positive integer, </text:span><text:span text:style-name="Teletype"><text:span text:style-name="T7">p</text:span></text:span><text:span text:style-name="T1">, is a prime number if it is not evenly divisible by any other integers other than 1 and itself. The first prime integer is defined to be 2. The next prime is 3 because it is not evenly divisible by any integers other than 1 and 3; and 4 is </text:span><text:span text:style-name="T5">not</text:span><text:span text:style-name="T1"> prime because it </text:span><text:span text:style-name="T5">is</text:span><text:span text:style-name="T1"> evenly divisible by 2.</text:span></text:p>
      <text:p text:style-name="P15"><text:span text:style-name="T1">You can take several approaches to generate a table of prime numbers. If you had the task of generating all prime numbers up to 50, for example, the most straightforward (and simplest) algorithm to generate such a table would simply test each integer, </text:span><text:span text:style-name="Teletype"><text:span text:style-name="T7">p</text:span></text:span><text:span text:style-name="T1">, for divisibility by all integers from 2 through </text:span><text:span text:style-name="Teletype"><text:span text:style-name="T7">p-1</text:span></text:span><text:span text:style-name="T1">. If any such integer evenly divided </text:span><text:span text:style-name="Teletype"><text:span text:style-name="T7">p</text:span></text:span><text:span text:style-name="T1">, then </text:span><text:span text:style-name="Teletype"><text:span text:style-name="T7">p</text:span></text:span><text:span text:style-name="T1"> would not be prime; otherwise, it would be a prime number.</text:span></text:p>
      <text:p text:style-name="P15"><text:a xlink:type="simple" xlink:href="#filepos437090"><text:span text:style-name="T12">Program 6.10</text:span></text:a><text:span text:style-name="T1"> </text:span><text:bookmark text:name="filepos437031"/><text:span text:style-name="T1">generates a list of prime numbers from 2 to 50.</text:span></text:p>
      <text:p text:style-name="P3"><text:bookmark text:name="filepos437090"/>Program 6.10</text:p>
      <text:p text:style-name="P17">Click here to view code image</text:p>
      <text:p text:style-name="P22"/>
      <text:p text:style-name="P13"><text:span text:style-name="Teletype"><text:span text:style-name="T7">// Program to generate a table of prime numbers</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p, d, isPrime;</text:span></text:span><text:span text:style-name="T1"><text:line-break/><text:line-break/></text:span><text:span text:style-name="Teletype"><text:span text:style-name="T1">      </text:span></text:span><text:span text:style-name="Teletype"><text:span text:style-name="T7">for ( p = 2; p &lt;= 50; ++p ) {</text:span></text:span><text:span text:style-name="T1"><text:line-break/></text:span><text:span text:style-name="Teletype"><text:span text:style-name="T1">         </text:span></text:span><text:span text:style-name="Teletype"><text:span text:style-name="T7">isPrime = 1;</text:span></text:span><text:span text:style-name="T1"><text:line-break/><text:line-break/></text:span><text:span text:style-name="Teletype"><text:span text:style-name="T1">         </text:span></text:span><text:span text:style-name="Teletype"><text:span text:style-name="T7">for ( d = 2; d &lt; p; ++d )</text:span></text:span><text:span text:style-name="T1"><text:line-break/></text:span><text:span text:style-name="Teletype"><text:span text:style-name="T1">            </text:span></text:span><text:span text:style-name="Teletype"><text:span text:style-name="T7">if ( p % d == 0 )</text:span></text:span><text:span text:style-name="T1"><text:line-break/></text:span><text:span text:style-name="Teletype"><text:span text:style-name="T1">               </text:span></text:span><text:span text:style-name="Teletype"><text:span text:style-name="T7">isPrime = 0;</text:span></text:span><text:span text:style-name="T1"><text:line-break/><text:line-break/></text:span><text:span text:style-name="Teletype"><text:span text:style-name="T1">         </text:span></text:span><text:span text:style-name="Teletype"><text:span text:style-name="T7">if ( isPrime != 0 )</text:span></text:span><text:span text:style-name="T1"><text:line-break/></text:span><text:span text:style-name="Teletype"><text:span text:style-name="T1">            </text:span></text:span><text:span text:style-name="Teletype"><text:span text:style-name="T7">NSLog (@"%i ", p);</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10. Output</text:p>
      <text:p text:style-name="P22"/>
      <text:p text:style-name="P13"><text:span text:style-name="Teletype"><text:span text:style-name="T7">2</text:span></text:span><text:span text:style-name="T1"><text:line-break/></text:span><text:span text:style-name="Teletype"><text:span text:style-name="T7">3</text:span></text:span><text:span text:style-name="T1"><text:line-break/></text:span><text:span text:style-name="Teletype"><text:span text:style-name="T7">5</text:span></text:span><text:span text:style-name="T1"><text:line-break/></text:span><text:span text:style-name="Teletype"><text:span text:style-name="T7">7</text:span></text:span><text:span text:style-name="T1"><text:line-break/></text:span><text:span text:style-name="Teletype"><text:span text:style-name="T7">11</text:span></text:span><text:span text:style-name="T1"><text:line-break/></text:span><text:span text:style-name="Teletype"><text:span text:style-name="T7">13</text:span></text:span><text:span text:style-name="T1"><text:line-break/></text:span><text:span text:style-name="Teletype"><text:span text:style-name="T7">17</text:span></text:span><text:span text:style-name="T1"><text:line-break/></text:span><text:span text:style-name="Teletype"><text:span text:style-name="T7">19</text:span></text:span><text:span text:style-name="T1"><text:line-break/></text:span><text:span text:style-name="Teletype"><text:span text:style-name="T7">23</text:span></text:span><text:span text:style-name="T1"><text:line-break/></text:span><text:span text:style-name="Teletype"><text:span text:style-name="T7">29</text:span></text:span><text:span text:style-name="T1"><text:line-break/></text:span><text:span text:style-name="Teletype"><text:span text:style-name="T7">31</text:span></text:span><text:span text:style-name="T1"><text:line-break/></text:span><text:span text:style-name="Teletype"><text:span text:style-name="T7">37</text:span></text:span><text:span text:style-name="T1"><text:line-break/></text:span><text:span text:style-name="Teletype"><text:span text:style-name="T7">41</text:span></text:span><text:span text:style-name="T1"><text:line-break/></text:span><text:span text:style-name="Teletype"><text:span text:style-name="T7">43</text:span></text:span><text:span text:style-name="T1"><text:line-break/></text:span><text:span text:style-name="Teletype"><text:span text:style-name="T7">47</text:span></text:span></text:p>
      <text:p text:style-name="P22"/>
      <text:p text:style-name="P12"><text:span text:style-name="T1">Several points are worth noting about </text:span><text:a xlink:type="simple" xlink:href="#filepos437090"><text:span text:style-name="T12">Program 6.10</text:span></text:a><text:span text:style-name="T1">. The outermost for statement sets up a loop to cycle through the integers </text:span><text:span text:style-name="Teletype"><text:span text:style-name="T7">2–50.</text:span></text:span><text:span text:style-name="T1"> The loop variable </text:span><text:span text:style-name="Teletype"><text:span text:style-name="T7">p</text:span></text:span><text:span text:style-name="T1"> represents the value you are currently testing to see whether it is prime. The first statement in the loop assigns the value </text:span><text:span text:style-name="Teletype"><text:span text:style-name="T7">1</text:span></text:span><text:span text:style-name="T1"> to the variable </text:span><text:span text:style-name="Teletype"><text:span text:style-name="T7">isPrime</text:span></text:span><text:span text:style-name="T1">. The use of this variable will become apparent shortly.</text:span></text:p>
      <text:p text:style-name="P15"><text:span text:style-name="T1">A second loop is set up to divide </text:span><text:span text:style-name="Teletype"><text:span text:style-name="T7">p</text:span></text:span><text:span text:style-name="T1"> by the integers </text:span><text:span text:style-name="Teletype"><text:span text:style-name="T7">2</text:span></text:span><text:span text:style-name="T1"> through </text:span><text:span text:style-name="Teletype"><text:span text:style-name="T7">p-1</text:span></text:span><text:span text:style-name="T1">. Inside the loop, a test is performed to see whether the remainder of </text:span><text:span text:style-name="Teletype"><text:span text:style-name="T7">p</text:span></text:span><text:span text:style-name="T1"> divided by </text:span><text:span text:style-name="Teletype"><text:span text:style-name="T7">d</text:span></text:span><text:span text:style-name="T1"> is</text:span><text:span text:style-name="Teletype"><text:span text:style-name="T7">0</text:span></text:span><text:span text:style-name="T1">. If it is, you know that </text:span><text:span text:style-name="Teletype"><text:span text:style-name="T7">p</text:span></text:span><text:span text:style-name="T1"> cannot be prime because an integer other than </text:span><text:span text:style-name="Teletype"><text:span text:style-name="T7">1</text:span></text:span><text:span text:style-name="T1"> and itself evenly divides it. To signal that </text:span><text:span text:style-name="Teletype"><text:span text:style-name="T7">p</text:span></text:span><text:span text:style-name="T1"> is no longer a candidate as a prime number, the value of the variable </text:span><text:span text:style-name="Teletype"><text:span text:style-name="T7">isPrime</text:span></text:span><text:span text:style-name="T1"> is set equal to </text:span><text:span text:style-name="Teletype"><text:span text:style-name="T7">0</text:span></text:span><text:span text:style-name="T1">.</text:span></text:p>
      <text:p text:style-name="P15"><text:span text:style-name="T1">When the innermost loop finishes execution, the value of </text:span><text:span text:style-name="Teletype"><text:span text:style-name="T7">isPrime</text:span></text:span><text:span text:style-name="T1"> is tested. If its value is not equal to </text:span><text:span text:style-name="Teletype"><text:span text:style-name="T7">0</text:span></text:span><text:span text:style-name="T1">, no integer was found that evenly divided </text:span><text:span text:style-name="Teletype"><text:span text:style-name="T7">p</text:span></text:span><text:span text:style-name="T1">; therefore, </text:span><text:span text:style-name="Teletype"><text:span text:style-name="T7">p</text:span></text:span><text:span text:style-name="T1"> must be a prime number, and its value is displayed.</text:span></text:p>
      <text:p text:style-name="P15"><text:span text:style-name="T1">You might have noticed that the variable </text:span><text:span text:style-name="Teletype"><text:span text:style-name="T7">isPrime</text:span></text:span><text:span text:style-name="T1"> takes on either </text:span><text:span text:style-name="Teletype"><text:span text:style-name="T7">0</text:span></text:span><text:span text:style-name="T1"> or </text:span><text:span text:style-name="Teletype"><text:span text:style-name="T7">1</text:span></text:span><text:span text:style-name="T1">, and no other values. Its value is </text:span><text:span text:style-name="Teletype"><text:span text:style-name="T7">1</text:span></text:span><text:span text:style-name="T1"> as long as </text:span><text:span text:style-name="Teletype"><text:span text:style-name="T7">p</text:span></text:span><text:span text:style-name="T1"> still qualifies as a prime number. But as soon as a single even divisor is found, its value is set to </text:span><text:span text:style-name="Teletype"><text:span text:style-name="T7">0</text:span></text:span><text:span text:style-name="T1"> to indicate that </text:span><text:span text:style-name="Teletype"><text:span text:style-name="T7">p</text:span></text:span><text:span text:style-name="T1"> no longer satisfies the criteria for being prime. Variables used in such a manner are generally referred to as </text:span><text:span text:style-name="T5">Boolean</text:span><text:span text:style-name="T1"> variables. A flag typically assumes only one of two different values. Furthermore, the value of a flag usually is tested at least once in the program to see whether it is on (</text:span><text:span text:style-name="Teletype"><text:span text:style-name="T7">true</text:span></text:span><text:span text:style-name="T1"> or </text:span><text:span text:style-name="Teletype"><text:span text:style-name="T7">YES</text:span></text:span><text:span text:style-name="T1">) or off (</text:span><text:span text:style-name="Teletype"><text:span text:style-name="T7">false</text:span></text:span><text:span text:style-name="T1"> or </text:span><text:span text:style-name="Teletype"><text:span text:style-name="T7">NO</text:span></text:span><text:span text:style-name="T1">), and some particular action is taken based on the results of the test.</text:span></text:p>
      <text:p text:style-name="P15"><text:span text:style-name="T1">In Objective-C, the notion of a flag being true or false is most naturally translated into the values </text:span><text:span text:style-name="Teletype"><text:span text:style-name="T7">1</text:span></text:span><text:span text:style-name="T1"> and </text:span><text:span text:style-name="Teletype"><text:span text:style-name="T7">0</text:span></text:span><text:span text:style-name="T1">, respectively. So in </text:span><text:a xlink:type="simple" xlink:href="#filepos437090"><text:span text:style-name="T12">Program 6.10</text:span></text:a><text:span text:style-name="T1">, when you set the value of </text:span><text:span text:style-name="Teletype"><text:span text:style-name="T7">isPrime</text:span></text:span><text:span text:style-name="T1"> to </text:span><text:span text:style-name="Teletype"><text:span text:style-name="T7">1</text:span></text:span><text:span text:style-name="T1"> inside the loop, you are effectively setting it as true to indicate that </text:span><text:span text:style-name="Teletype"><text:span text:style-name="T7">p</text:span></text:span><text:span text:style-name="T1"> “is prime.” During the course of execution of the inner </text:span><text:span text:style-name="Teletype"><text:span text:style-name="T7">for</text:span></text:span><text:span text:style-name="T1"> loop, if an even divisor is found, the value of </text:span><text:span text:style-name="Teletype"><text:span text:style-name="T7">isPrime</text:span></text:span><text:span text:style-name="T1"> is set false to indicate that </text:span><text:span text:style-name="Teletype"><text:span text:style-name="T7">p</text:span></text:span><text:span text:style-name="T1"> no longer “is prime.”</text:span></text:p>
      <text:p text:style-name="P15"><text:span text:style-name="T1">It is no </text:span><text:span text:style-name="T2">coincide</text:span><text:span text:style-name="T2"><office:annotation><dc:creator>lixinghe </dc:creator><dc:date>2013-05-02T14:06:15</dc:date><text:p text:style-name="P25"><text:span text:style-name="T16">coincidence *[kәu'insidәns]</text:span></text:p><text:p text:style-name="P25"><text:span text:style-name="T16">the fact of 2 things happening at the same time by chance, in a surprising way.</text:span></text:p></office:annotation></text:span><text:span text:style-name="T2">nce</text:span><text:span text:style-name="T1"> that the value </text:span><text:span text:style-name="Teletype"><text:span text:style-name="T7">1</text:span></text:span><text:span text:style-name="T1"> is typically used to represent the true or on state and </text:span><text:span text:style-name="Teletype"><text:span text:style-name="T7">0</text:span></text:span><text:span text:style-name="T1"> is used to represent the false or off state. This representation corresponds to the </text:span><text:span text:style-name="T2">no</text:span><text:span text:style-name="T2"><office:annotation><dc:creator>lixinghe </dc:creator><dc:date>2013-05-02T14:08:20</dc:date><text:p text:style-name="P25"><text:span text:style-name="T16">notion *['nәuʃәn] </text:span></text:p><text:p text:style-name="P25"><text:span text:style-name="T16">an idea or belief about sth.</text:span></text:p></office:annotation></text:span><text:span text:style-name="T2">tion</text:span><text:span text:style-name="T1"> of a single bit inside a computer. When the bit is on, its value is </text:span><text:span text:style-name="Teletype"><text:span text:style-name="T7">1</text:span></text:span><text:span text:style-name="T1">; when it is off, its value is </text:span><text:span text:style-name="Teletype"><text:span text:style-name="T7">0</text:span></text:span><text:span text:style-name="T1">. In Objective-C, however, there is an even more </text:span><text:span text:style-name="T2">convincing</text:span><text:span text:style-name="T1"> argument in favor of these logic values. It has to do with the way the Objective-C language treats the concept of true and false.</text:span></text:p>
      <text:p text:style-name="P15"><text:span text:style-name="T1">When we began our discussions in this chapter, we noted that if the conditions specified inside the </text:span><text:span text:style-name="Teletype"><text:span text:style-name="T7">if</text:span></text:span><text:span text:style-name="T1"> statement are satisfied, the program statement that immediately followed is executed. But what exactly does </text:span><text:span text:style-name="T5">satisfied</text:span><text:span text:style-name="T1"> mean? In the Objective-C language, </text:span><text:span text:style-name="T5">satisfied</text:span><text:span text:style-name="T1"> means nonzero, and nothing more. Therefore, the statement</text:span></text:p>
      <text:p text:style-name="P13"><text:span text:style-name="Teletype"><text:span text:style-name="T7">if ( 100 )</text:span></text:span><text:span text:style-name="T1"><text:line-break/></text:span><text:span text:style-name="Teletype"><text:span text:style-name="T1">     </text:span></text:span><text:span text:style-name="Teletype"><text:span text:style-name="T7">NSLog (@"This will always be printed.");</text:span></text:span></text:p>
      <text:p text:style-name="P12"><text:span text:style-name="T1">results in the execution of the </text:span><text:span text:style-name="Teletype"><text:span text:style-name="T7">NSLog</text:span></text:span><text:span text:style-name="T1"> statement because the condition in the </text:span><text:span text:style-name="Teletype"><text:span text:style-name="T7">if</text:span></text:span><text:span text:style-name="T1"> statement (in this case, simply the value </text:span><text:span text:style-name="Teletype"><text:span text:style-name="T7">100</text:span></text:span><text:span text:style-name="T1">) is nonzero and, therefore, is satisfied.</text:span></text:p>
      <text:p text:style-name="P15"><text:span text:style-name="T1">In each of the programs in this chapter, we used the notions of “nonzero means satisfied” and “zero means not satisfied.” This is because, whenever a relational expression is evaluated in Objective-C, it is given the value </text:span><text:span text:style-name="Teletype"><text:span text:style-name="T7">1</text:span></text:span><text:span text:style-name="T1"> if the expression is satisfied and </text:span><text:span text:style-name="Teletype"><text:span text:style-name="T7">0</text:span></text:span><text:span text:style-name="T1"> if the expression is not satisfied. So, evaluation of the statement</text:span></text:p>
      <text:p text:style-name="P13"><text:span text:style-name="Teletype"><text:span text:style-name="T7">if ( number &lt; 0 )</text:span></text:span><text:span text:style-name="T1"><text:line-break/></text:span><text:span text:style-name="Teletype"><text:span text:style-name="T1">   </text:span></text:span><text:span text:style-name="Teletype"><text:span text:style-name="T7">number = -number;</text:span></text:span></text:p>
      <text:p text:style-name="P12"><text:bookmark text:name="filepos445143"/><text:span text:style-name="T1">actually proceeds as follows: The relational expression </text:span><text:span text:style-name="Teletype"><text:span text:style-name="T7">number &lt; 0</text:span></text:span><text:span text:style-name="T1"> is evaluated. If the condition is satisfied—that is, if </text:span><text:span text:style-name="Teletype"><text:span text:style-name="T7">number</text:span></text:span><text:span text:style-name="T1"> is less than </text:span><text:span text:style-name="Teletype"><text:span text:style-name="T7">0</text:span></text:span><text:span text:style-name="T1">—the value of the expression is </text:span><text:span text:style-name="Teletype"><text:span text:style-name="T7">1</text:span></text:span><text:span text:style-name="T1">; otherwise, its value is </text:span><text:span text:style-name="Teletype"><text:span text:style-name="T7">0</text:span></text:span><text:span text:style-name="T1">.</text:span></text:p>
      <text:p text:style-name="P15"><text:span text:style-name="T1">The </text:span><text:span text:style-name="Teletype"><text:span text:style-name="T7">if</text:span></text:span><text:span text:style-name="T1"> statement tests the result of the expression evaluation. If the result is nonzero, the statement that immediately follows is executed; otherwise, the statement is skipped.</text:span></text:p>
      <text:p text:style-name="P15"><text:span text:style-name="T1">The preceding discussion also applies to the evaluation of conditions inside the </text:span><text:span text:style-name="Teletype"><text:span text:style-name="T7">for</text:span></text:span><text:span text:style-name="T1">, </text:span><text:span text:style-name="Teletype"><text:span text:style-name="T7">while</text:span></text:span><text:span text:style-name="T1">, and </text:span><text:span text:style-name="Teletype"><text:span text:style-name="T7">do</text:span></text:span><text:span text:style-name="T1"> statements. Evaluation of </text:span><text:span text:style-name="T2">compou</text:span><text:span text:style-name="T2"><office:annotation><dc:creator>lixinghe </dc:creator><dc:date>2013-05-02T14:12:22</dc:date><text:p text:style-name="P25"><text:span text:style-name="T16">compound *[kәm'paund]</text:span></text:p><text:p text:style-name="P25"><text:span text:style-name="T16">a things consisting of 2 or more separate things.</text:span></text:p></office:annotation></text:span><text:span text:style-name="T2">nd</text:span><text:span text:style-name="T1"> relational expressions such as in the following statement also proceeds as </text:span><text:span text:style-name="T2">out</text:span><text:span text:style-name="T2"><office:annotation><dc:creator>lixinghe </dc:creator><dc:date>2013-05-02T14:15:40</dc:date><text:p text:style-name="P25"><text:span text:style-name="T16">outline </text:span></text:p><text:p text:style-name="P25"><text:span text:style-name="T16">explain sth in a general way.</text:span></text:p></office:annotation></text:span><text:span text:style-name="T2">lined</text:span><text:span text:style-name="T1"> previously:</text:span></text:p>
      <text:p text:style-name="P13"><text:span text:style-name="Teletype"><text:span text:style-name="T7">while ( char != 'e' &amp;&amp; count != 80 )</text:span></text:span></text:p>
      <text:p text:style-name="P12"><text:span text:style-name="T1">If both specified conditions are valid, the result is </text:span><text:span text:style-name="Teletype"><text:span text:style-name="T7">1</text:span></text:span><text:span text:style-name="T1">, but if either condition is not valid, the result of the evaluation is </text:span><text:span text:style-name="Teletype"><text:span text:style-name="T7">0</text:span></text:span><text:span text:style-name="T1">. The results of the evaluation are then checked. If the result is </text:span><text:span text:style-name="Teletype"><text:span text:style-name="T7">0</text:span></text:span><text:span text:style-name="T1">, the </text:span><text:span text:style-name="Teletype"><text:span text:style-name="T7">while</text:span></text:span><text:span text:style-name="T1"> loop terminates; otherwise, it continues.</text:span></text:p>
      <text:p text:style-name="P15"><text:span text:style-name="T1">Returning to </text:span><text:a xlink:type="simple" xlink:href="#filepos437090"><text:span text:style-name="T12">Program 6.10</text:span></text:a><text:span text:style-name="T1"> and the notion of flags, it is perfectly valid in Objective-C to test whether the value of a flag is true using an expression such as this one:</text:span></text:p>
      <text:p text:style-name="P13"><text:span text:style-name="Teletype"><text:span text:style-name="T7">if ( isPrime )</text:span></text:span></text:p>
      <text:p text:style-name="P10">This expression is equivalent to the following:</text:p>
      <text:p text:style-name="P13"><text:span text:style-name="Teletype"><text:span text:style-name="T7">if ( isPrime != 0 )</text:span></text:span></text:p>
      <text:p text:style-name="P12"><text:span text:style-name="T1">To easily test whether the value of a flag is false, you use the logical negation operator, </text:span><text:span text:style-name="Teletype"><text:span text:style-name="T7">!</text:span></text:span><text:span text:style-name="T1">. In the expression that follows, the logical negation operator is used to test whether the value of </text:span><text:span text:style-name="Teletype"><text:span text:style-name="T7">isPrime</text:span></text:span><text:span text:style-name="T1"> is false (read this statement as “if not </text:span><text:span text:style-name="Teletype"><text:span text:style-name="T7">isPrime</text:span></text:span><text:span text:style-name="T1">”):</text:span></text:p>
      <text:p text:style-name="P13"><text:span text:style-name="Teletype"><text:span text:style-name="T7">if ( ! isPrime )</text:span></text:span></text:p>
      <text:p text:style-name="P12"><text:span text:style-name="T1">In general, an expression such as this one negates the logical value of </text:span><text:span text:style-name="Teletype"><text:span text:style-name="T10">expression</text:span></text:span><text:span text:style-name="T1">:</text:span></text:p>
      <text:p text:style-name="P13"><text:span text:style-name="Teletype"><text:span text:style-name="T7">! expression</text:span></text:span></text:p>
      <text:p text:style-name="P12"><text:span text:style-name="T1">So if </text:span><text:span text:style-name="Teletype"><text:span text:style-name="T10">expression</text:span></text:span><text:span text:style-name="T1"> is </text:span><text:span text:style-name="Teletype"><text:span text:style-name="T7">0</text:span></text:span><text:span text:style-name="T1">, the logical negation operator produces a </text:span><text:span text:style-name="Teletype"><text:span text:style-name="T7">1</text:span></text:span><text:span text:style-name="T1">. And if the result of the evaluation of </text:span><text:span text:style-name="Teletype"><text:span text:style-name="T10">expression</text:span></text:span><text:span text:style-name="T1"> is nonzero, the negation operator yields a </text:span><text:span text:style-name="Teletype"><text:span text:style-name="T7">0</text:span></text:span><text:span text:style-name="T1">.</text:span></text:p>
      <text:p text:style-name="P14">The logical negation operator can be used to easily <text:span text:style-name="T13">fli</text:span><text:span text:style-name="T13"><office:annotation><dc:creator>lixinghe </dc:creator><dc:date>2013-05-02T14:16:51</dc:date><text:p text:style-name="P25"><text:span text:style-name="T16">flip *[flip]</text:span></text:p><text:p text:style-name="P25"><text:span text:style-name="T16">convert </text:span></text:p></office:annotation></text:span><text:span text:style-name="T13">p</text:span> the value of a flag, as in the following expression:</text:p>
      <text:p text:style-name="P13"><text:span text:style-name="Teletype"><text:span text:style-name="T7">my_move = ! my_move;</text:span></text:span></text:p>
      <text:p text:style-name="P12"><text:span text:style-name="T1">As you might expect, this operator has the same </text:span><text:span text:style-name="T2">precede</text:span><text:span text:style-name="T2"><office:annotation><dc:creator>lixinghe </dc:creator><dc:date>2013-05-02T14:17:22</dc:date><text:p text:style-name="P25"><text:span text:style-name="T16">precedence *[pri'si:dns]</text:span></text:p></office:annotation></text:span><text:span text:style-name="T2">nce</text:span><text:span text:style-name="T1"> as the </text:span><text:span text:style-name="T2">u</text:span><text:span text:style-name="T2"><office:annotation><dc:creator>lixinghe </dc:creator><dc:date>2013-05-02T14:17:35</dc:date><text:p text:style-name="P25"><text:span text:style-name="T16">unary /'ju:nəri/</text:span></text:p></office:annotation></text:span><text:span text:style-name="T2">nary</text:span><text:span text:style-name="T1"> minus operator, which means that it has higher precedence than all binary arithmetic operators and all relational operators. To test whether the value of a variable </text:span><text:span text:style-name="Teletype"><text:span text:style-name="T7">x</text:span></text:span><text:span text:style-name="T1"> is not less than the value of a variable </text:span><text:span text:style-name="Teletype"><text:span text:style-name="T7">y</text:span></text:span><text:span text:style-name="T1">, such as in</text:span></text:p>
      <text:p text:style-name="P13"><text:span text:style-name="Teletype"><text:span text:style-name="T7">! ( x &lt; y )</text:span></text:span></text:p>
      <text:p text:style-name="P10"><text:bookmark text:name="filepos449227"/>the parentheses are required to ensure proper evaluation of the expression. Of course, you could have equivalently expressed the previous statement as follows:</text:p>
      <text:p text:style-name="P13"><text:span text:style-name="Teletype"><text:span text:style-name="T7">x &gt;= y</text:span></text:span></text:p>
      <text:p text:style-name="P12"><text:span text:style-name="T1">A couple of built-in features in Objective-C make working with Boolean variables a little easier. One is the special type </text:span><text:span text:style-name="Teletype"><text:span text:style-name="T7">BOOL</text:span></text:span><text:span text:style-name="T1">, which can be used to declare variables that will contain either a </text:span><text:span text:style-name="Teletype"><text:span text:style-name="T7">true</text:span></text:span><text:span text:style-name="T1"> or a </text:span><text:span text:style-name="Teletype"><text:span text:style-name="T7">false</text:span></text:span><text:span text:style-name="T1"> value. The other is the built-in values </text:span><text:span text:style-name="Teletype"><text:span text:style-name="T7">YES</text:span></text:span><text:span text:style-name="T1"> and </text:span><text:span text:style-name="Teletype"><text:span text:style-name="T7">NO</text:span></text:span><text:span text:style-name="T1">. Using these predefined values in your programs can make them easier to write and read. Take a look at </text:span><text:a xlink:type="simple" xlink:href="#filepos450594"><text:span text:style-name="T12">Program 6.10</text:span></text:a><text:span text:style-name="T1">, rewritten to take advantage of these features.</text:span></text:p>
      <text:p text:style-name="P22"/>
      <text:p text:style-name="P18">Note</text:p>
      <text:p text:style-name="P21"><text:span text:style-name="T1">The type </text:span><text:span text:style-name="Teletype"><text:span text:style-name="T7">BOOL</text:span></text:span><text:span text:style-name="T1"> is really added by a mechanism known as the preprocessor.</text:span></text:p>
      <text:p text:style-name="P22"/>
      <text:p text:style-name="P3"><text:bookmark text:name="filepos450594"/>Program 6.10A</text:p>
      <text:p text:style-name="P17">Click here to view code image</text:p>
      <text:p text:style-name="P22"/>
      <text:p text:style-name="P13"><text:span text:style-name="Teletype"><text:span text:style-name="T7">// Program to generate a table of prime numbers</text:span></text:span><text:span text:style-name="T1"><text:line-break/></text:span><text:span text:style-name="Teletype"><text:span text:style-name="T7">// second version using BOOL type and predefined values</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p, d;</text:span></text:span><text:span text:style-name="T1"><text:line-break/></text:span><text:span text:style-name="Teletype"><text:span text:style-name="T1">      </text:span></text:span><text:span text:style-name="Teletype"><text:span text:style-name="T7">BOOL   isPrime;</text:span></text:span><text:span text:style-name="T1"><text:line-break/><text:line-break/></text:span><text:span text:style-name="Teletype"><text:span text:style-name="T1">      </text:span></text:span><text:span text:style-name="Teletype"><text:span text:style-name="T7">for ( p = 2; p &lt;= 50; ++p ) {</text:span></text:span><text:span text:style-name="T1"><text:line-break/></text:span><text:span text:style-name="Teletype"><text:span text:style-name="T1">         </text:span></text:span><text:span text:style-name="Teletype"><text:span text:style-name="T7">isPrime = YES;</text:span></text:span><text:span text:style-name="T1"><text:line-break/><text:line-break/></text:span><text:span text:style-name="Teletype"><text:span text:style-name="T1">         </text:span></text:span><text:span text:style-name="Teletype"><text:span text:style-name="T7">for ( d = 2; d &lt; p; ++d )</text:span></text:span><text:span text:style-name="T1"><text:line-break/></text:span><text:span text:style-name="Teletype"><text:span text:style-name="T1">            </text:span></text:span><text:span text:style-name="Teletype"><text:span text:style-name="T7">if ( p % d == 0 )</text:span></text:span><text:span text:style-name="T1"><text:line-break/></text:span><text:span text:style-name="Teletype"><text:span text:style-name="T1">               </text:span></text:span><text:span text:style-name="Teletype"><text:span text:style-name="T7">isPrime = NO;</text:span></text:span><text:span text:style-name="T1"><text:line-break/><text:line-break/></text:span><text:span text:style-name="Teletype"><text:span text:style-name="T1">         </text:span></text:span><text:span text:style-name="Teletype"><text:span text:style-name="T7">if ( isPrime == YES )</text:span></text:span><text:span text:style-name="T1"><text:line-break/></text:span><text:span text:style-name="Teletype"><text:span text:style-name="T1">            </text:span></text:span><text:span text:style-name="Teletype"><text:span text:style-name="T7">NSLog (@"%i ", p);</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2"/>
      <text:p text:style-name="P3">Program 6.10A. Output</text:p>
      <text:p text:style-name="P22"/>
      <text:p text:style-name="P13"><text:span text:style-name="Teletype"><text:span text:style-name="T7">2</text:span></text:span><text:span text:style-name="T1"><text:line-break/></text:span><text:span text:style-name="Teletype"><text:span text:style-name="T7">3</text:span></text:span><text:span text:style-name="T1"><text:line-break/></text:span><text:span text:style-name="Teletype"><text:span text:style-name="T7">5</text:span></text:span><text:span text:style-name="T1"><text:line-break/></text:span><text:span text:style-name="Teletype"><text:span text:style-name="T7">7</text:span></text:span><text:span text:style-name="T1"><text:line-break/></text:span><text:span text:style-name="Teletype"><text:span text:style-name="T7">11</text:span></text:span><text:span text:style-name="T1"><text:line-break/></text:span><text:span text:style-name="Teletype"><text:span text:style-name="T7">13</text:span></text:span><text:span text:style-name="T1"><text:line-break/></text:span><text:span text:style-name="Teletype"><text:span text:style-name="T7">17</text:span></text:span><text:span text:style-name="T1"><text:line-break/></text:span><text:span text:style-name="Teletype"><text:span text:style-name="T7">19</text:span></text:span><text:span text:style-name="T1"><text:line-break/></text:span><text:span text:style-name="Teletype"><text:span text:style-name="T7">23</text:span></text:span><text:span text:style-name="T1"><text:line-break/></text:span><text:span text:style-name="Teletype"><text:span text:style-name="T7">29</text:span></text:span><text:span text:style-name="T1"><text:line-break/></text:span><text:span text:style-name="Teletype"><text:span text:style-name="T7">31</text:span></text:span></text:p>
      <text:p text:style-name="P22"/>
      <text:p text:style-name="P3">Program 6.10A. Continued</text:p>
      <text:p text:style-name="P22"/>
      <text:p text:style-name="P13"><text:span text:style-name="Teletype"><text:span text:style-name="T7">37</text:span></text:span><text:span text:style-name="T1"><text:line-break/></text:span><text:span text:style-name="Teletype"><text:span text:style-name="T7">41</text:span></text:span><text:span text:style-name="T1"><text:line-break/></text:span><text:span text:style-name="Teletype"><text:span text:style-name="T7">43</text:span></text:span><text:span text:style-name="T1"><text:line-break/></text:span><text:span text:style-name="Teletype"><text:span text:style-name="T7">47</text:span></text:span></text:p>
      <text:p text:style-name="P22"/>
      <text:p text:style-name="P12"><text:bookmark text:name="filepos453267"/><text:span text:style-name="T1">Many methods in the system libraries either return a value of type </text:span><text:span text:style-name="Teletype"><text:span text:style-name="T7">BOOL</text:span></text:span><text:span text:style-name="T1"> or take one of more arguments of this type. You’ll see examples of these later in the text.</text:span></text:p>
      <text:p text:style-name="P7"><text:bookmark text:name="filepos453513"/>The Conditional Operator</text:p>
      <text:p text:style-name="P9"><text:span text:style-name="T1">Perhaps the most unusual operator in the Objective-C language is one called the </text:span><text:span text:style-name="T5">conditional</text:span><text:span text:style-name="T1"> operator. Unlike all other operators in Objective-C—which are either unary or binary operators—the conditional operator is </text:span><text:span text:style-name="T2">a </text:span><text:span text:style-name="T6">ternary</text:span><text:span text:style-name="T2"> operator</text:span><text:span text:style-name="T1">; that is, it takes three operands. The two symbols used to denote this operator are the question mark (</text:span><text:span text:style-name="Teletype"><text:span text:style-name="T7">?</text:span></text:span><text:span text:style-name="T1">) and the colon (</text:span><text:span text:style-name="Teletype"><text:span text:style-name="T7">:</text:span></text:span><text:span text:style-name="T1">). The first operand is placed before the </text:span><text:span text:style-name="Teletype"><text:span text:style-name="T7">?</text:span></text:span><text:span text:style-name="T1">, the second between the </text:span><text:span text:style-name="Teletype"><text:span text:style-name="T7">?</text:span></text:span><text:span text:style-name="T1"> and the </text:span><text:span text:style-name="Teletype"><text:span text:style-name="T7">:</text:span></text:span><text:span text:style-name="T1">, and the third after the </text:span><text:span text:style-name="Teletype"><text:span text:style-name="T7">:</text:span></text:span><text:span text:style-name="T1">.</text:span></text:p>
      <text:p text:style-name="P14">The general format of the conditional expression is shown here:</text:p>
      <text:p text:style-name="P13"><text:span text:style-name="Teletype"><text:span text:style-name="T10">condition ? expression1 : expression2</text:span></text:span></text:p>
      <text:p text:style-name="P12"><text:span text:style-name="T1">In this syntax, </text:span><text:span text:style-name="Teletype"><text:span text:style-name="T10">condition</text:span></text:span><text:span text:style-name="T1"> is an expression, usually a relational expression, that the Objective-C system evaluates first whenever it encounters the conditional operator. If the result of the evaluation of </text:span><text:span text:style-name="Teletype"><text:span text:style-name="T10">condition</text:span></text:span><text:span text:style-name="T1"> is true (that is, nonzero), </text:span><text:span text:style-name="Teletype"><text:span text:style-name="T10">expression1</text:span></text:span><text:span text:style-name="T1"> is evaluated and the result of the evaluation becomes the result of the operation. If </text:span><text:span text:style-name="Teletype"><text:span text:style-name="T10">condition</text:span></text:span><text:span text:style-name="T1"> evaluates false (that is, zero), </text:span><text:span text:style-name="Teletype"><text:span text:style-name="T10">expression2</text:span></text:span><text:span text:style-name="T1"> is evaluated and its result becomes the result of the operation.</text:span></text:p>
      <text:p text:style-name="P15"><text:span text:style-name="T1">A conditional expression is often used to assign one of two values to a variable, depending on some condition. For example, suppose you have an integer variable </text:span><text:span text:style-name="Teletype"><text:span text:style-name="T7">x</text:span></text:span><text:span text:style-name="T1"> and another integer variable </text:span><text:span text:style-name="Teletype"><text:span text:style-name="T7">s</text:span></text:span><text:span text:style-name="T1">. If you want to assign </text:span><text:span text:style-name="Teletype"><text:span text:style-name="T7">-1</text:span></text:span><text:span text:style-name="T1"> to </text:span><text:span text:style-name="Teletype"><text:span text:style-name="T7">s</text:span></text:span><text:span text:style-name="T1"> if </text:span><text:span text:style-name="Teletype"><text:span text:style-name="T7">x</text:span></text:span><text:span text:style-name="T1"> is less than </text:span><text:span text:style-name="Teletype"><text:span text:style-name="T7">0</text:span></text:span><text:span text:style-name="T1">, and the value of </text:span><text:span text:style-name="Teletype"><text:span text:style-name="T7">x2</text:span></text:span><text:span text:style-name="T1"> to </text:span><text:span text:style-name="Teletype"><text:span text:style-name="T7">s</text:span></text:span><text:span text:style-name="T1"> otherwise, you can write the following statement:</text:span></text:p>
      <text:p text:style-name="P13"><text:span text:style-name="Teletype"><text:span text:style-name="T7">s = ( x &lt; 0 ) ? -1 : x * x;</text:span></text:span></text:p>
      <text:p text:style-name="P12"><text:span text:style-name="T1">The condition </text:span><text:span text:style-name="Teletype"><text:span text:style-name="T7">x &lt; 0</text:span></text:span><text:span text:style-name="T1"> is first tested when the previous statement is executed. Parentheses are generally placed around the condition expression to aid in the statement’s readability. This is usually not required, though, because the precedence of the conditional operator is very low (lower, in fact, than all other operators but the assignment operators and the comma operator).</text:span></text:p>
      <text:p text:style-name="P15"><text:span text:style-name="T1">If the value of </text:span><text:span text:style-name="Teletype"><text:span text:style-name="T7">x</text:span></text:span><text:span text:style-name="T1"> is less than zero, the expression immediately following the </text:span><text:span text:style-name="Teletype"><text:span text:style-name="T7">?</text:span></text:span><text:span text:style-name="T1"> is evaluated. This expression is simply the constant integer value </text:span><text:span text:style-name="Teletype"><text:span text:style-name="T7">-1</text:span></text:span><text:span text:style-name="T1">, which is assigned to the variable </text:span><text:span text:style-name="Teletype"><text:span text:style-name="T7">s</text:span></text:span><text:span text:style-name="T1"> if </text:span><text:span text:style-name="Teletype"><text:span text:style-name="T7">x</text:span></text:span><text:span text:style-name="T1"> is less than zero.</text:span></text:p>
      <text:p text:style-name="P15"><text:span text:style-name="T1">If the value of </text:span><text:span text:style-name="Teletype"><text:span text:style-name="T7">x</text:span></text:span><text:span text:style-name="T1"> is not less than zero, the expression immediately following the </text:span><text:span text:style-name="Teletype"><text:span text:style-name="T7">:</text:span></text:span><text:span text:style-name="T1"> is evaluated and assigned to </text:span><text:span text:style-name="Teletype"><text:span text:style-name="T7">s</text:span></text:span><text:span text:style-name="T1">. So, if </text:span><text:span text:style-name="Teletype"><text:span text:style-name="T7">x</text:span></text:span><text:span text:style-name="T1"> is greater than or equal to zero, the value of </text:span><text:span text:style-name="Teletype"><text:span text:style-name="T7">x * x</text:span></text:span><text:span text:style-name="T1">, or </text:span><text:span text:style-name="Teletype"><text:span text:style-name="T7">x2</text:span></text:span><text:span text:style-name="T1">, is assigned to </text:span><text:span text:style-name="Teletype"><text:span text:style-name="T7">s</text:span></text:span><text:span text:style-name="T1">.</text:span></text:p>
      <text:p text:style-name="P15"><text:span text:style-name="T1">As another example of the conditional operator, the following statement assigns to the variable </text:span><text:span text:style-name="Teletype"><text:span text:style-name="T7">max_value</text:span></text:span><text:span text:style-name="T1"> the maximum of </text:span><text:span text:style-name="Teletype"><text:span text:style-name="T7">a</text:span></text:span><text:span text:style-name="T1"> and </text:span><text:span text:style-name="Teletype"><text:span text:style-name="T7">b</text:span></text:span><text:span text:style-name="T1">:</text:span></text:p>
      <text:p text:style-name="P13"><text:span text:style-name="Teletype"><text:span text:style-name="T7">max_value = ( a &gt; b ) ? a : b;</text:span></text:span></text:p>
      <text:p text:style-name="P12"><text:span text:style-name="T1">If the expression after the : (the “else” part) consists of another conditional operator, you can achieve the effects of an </text:span><text:span text:style-name="Teletype"><text:span text:style-name="T7">else if</text:span></text:span><text:span text:style-name="T1"> clause. For example, the sign function implemented in </text:span><text:a xlink:type="simple" xlink:href="#filepos395765"><text:span text:style-name="T12">Program 6.6</text:span></text:a><text:span text:style-name="T1"> can be written in one program line using two conditional operators, as follows:</text:span></text:p>
      <text:p text:style-name="P13"><text:span text:style-name="Teletype"><text:span text:style-name="T7">sign = ( number &lt; 0 ) ? -1 : (( number == 0 ) ? 0 : 1);</text:span></text:span></text:p>
      <text:p text:style-name="P12"><text:span text:style-name="T1">If </text:span><text:span text:style-name="Teletype"><text:span text:style-name="T7">number</text:span></text:span><text:span text:style-name="T1"> is less than zero, </text:span><text:span text:style-name="Teletype"><text:span text:style-name="T7">sign</text:span></text:span><text:span text:style-name="T1"> is assigned the value </text:span><text:span text:style-name="Teletype"><text:span text:style-name="T7">-1</text:span></text:span><text:span text:style-name="T1">; if </text:span><text:span text:style-name="Teletype"><text:span text:style-name="T7">number</text:span></text:span><text:span text:style-name="T1"> is equal to zero, </text:span><text:span text:style-name="Teletype"><text:span text:style-name="T7">sign</text:span></text:span><text:span text:style-name="T1"> is assigned the value </text:span><text:span text:style-name="Teletype"><text:span text:style-name="T7">0</text:span></text:span><text:span text:style-name="T1">; otherwise, it is assigned the value </text:span><text:span text:style-name="Teletype"><text:span text:style-name="T7">1</text:span></text:span><text:span text:style-name="T1">. The parentheses around the “else” part of the previous expression are actually unnecessary. This is because the conditional operator associates from right to left, meaning that multiple uses of this operator in a single expression, such as in</text:span></text:p>
      <text:p text:style-name="P13"><text:span text:style-name="Teletype"><text:span text:style-name="T7">e1 ? e2 : e3 ? e4 : e5</text:span></text:span></text:p>
      <text:p text:style-name="P10">group from right to left and therefore are evaluated as follows:</text:p>
      <text:p text:style-name="P13"><text:span text:style-name="Teletype"><text:span text:style-name="T7">e1 ? e2 : ( e3 ? e4 : e5 )</text:span></text:span></text:p>
      <text:p text:style-name="P12"><text:span text:style-name="T1">Conditional expressions don’t have to be used on the right side of an assignment; they can be used in any situation in which expressions can be used. This means you can display the sign of the variable number without first assigning it to a variable using a </text:span><text:span text:style-name="Teletype"><text:span text:style-name="T7">NSLog</text:span></text:span><text:span text:style-name="T1"> statement, as shown here:</text:span></text:p>
      <text:p text:style-name="P13"><text:span text:style-name="Teletype"><text:span text:style-name="T7">NSLog (@"Sign = %i", ( number &lt; 0 ) ? -1</text:span></text:span><text:span text:style-name="T1"><text:line-break/></text:span><text:span text:style-name="Teletype"><text:span text:style-name="T1">                                    </text:span></text:span><text:span text:style-name="Teletype"><text:span text:style-name="T7">: ( number == 0 ) ? 0 : 1);</text:span></text:span></text:p>
      <text:p text:style-name="P12"><text:span text:style-name="T1">The conditional operator is very </text:span><text:span text:style-name="T2">han</text:span><text:span text:style-name="T2"><office:annotation><dc:creator>lixinghe </dc:creator><dc:date>2013-05-02T14:18:12</dc:date><text:p text:style-name="P25"><text:span text:style-name="T16">handy *['hændi]</text:span></text:p><text:p text:style-name="P25"><text:span text:style-name="T16">useful</text:span></text:p></office:annotation></text:span><text:span text:style-name="T2">dy</text:span><text:span text:style-name="T1"> when writing preprocessor macros in Objective-C. You can see this in detail in </text:span><text:span text:style-name="T12">Chapter 12</text:span><text:span text:style-name="T1">, “</text:span><text:span text:style-name="T12">The Preprocessor</text:span><text:span text:style-name="T1">.”</text:span></text:p>
      <text:p text:style-name="P11"><text:bookmark text:name="filepos460152"/>Exercises</text:p>
      <text:p text:style-name="P19"><text:span text:style-name="T15">1.</text:span> Write a program that asks the user to type in two integer values. Test these two numbers to determine whether the first is <text:span text:style-name="T13">eve</text:span><text:span text:style-name="T13"><office:annotation><dc:creator>lixinghe </dc:creator><dc:date>2013-05-02T17:16:27</dc:date><text:p text:style-name="P26"><text:span text:style-name="T17">evenly </text:span></text:p><text:p text:style-name="P26"><text:span text:style-name="T17">used to emphasize</text:span></text:p><text:p text:style-name="P26"><text:span text:style-name="T17"/></text:p></office:annotation></text:span><text:span text:style-name="T13">nly</text:span> <text:span text:style-name="T13">divisi</text:span><text:span text:style-name="T13"><office:annotation><dc:creator>lixinghe </dc:creator><dc:date>2013-05-02T17:16:50</dc:date><text:p text:style-name="P26"><text:span text:style-name="T17">divisible <text:s/>[dɪ'vɪzɪb(ə)l]</text:span></text:p><text:p text:style-name="P26"><text:span text:style-name="T17">整除的 。</text:span></text:p></office:annotation></text:span><text:span text:style-name="T13">ble</text:span> by the second and then display an appropriate message at the terminal.</text:p>
      <text:p text:style-name="P20"><text:span text:style-name="T4">2.</text:span><text:span text:style-name="T1"> </text:span><text:a xlink:type="simple" xlink:href="#filepos417547"><text:span text:style-name="T12">Program 6.8A</text:span></text:a><text:span text:style-name="T1"> displays the value in the accumulator even if an invalid operator is entered or division by zero is attempted. Fix that problem.</text:span></text:p>
      <text:p text:style-name="P20"><text:span text:style-name="T4">3.</text:span><text:span text:style-name="T1"> Modify the </text:span><text:span text:style-name="Teletype"><text:span text:style-name="T7">print</text:span></text:span><text:span text:style-name="T1"> method from the </text:span><text:span text:style-name="Teletype"><text:span text:style-name="T7">Fraction</text:span></text:span><text:span text:style-name="T1"> class so that whole numbers are displayed as such (so the fraction </text:span><text:span text:style-name="Teletype"><text:span text:style-name="T7">5/1</text:span></text:span><text:span text:style-name="T1"> should display as simply </text:span><text:span text:style-name="Teletype"><text:span text:style-name="T7">5</text:span></text:span><text:span text:style-name="T1">). Also modify the method to display fractions with a numerator of </text:span><text:span text:style-name="Teletype"><text:span text:style-name="T7">0</text:span></text:span><text:span text:style-name="T1"> as simply zero.</text:span></text:p>
      <text:p text:style-name="P19"><text:span text:style-name="T15">4.</text:span> Write a program that acts as a simple printing calculator. The program should allow the user to type in expressions of the following form:</text:p>
      <text:p text:style-name="P24"><text:span text:style-name="Teletype"><text:span text:style-name="T10">number</text:span></text:span><text:span text:style-name="Teletype"><text:span text:style-name="T1">  </text:span></text:span><text:span text:style-name="Teletype"><text:span text:style-name="T10">operator</text:span></text:span></text:p>
      <text:p text:style-name="P23">The program should recognize the following operators:</text:p>
      <text:p text:style-name="P24"><text:span text:style-name="Teletype"><text:span text:style-name="T7">+   -   *   /   S   E</text:span></text:span></text:p>
      <text:p text:style-name="P24"><text:span text:style-name="T1">The </text:span><text:span text:style-name="Teletype"><text:span text:style-name="T7">S</text:span></text:span><text:span text:style-name="T1"> operator tells the program to set the accumulator to the typed-in number, and the </text:span><text:span text:style-name="Teletype"><text:span text:style-name="T7">E</text:span></text:span><text:span text:style-name="T1"> operator tells the program that execution is to end. The arithmetic operations are performed on the contents of the accumulator, with the number that was keyed in acting as the second operand. The following is a sample run showing how the program should operate:</text:span></text:p>
      <text:p text:style-name="P17">Click here to view code image</text:p>
      <text:p text:style-name="P24"><text:span text:style-name="Teletype"><text:span text:style-name="T7">Begin Calculations</text:span></text:span><text:span text:style-name="T1"><text:line-break/></text:span><text:span text:style-name="Teletype"><text:span text:style-name="T7">10 S               </text:span></text:span><text:span text:style-name="Teletype"><text:span text:style-name="T10">Set Accumulator to 10</text:span></text:span><text:span text:style-name="T1"><text:line-break/></text:span><text:span text:style-name="Teletype"><text:span text:style-name="T7">= 10.000000        </text:span></text:span><text:span text:style-name="Teletype"><text:span text:style-name="T10">Contents of Accumulator</text:span></text:span><text:span text:style-name="T1"><text:line-break/></text:span><text:span text:style-name="Teletype"><text:span text:style-name="T7">2 /                </text:span></text:span><text:span text:style-name="Teletype"><text:span text:style-name="T10">Divide by 2</text:span></text:span><text:span text:style-name="T1"><text:line-break/></text:span><text:span text:style-name="Teletype"><text:span text:style-name="T7">= 5.000000         </text:span></text:span><text:span text:style-name="Teletype"><text:span text:style-name="T10">Contents of Accumulator</text:span></text:span><text:span text:style-name="T1"><text:line-break/></text:span><text:span text:style-name="Teletype"><text:span text:style-name="T7">55 -               </text:span></text:span><text:span text:style-name="Teletype"><text:span text:style-name="T10">Subtract 55</text:span></text:span><text:span text:style-name="T1"><text:line-break/></text:span><text:span text:style-name="Teletype"><text:span text:style-name="T7">= -50.000000</text:span></text:span><text:span text:style-name="T1"><text:line-break/></text:span><text:span text:style-name="Teletype"><text:span text:style-name="T7">100.25 S           </text:span></text:span><text:span text:style-name="Teletype"><text:span text:style-name="T10">Set Accumulator to 100.25</text:span></text:span><text:span text:style-name="T1"><text:line-break/></text:span><text:span text:style-name="Teletype"><text:span text:style-name="T7">= 100.250000</text:span></text:span><text:span text:style-name="T1"><text:line-break/></text:span><text:span text:style-name="Teletype"><text:span text:style-name="T7">4 *                </text:span></text:span><text:span text:style-name="Teletype"><text:span text:style-name="T10">Multiply by 4</text:span></text:span><text:span text:style-name="T1"><text:line-break/></text:span><text:span text:style-name="Teletype"><text:span text:style-name="T7">= 401.000000</text:span></text:span><text:span text:style-name="T1"><text:line-break/></text:span><text:span text:style-name="Teletype"><text:span text:style-name="T7">0 E                </text:span></text:span><text:span text:style-name="Teletype"><text:span text:style-name="T10">End of program</text:span></text:span><text:span text:style-name="T1"><text:line-break/></text:span><text:span text:style-name="Teletype"><text:span text:style-name="T7">= 401.000000</text:span></text:span><text:span text:style-name="T1"><text:line-break/></text:span><text:span text:style-name="Teletype"><text:span text:style-name="T7">End of Calculations.</text:span></text:span></text:p>
      <text:p text:style-name="P24"><text:span text:style-name="T1">Make sure that the program detects division by zero and also checks for unknown operators. Use the </text:span><text:span text:style-name="Teletype"><text:span text:style-name="T7">Calculator</text:span></text:span><text:span text:style-name="T1"> class developed in</text:span><text:a xlink:type="simple" xlink:href="#filepos408071"><text:span text:style-name="T12">Program 6.8</text:span></text:a><text:span text:style-name="T1"> for performing your calculations. Note: Remember to use a space character in your </text:span><text:span text:style-name="Teletype"><text:span text:style-name="T7">scanf</text:span></text:span><text:span text:style-name="T1"> format string (for example, </text:span><text:span text:style-name="Teletype"><text:span text:style-name="T7">"%f %c"</text:span></text:span><text:span text:style-name="T1">) to skip whitespace characters in the input.</text:span></text:p>
      <text:p text:style-name="P20"><text:span text:style-name="T4">5.</text:span><text:span text:style-name="T1"> We developed </text:span><text:span text:style-name="T12">Program 5.9</text:span><text:span text:style-name="T1"> to reverse the digits of an integer typed in from the terminal. However, this program does not function well if you type in a negative number. Find out what happens in such a case, and then modify the program so that negative numbers are correctly handled. By this, we mean that if the number </text:span><text:span text:style-name="Teletype"><text:span text:style-name="T7">-8645</text:span></text:span><text:span text:style-name="T1"> were typed in, for example, the output of the program should be </text:span><text:span text:style-name="Teletype"><text:span text:style-name="T7">5468-</text:span></text:span><text:span text:style-name="T1">.</text:span></text:p>
      <text:p text:style-name="P20"><text:span text:style-name="T4">6.</text:span><text:span text:style-name="T1"> Write a program that takes an integer keyed in from the terminal and extracts and displays each digit of the integer in English. So if the user types in </text:span><text:span text:style-name="Teletype"><text:span text:style-name="T7">932</text:span></text:span><text:span text:style-name="T1">, the program should display the following:</text:span></text:p>
      <text:p text:style-name="P24"><text:span text:style-name="Teletype"><text:span text:style-name="T7">nine</text:span></text:span><text:span text:style-name="T1"><text:line-break/></text:span><text:span text:style-name="Teletype"><text:span text:style-name="T7">three</text:span></text:span><text:span text:style-name="T1"><text:line-break/></text:span><text:span text:style-name="Teletype"><text:span text:style-name="T7">two</text:span></text:span></text:p>
      <text:p text:style-name="P24"><text:span text:style-name="T1">(Remember to display </text:span><text:span text:style-name="Teletype"><text:span text:style-name="T7">zero</text:span></text:span><text:span text:style-name="T1"> if the user types in just </text:span><text:span text:style-name="Teletype"><text:span text:style-name="T7">0</text:span></text:span><text:span text:style-name="T1">.) Note: This exercise is a hard one!</text:span></text:p>
      <text:p text:style-name="P20"><text:span text:style-name="T4">7.</text:span><text:span text:style-name="T1"> </text:span><text:a xlink:type="simple" xlink:href="#filepos437090"><text:span text:style-name="T12">Program 6.10</text:span></text:a><text:span text:style-name="T1"> has several </text:span><text:span text:style-name="T3">inefficiencies</text:span><text:span text:style-name="T1">. One inefficiency results from checking </text:span><text:span text:style-name="T2">even n</text:span><text:span text:style-name="T2"><office:annotation><dc:creator>lixinghe </dc:creator><dc:date>2013-05-02T16:59:35</dc:date><text:p text:style-name="P26"><text:span text:style-name="T17">偶数</text:span></text:p></office:annotation></text:span><text:span text:style-name="T2">umbers</text:span><text:span text:style-name="T1">. Because any even number greater than 2 obviously cannot be prime, the program could simply skip all even numbers as possible primes and as possible divisors. The inner </text:span><text:span text:style-name="Teletype"><text:span text:style-name="T7">for</text:span></text:span><text:span text:style-name="T1"> loop is also inefficient because the value of </text:span><text:span text:style-name="Teletype"><text:span text:style-name="T7">p</text:span></text:span><text:span text:style-name="T1"> is always divided by all values of </text:span><text:span text:style-name="Teletype"><text:span text:style-name="T7">d</text:span></text:span><text:span text:style-name="T1"> from </text:span><text:span text:style-name="Teletype"><text:span text:style-name="T7">2</text:span></text:span><text:span text:style-name="T1"> through </text:span><text:span text:style-name="Teletype"><text:span text:style-name="T7">p–1</text:span></text:span><text:span text:style-name="T1">. You can avoid this inefficiency if you add a test for the value of </text:span><text:span text:style-name="Teletype"><text:span text:style-name="T7">isPrime</text:span></text:span><text:span text:style-name="T1"> in the conditions of the </text:span><text:span text:style-name="Teletype"><text:span text:style-name="T7">for</text:span></text:span><text:span text:style-name="T1"> loop. In this manner, you can set up the </text:span><text:span text:style-name="Teletype"><text:span text:style-name="T7">for</text:span></text:span><text:span text:style-name="T1"> loop to continue as long as no divisor is found and the value of </text:span><text:span text:style-name="Teletype"><text:span text:style-name="T7">d</text:span></text:span><text:span text:style-name="T1"> is less than </text:span><text:span text:style-name="Teletype"><text:span text:style-name="T7">p</text:span></text:span><text:span text:style-name="T1">. Modify </text:span><text:a xlink:type="simple" xlink:href="#filepos437090"><text:span text:style-name="T12">Program 6.10</text:span></text:a><text:span text:style-name="T1"> to incorporate these two changes; then run the program to verify its operation.</text:span></text:p>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Hindi2" svg:font-family="'Lohit Hindi'"/>
    <style:font-face style:name="monospace" svg:font-family="monospace"/>
    <style:font-face style:name="F" svg:font-family="" style:font-family-generic="roman"/>
    <style:font-face style:name="Liberation Serif3" svg:font-family="'Liberation Serif', 'Times New Roman'" style:font-family-generic="roman"/>
    <style:font-face style:name="Ubuntu" svg:font-family="Ubuntu" style:font-family-generic="swiss"/>
    <style:font-face style:name="monospace1" svg:font-family="monospace"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 svg:font-family="????" style:font-pitch="variable"/>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3"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letype" style:family="text">
      <style:text-properties style:font-name="DejaVu Sans Mono" style:font-name-asian="WenQuanYi Zen Hei Mono"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4-27T09:56:38</meta:creation-date>
    <dc:date>2013-05-02T17:17:27</dc:date>
    <dc:creator>lixinghe </dc:creator>
    <meta:editing-duration>PT44M9S</meta:editing-duration>
    <meta:editing-cycles>8</meta:editing-cycles>
    <meta:generator>LibreOffice/3.5$Linux_X86_64 LibreOffice_project/350m1$Build-2</meta:generator>
    <meta:document-statistic meta:table-count="0" meta:image-count="0" meta:object-count="0" meta:page-count="1" meta:paragraph-count="309" meta:word-count="9570" meta:character-count="56094" meta:non-whitespace-character-count="44906"/>
  </office:meta>
</office:document-meta>
</file>